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TablePreview1.svm" manifest:media-type=""/>
  <manifest:file-entry manifest:full-path="Pictures/1000000000000020000000204B249CA79A42C6D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Arial2" svg:font-family="Arial"/>
    <style:font-face style:name="Nachlieli CLM3" svg:font-family="'Nachlieli CLM'"/>
    <style:font-face style:name="OpenSymbol2" svg:font-family="OpenSymbol, 'Arial Unicode MS'"/>
    <style:font-face style:name="Arial4" svg:font-family="Arial" style:font-family-generic="decorative"/>
    <style:font-face style:name="ＭＳ Ｐゴシック4" svg:font-family="'ＭＳ Ｐゴシック'" style:font-family-generic="decorative"/>
    <style:font-face style:name="Liberation Sans5" svg:font-family="'Liberation Sans'" style:font-family-generic="swiss"/>
    <style:font-face style:name="Liberation Sans6" svg:font-family="'Liberation Sans'" style:font-adornments="Regular" style:font-family-generic="swiss"/>
    <style:font-face style:name="Monospace2" svg:font-family="Monospace" style:font-pitch="fixed"/>
    <style:font-face style:name="ＭＳ Ｐゴシック1" svg:font-family="'ＭＳ Ｐゴシック'" style:font-pitch="fixed"/>
    <style:font-face style:name="Arial1" svg:font-family="Arial" style:font-pitch="variable"/>
    <style:font-face style:name="David CLM1" svg:font-family="'David CLM'" style:font-pitch="variable"/>
    <style:font-face style:name="Liberation Sans3" svg:font-family="'Liberation Sans'" style:font-pitch="variable"/>
    <style:font-face style:name="Liberation Sans8" svg:font-family="'Liberation Sans', Arial" style:font-pitch="variable"/>
    <style:font-face style:name="Liberation Serif2" svg:font-family="'Liberation Serif'" style:font-pitch="variable"/>
    <style:font-face style:name="Monospace1" svg:font-family="Monospace" style:font-pitch="variable"/>
    <style:font-face style:name="Nachlieli CLM2" svg:font-family="'Nachlieli CLM'" style:font-pitch="variable"/>
    <style:font-face style:name="Noto Sans CJK SC Regular2" svg:font-family="'Noto Sans CJK SC Regular'" style:font-pitch="variable"/>
    <style:font-face style:name="OpenSymbol1" svg:font-family="OpenSymbol, 'Arial Unicode MS'" style:font-pitch="variable"/>
    <style:font-face style:name="ＭＳ Ｐゴシック" svg:font-family="'ＭＳ Ｐゴシック'" style:font-pitch="variable"/>
    <style:font-face style:name="Arial3" svg:font-family="Arial" style:font-family-generic="decorative" style:font-pitch="variable"/>
    <style:font-face style:name="Liberation Sans10" svg:font-family="'Liberation Sans'" style:font-family-generic="decorative" style:font-pitch="variable"/>
    <style:font-face style:name="Nachlieli CLM4" svg:font-family="'Nachlieli CLM'" style:font-family-generic="decorative" style:font-pitch="variable"/>
    <style:font-face style:name="ＭＳ Ｐゴシック3" svg:font-family="'ＭＳ Ｐゴシック'" style:font-family-generic="decorative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onospace" svg:font-family="Monospace" style:font-family-generic="roman" style:font-pitch="variable"/>
    <style:font-face style:name="Nachlieli CLM" svg:font-family="'Nachlieli CLM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WenQuanYi Micro Hei" svg:font-family="'WenQuanYi Micro Hei'" style:font-family-generic="roman" style:font-pitch="variable"/>
    <style:font-face style:name="Liberation Sans4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Nachlieli CLM5" svg:font-family="'Nachlieli CLM'" style:font-family-generic="swiss" style:font-pitch="variable"/>
    <style:font-face style:name="Noto Sans CJK SC Regular1" svg:font-family="'Noto Sans CJK SC Regular'" style:font-family-generic="swiss" style:font-pitch="variable"/>
    <style:font-face style:name="David CLM" svg:font-family="'David CLM'" style:font-family-generic="system" style:font-pitch="variable"/>
    <style:font-face style:name="DejaVu Sans" svg:font-family="'DejaVu Sans'" style:font-family-generic="system" style:font-pitch="variable"/>
    <style:font-face style:name="Liberation Sans9" svg:font-family="'Liberation Sans'" style:font-family-generic="system" style:font-pitch="variable"/>
    <style:font-face style:name="Liberation Sans7" svg:font-family="'Liberation Sans', Arial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ＭＳ Ｐゴシック2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1.571cm" fo:min-width="1.262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3.333cm"/>
    </style:style>
    <style:style style:name="gr5" style:family="graphic" style:parent-style-name="standard">
      <style:graphic-properties draw:textarea-horizontal-align="justify" draw:textarea-vertical-align="middle" draw:auto-grow-height="false" fo:min-height="1.139cm" fo:min-width="0.66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0.879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5.801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7.443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7.065cm"/>
    </style:style>
    <style:style style:name="gr10" style:family="graphic" style:parent-style-name="standard">
      <style:graphic-properties svg:stroke-color="#000000" draw:fill="solid" draw:fill-color="#ffff99" draw:textarea-horizontal-align="justify" draw:textarea-vertical-align="middle" draw:auto-grow-height="false" fo:min-height="7.915cm" fo:min-width="6.326cm"/>
    </style:style>
    <style:style style:name="gr11" style:family="graphic" style:parent-style-name="objectwithoutfill">
      <style:graphic-properties svg:stroke-color="#000000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6.573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4.221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6.506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7.327cm"/>
    </style:style>
    <style:style style:name="gr16" style:family="graphic" style:parent-style-name="objectwithoutfill">
      <style:graphic-properties draw:marker-end="Arrow" draw:marker-end-width="0.3cm" draw:fill="none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7.679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8.487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8.691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4.584cm"/>
    </style:style>
    <style:style style:name="pr1" style:family="presentation" style:parent-style-name="Default-title">
      <style:graphic-properties fo:min-height="18.796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outline1">
      <style:graphic-properties fo:min-height="11.929cm"/>
    </style:style>
    <style:style style:name="pr4" style:family="presentation" style:parent-style-name="Default-title">
      <style:graphic-properties fo:min-height="3.591cm"/>
    </style:style>
    <style:style style:name="pr5" style:family="presentation" style:parent-style-name="Default-title">
      <style:graphic-properties fo:min-height="3.785cm"/>
    </style:style>
    <style:style style:name="pr6" style:family="presentation" style:parent-style-name="Default-outline1">
      <style:graphic-properties draw:fit-to-size="false" style:shrink-to-fit="false" fo:min-height="11.929cm"/>
    </style:style>
    <style:style style:name="pr7" style:family="presentation" style:parent-style-name="Default-title">
      <style:graphic-properties fo:min-height="3.008cm"/>
    </style:style>
    <style:style style:name="pr8" style:family="presentation" style:parent-style-name="Default-title">
      <style:graphic-properties fo:min-height="3.874cm"/>
    </style:style>
    <style:style style:name="pr9" style:family="presentation" style:parent-style-name="Default-title">
      <style:graphic-properties fo:min-height="2.173cm"/>
    </style:style>
    <style:style style:name="co1" style:family="table-column">
      <style:table-column-properties style:column-width="8.549cm" style:use-optimal-column-width="false"/>
    </style:style>
    <style:style style:name="co2" style:family="table-column">
      <style:table-column-properties style:column-width="8.555cm" style:use-optimal-column-width="false"/>
    </style:style>
    <style:style style:name="ro1" style:family="table-row">
      <style:table-row-properties style:row-height="1.904cm"/>
    </style:style>
    <style:style style:name="ro2" style:family="table-row">
      <style:table-row-properties style:row-height="4.198cm"/>
    </style:style>
    <style:style style:name="ro3" style:family="table-row">
      <style:table-row-properties style:row-height="8.135cm"/>
    </style:style>
    <style:style style:name="ce1" style:family="table-cell">
      <loext:graphic-properties draw:textarea-vertical-align="middle"/>
      <style:paragraph-properties fo:text-align="center" style:writing-mode="rl-tb"/>
      <style:text-properties style:font-name="Liberation Sans4" fo:font-size="40pt" style:font-size-asian="40pt" style:font-size-complex="40pt"/>
    </style:style>
    <style:style style:name="ce2" style:family="table-cell">
      <loext:graphic-properties draw:textarea-vertical-align="middle"/>
      <style:paragraph-properties fo:text-align="center" style:writing-mode="rl-tb"/>
      <style:text-properties fo:color="#ff0000" style:font-name="Liberation Sans4" fo:font-size="40pt" style:font-size-asian="40pt" style:font-size-complex="40pt"/>
    </style:style>
    <style:style style:name="ce3" style:family="table-cell">
      <loext:graphic-properties draw:textarea-vertical-align="middle"/>
      <style:paragraph-properties fo:text-align="center" style:writing-mode="rl-tb"/>
      <style:text-properties fo:color="#00cc00" style:font-name="Liberation Sans4" fo:font-size="40pt" style:font-size-asian="40pt" style:font-size-complex="40pt"/>
    </style:style>
    <style:style style:name="P1" style:family="paragraph">
      <style:paragraph-properties style:writing-mode="rl-tb"/>
    </style:style>
    <style:style style:name="P2" style:family="paragraph">
      <style:paragraph-properties style:writing-mode="rl-tb"/>
      <style:text-properties fo:font-size="80pt" fo:font-weight="bold" style:font-size-asian="80pt" style:font-weight-asian="bold" style:font-size-complex="80pt" style:font-weight-complex="bold"/>
    </style:style>
    <style:style style:name="P3" style:family="paragraph">
      <loext:graphic-properties draw:fill-color="#ffffff"/>
    </style:style>
    <style:style style:name="P4" style:family="paragraph">
      <style:paragraph-properties fo:text-align="end" style:writing-mode="rl-tb"/>
    </style:style>
    <style:style style:name="P5" style:family="paragraph">
      <style:paragraph-properties fo:text-align="end" style:writing-mode="rl-tb"/>
      <style:text-properties style:use-window-font-color="true" fo:font-size="40pt" style:font-size-asian="40pt" style:font-size-complex="40pt"/>
    </style:style>
    <style:style style:name="P6" style:family="paragraph">
      <style:paragraph-properties style:writing-mode="rl-tb"/>
      <style:text-properties fo:font-size="48pt" fo:font-weight="bold" style:font-size-asian="48pt" style:font-weight-asian="bold" style:font-size-complex="48pt" style:font-weight-complex="bold"/>
    </style:style>
    <style:style style:name="P7" style:family="paragraph">
      <style:paragraph-properties fo:text-align="center"/>
    </style:style>
    <style:style style:name="P8" style:family="paragraph">
      <style:paragraph-properties fo:text-align="center"/>
      <style:text-properties fo:font-weight="bold" style:font-weight-asian="bold" style:font-weight-complex="bold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 draw:fill-color="#ffffff"/>
      <style:paragraph-properties fo:text-align="end" style:writing-mode="rl-tb"/>
      <style:text-properties style:font-name="Liberation Sans4" fo:font-size="36pt" style:font-size-asian="36pt" style:font-name-complex="Liberation Sans4" style:font-size-complex="36pt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style:paragraph-properties fo:text-align="end" style:writing-mode="rl-tb"/>
      <style:text-properties style:use-window-font-color="true" fo:font-size="36pt" style:font-size-asian="36pt" style:font-size-complex="36pt"/>
    </style:style>
    <style:style style:name="P13" style:family="paragraph">
      <style:paragraph-properties fo:text-align="start" style:writing-mode="lr-tb"/>
    </style:style>
    <style:style style:name="P14" style:family="paragraph">
      <loext:graphic-properties draw:fill="none" draw:fill-color="#ffffff"/>
      <style:paragraph-properties fo:text-align="end" style:writing-mode="rl-tb"/>
      <style:text-properties fo:font-size="36pt" style:font-size-asian="36pt" style:font-size-complex="36pt"/>
    </style:style>
    <style:style style:name="P15" style:family="paragraph">
      <style:paragraph-properties style:writing-mode="rl-tb"/>
      <style:text-properties fo:font-size="44pt" fo:font-weight="bold" style:font-size-asian="44pt" style:font-weight-asian="bold" style:font-size-complex="44pt" style:font-weight-complex="bold"/>
    </style:style>
    <style:style style:name="P16" style:family="paragraph">
      <loext:graphic-properties draw:fill="none" draw:fill-color="#ffffff"/>
      <style:paragraph-properties fo:text-align="end" style:writing-mode="rl-tb"/>
      <style:text-properties style:use-window-font-color="true" style:font-name="Liberation Sans4" fo:font-size="36pt" style:font-size-asian="36pt" style:font-name-complex="Liberation Sans4" style:font-size-complex="36pt"/>
    </style:style>
    <style:style style:name="P17" style:family="paragraph">
      <style:paragraph-properties fo:text-align="center" style:writing-mode="rl-tb"/>
    </style:style>
    <style:style style:name="P18" style:family="paragraph">
      <loext:graphic-properties draw:fill="solid" draw:fill-color="#ffff99"/>
      <style:paragraph-properties fo:text-align="center" style:writing-mode="rl-tb"/>
      <style:text-properties fo:font-size="32pt" style:font-size-asian="32pt" style:font-size-complex="32pt"/>
    </style:style>
    <style:style style:name="P19" style:family="paragraph">
      <loext:graphic-properties draw:fill="none" draw:fill-color="#ffffff"/>
      <style:text-properties fo:color="#3333ff"/>
    </style:style>
    <style:style style:name="P20" style:family="paragraph">
      <style:paragraph-properties fo:text-align="center" style:writing-mode="lr-tb"/>
    </style:style>
    <style:style style:name="P21" style:family="paragraph">
      <loext:graphic-properties draw:fill="none"/>
      <style:paragraph-properties fo:text-align="center"/>
      <style:text-properties style:use-window-font-color="true"/>
    </style:style>
    <style:style style:name="P22" style:family="paragraph">
      <style:paragraph-properties fo:margin-left="0cm" fo:margin-right="0cm" style:line-height-at-least="0.353cm" fo:text-align="end" fo:text-indent="0cm" style:writing-mode="rl-tb"/>
    </style:style>
    <style:style style:name="P23" style:family="paragraph">
      <style:paragraph-properties fo:margin-left="0cm" fo:margin-right="0cm" style:line-height-at-least="0.353cm" fo:text-align="center" fo:text-indent="0cm" style:writing-mode="rl-tb"/>
    </style:style>
    <style:style style:name="P24" style:family="paragraph">
      <loext:graphic-properties draw:fill="none" draw:fill-color="#ffffff"/>
      <style:paragraph-properties fo:text-align="end" style:writing-mode="rl-tb"/>
      <style:text-properties style:use-window-font-color="true" style:font-name="Liberation Sans4" fo:font-size="36pt" fo:font-style="normal" style:font-size-asian="36pt" style:font-style-asian="normal" style:font-name-complex="Liberation Sans4" style:font-size-complex="36pt" style:font-style-complex="normal"/>
    </style:style>
    <style:style style:name="P25" style:family="paragraph">
      <style:paragraph-properties fo:margin-left="1.27cm" fo:margin-right="0cm" style:line-height-at-least="0.353cm" fo:text-align="end" fo:text-indent="-0.635cm" style:writing-mode="rl-tb"/>
    </style:style>
    <style:style style:name="P26" style:family="paragraph">
      <style:paragraph-properties fo:margin-left="1.27cm" fo:margin-right="0cm" fo:text-align="end" fo:text-indent="-0.635cm" style:writing-mode="rl-tb"/>
    </style:style>
    <style:style style:name="P27" style:family="paragraph">
      <style:paragraph-properties fo:text-align="end" style:writing-mode="rl-tb"/>
      <style:text-properties style:font-name="Liberation Sans4" style:font-name-complex="Liberation Sans4"/>
    </style:style>
    <style:style style:name="P28" style:family="paragraph">
      <style:paragraph-properties fo:text-align="start" style:writing-mode="lr-tb"/>
      <style:text-properties style:font-name="Liberation Sans4" style:font-name-complex="Liberation Sans4"/>
    </style:style>
    <style:style style:name="P29" style:family="paragraph">
      <loext:graphic-properties draw:fill="none" draw:fill-color="#ffffff"/>
      <style:paragraph-properties fo:text-align="end" style:writing-mode="rl-tb"/>
      <style:text-properties style:font-name="Liberation Sans4" fo:font-size="40pt" style:font-name-complex="Liberation Sans4"/>
    </style:style>
    <style:style style:name="P30" style:family="paragraph">
      <style:paragraph-properties fo:text-align="center" style:writing-mode="rl-tb"/>
      <style:text-properties style:font-name="Liberation Sans4" fo:font-size="40pt" style:font-size-asian="40pt" style:font-size-complex="40pt"/>
    </style:style>
    <style:style style:name="P31" style:family="paragraph">
      <style:paragraph-properties fo:text-align="center" style:writing-mode="rl-tb"/>
      <style:text-properties fo:color="#ff0000" style:font-name="Liberation Sans4" fo:font-size="40pt" style:font-size-asian="40pt" style:font-size-complex="40pt"/>
    </style:style>
    <style:style style:name="T1" style:family="text">
      <style:text-properties fo:font-size="66pt" fo:font-weight="bold" style:font-size-asian="66pt" style:font-weight-asian="bold" style:font-name-complex="Liberation Sans4" style:font-size-complex="66pt" style:font-weight-complex="bold"/>
    </style:style>
    <style:style style:name="T2" style:family="text">
      <style:text-properties fo:font-size="80pt" fo:font-weight="bold" style:font-size-asian="80pt" style:font-weight-asian="bold" style:font-name-complex="Liberation Sans4" style:font-size-complex="80pt" style:font-weight-complex="bold"/>
    </style:style>
    <style:style style:name="T3" style:family="text">
      <style:text-properties fo:font-size="40pt" fo:font-weight="bold" style:font-size-asian="40pt" style:font-weight-asian="bold" style:font-name-complex="Liberation Sans4" style:font-size-complex="40pt" style:font-weight-complex="bold"/>
    </style:style>
    <style:style style:name="T4" style:family="text">
      <style:text-properties fo:font-size="28pt" fo:font-weight="bold" style:font-size-asian="28pt" style:font-weight-asian="bold" style:font-name-complex="Liberation Sans4" style:font-size-complex="28pt" style:font-weight-complex="bold"/>
    </style:style>
    <style:style style:name="T5" style:family="text">
      <style:text-properties style:use-window-font-color="true" fo:font-size="40pt" style:font-size-asian="40pt" style:font-name-complex="Liberation Sans4" style:font-size-complex="40pt"/>
    </style:style>
    <style:style style:name="T6" style:family="text">
      <style:text-properties style:use-window-font-color="true" fo:font-size="32pt" fo:font-style="italic" style:font-size-asian="32pt" style:font-style-asian="italic" style:font-name-complex="Liberation Sans4" style:font-size-complex="32pt" style:font-style-complex="italic"/>
    </style:style>
    <style:style style:name="T7" style:family="text">
      <style:text-properties fo:font-size="48pt" fo:font-weight="bold" style:font-size-asian="48pt" style:font-weight-asian="bold" style:font-name-complex="Liberation Sans4" style:font-size-complex="48pt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style:font-name="Liberation Sans4" fo:font-size="36pt" style:font-size-asian="36pt" style:font-name-complex="Liberation Sans4" style:font-size-complex="36pt"/>
    </style:style>
    <style:style style:name="T10" style:family="text">
      <style:text-properties fo:color="#0000ff" style:font-name="Liberation Sans4" fo:font-size="36pt" style:font-size-asian="36pt" style:font-name-complex="Liberation Sans4" style:font-size-complex="36pt"/>
    </style:style>
    <style:style style:name="T11" style:family="text">
      <style:text-properties fo:color="#007826" style:font-name="Liberation Sans4" fo:font-size="36pt" style:font-size-asian="36pt" style:font-name-complex="Liberation Sans4" style:font-size-complex="36pt"/>
    </style:style>
    <style:style style:name="T12" style:family="text">
      <style:text-properties style:use-window-font-color="true" style:font-name="Liberation Sans4" fo:font-size="36pt" style:font-size-asian="36pt" style:font-name-complex="Liberation Sans4" style:font-size-complex="36pt"/>
    </style:style>
    <style:style style:name="T13" style:family="text">
      <style:text-properties fo:color="#007826" style:font-name="Liberation Sans4" fo:font-size="36pt" fo:font-weight="bold" style:font-size-asian="36pt" style:font-weight-asian="bold" style:font-name-complex="Liberation Sans4" style:font-size-complex="36pt" style:font-weight-complex="bold"/>
    </style:style>
    <style:style style:name="T14" style:family="text">
      <style:text-properties style:use-window-font-color="true" fo:font-size="36pt" style:font-size-asian="36pt" style:font-name-complex="Liberation Sans4" style:font-size-complex="36pt"/>
    </style:style>
    <style:style style:name="T15" style:family="text">
      <style:text-properties style:use-window-font-color="true" fo:font-size="36pt" fo:font-weight="bold" style:font-size-asian="36pt" style:font-weight-asian="bold" style:font-name-complex="Liberation Sans4" style:font-size-complex="36pt" style:font-weight-complex="bold"/>
    </style:style>
    <style:style style:name="T16" style:family="text">
      <style:text-properties fo:color="#0000ff" fo:font-size="36pt" style:font-size-asian="36pt" style:font-name-complex="Liberation Sans4" style:font-size-complex="36pt"/>
    </style:style>
    <style:style style:name="T17" style:family="text">
      <style:text-properties fo:color="#00cc00" fo:font-size="36pt" style:font-size-asian="36pt" style:font-name-complex="Liberation Sans4" style:font-size-complex="36pt"/>
    </style:style>
    <style:style style:name="T18" style:family="text">
      <style:text-properties style:use-window-font-color="true" fo:font-size="36pt" fo:font-style="italic" style:font-size-asian="36pt" style:font-style-asian="italic" style:font-name-complex="Liberation Sans4" style:font-size-complex="36pt" style:font-style-complex="italic"/>
    </style:style>
    <style:style style:name="T19" style:family="text">
      <style:text-properties style:use-window-font-color="true" fo:font-size="36pt" fo:font-style="italic" fo:font-weight="bold" style:font-size-asian="36pt" style:font-style-asian="italic" style:font-weight-asian="bold" style:font-name-complex="Liberation Sans4" style:font-size-complex="36pt" style:font-style-complex="italic" style:font-weight-complex="bold"/>
    </style:style>
    <style:style style:name="T20" style:family="text">
      <style:text-properties style:use-window-font-color="true" fo:font-size="36pt" style:font-size-asian="36pt" style:font-size-complex="36pt"/>
    </style:style>
    <style:style style:name="T21" style:family="text">
      <style:text-properties fo:color="#ff0000" fo:font-size="36pt" fo:font-weight="bold" style:font-size-asian="36pt" style:font-weight-asian="bold" style:font-size-complex="36pt" style:font-weight-complex="bold"/>
    </style:style>
    <style:style style:name="T22" style:family="text">
      <style:text-properties fo:color="#ff0000" fo:font-size="36pt" style:font-size-asian="36pt" style:font-size-complex="36pt"/>
    </style:style>
    <style:style style:name="T23" style:family="text">
      <style:text-properties style:use-window-font-color="true" fo:font-size="36pt" fo:font-style="italic" style:font-size-asian="36pt" style:font-style-asian="italic" style:font-size-complex="36pt" style:font-style-complex="italic"/>
    </style:style>
    <style:style style:name="T24" style:family="text">
      <style:text-properties fo:color="#0000ff" fo:font-size="36pt" fo:font-weight="bold" style:font-size-asian="36pt" style:font-weight-asian="bold" style:font-size-complex="36pt" style:font-weight-complex="bold"/>
    </style:style>
    <style:style style:name="T25" style:family="text">
      <style:text-properties fo:color="#0000ff" fo:font-size="36pt" style:font-size-asian="36pt" style:font-size-complex="36pt"/>
    </style:style>
    <style:style style:name="T26" style:family="text">
      <style:text-properties fo:color="#ff0000" fo:font-size="36pt" fo:font-style="italic" style:font-size-asian="36pt" style:font-style-asian="italic" style:font-size-complex="36pt" style:font-style-complex="italic"/>
    </style:style>
    <style:style style:name="T27" style:family="text">
      <style:text-properties fo:color="#00cc00" fo:font-size="36pt" fo:font-weight="bold" style:font-size-asian="36pt" style:font-weight-asian="bold" style:font-size-complex="36pt" style:font-weight-complex="bold"/>
    </style:style>
    <style:style style:name="T28" style:family="text">
      <style:text-properties fo:color="#00cc00" fo:font-size="36pt" style:font-size-asian="36pt" style:font-size-complex="36pt"/>
    </style:style>
    <style:style style:name="T29" style:family="text">
      <style:text-properties fo:color="#cc00cc" fo:font-size="36pt" fo:font-weight="bold" style:font-size-asian="36pt" style:font-weight-asian="bold" style:font-size-complex="36pt" style:font-weight-complex="bold"/>
    </style:style>
    <style:style style:name="T30" style:family="text">
      <style:text-properties fo:color="#cc00cc" fo:font-size="36pt" style:font-size-asian="36pt" style:font-size-complex="36pt"/>
    </style:style>
    <style:style style:name="T31" style:family="text">
      <style:text-properties fo:color="#000000" fo:font-size="36pt" style:font-size-asian="36pt" style:font-size-complex="36pt"/>
    </style:style>
    <style:style style:name="T32" style:family="text">
      <style:text-properties fo:color="#000000" fo:font-size="36pt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T33" style:family="text">
      <style:text-properties fo:font-size="44pt" fo:font-weight="bold" style:font-size-asian="44pt" style:font-weight-asian="bold" style:font-name-complex="Liberation Sans4" style:font-size-complex="44pt" style:font-weight-complex="bold"/>
    </style:style>
    <style:style style:name="T34" style:family="text">
      <style:text-properties style:use-window-font-color="true" style:font-name="Liberation Sans4" fo:font-size="36pt" fo:font-weight="bold" style:font-size-asian="36pt" style:font-weight-asian="bold" style:font-name-complex="Liberation Sans4" style:font-size-complex="36pt" style:font-weight-complex="bold"/>
    </style:style>
    <style:style style:name="T35" style:family="text">
      <style:text-properties fo:color="#00cc00" style:font-name="Liberation Sans4" fo:font-size="36pt" fo:font-style="italic" style:font-size-asian="36pt" style:font-style-asian="italic" style:font-name-complex="Liberation Sans4" style:font-size-complex="36pt" style:font-style-complex="italic"/>
    </style:style>
    <style:style style:name="T36" style:family="text">
      <style:text-properties style:use-window-font-color="true" style:font-name="Liberation Sans4" fo:font-size="36pt" fo:font-weight="normal" style:font-size-asian="36pt" style:font-weight-asian="normal" style:font-name-complex="Liberation Sans4" style:font-size-complex="36pt" style:font-weight-complex="normal"/>
    </style:style>
    <style:style style:name="T37" style:family="text">
      <style:text-properties fo:color="#9900ff" style:font-name="Liberation Sans4" fo:font-size="36pt" fo:font-weight="bold" style:font-size-asian="36pt" style:font-weight-asian="bold" style:font-name-complex="Liberation Sans4" style:font-size-complex="36pt" style:font-weight-complex="bold"/>
    </style:style>
    <style:style style:name="T38" style:family="text">
      <style:text-properties fo:color="#9900ff" style:font-name="Liberation Sans4" fo:font-size="36pt" fo:font-weight="normal" style:font-size-asian="36pt" style:font-weight-asian="normal" style:font-name-complex="Liberation Sans4" style:font-size-complex="36pt" style:font-weight-complex="normal"/>
    </style:style>
    <style:style style:name="T39" style:family="text">
      <style:text-properties fo:color="#9900ff" style:font-name="Liberation Sans4" fo:font-size="36pt" fo:font-style="normal" fo:font-weight="normal" style:font-size-asian="36pt" style:font-style-asian="normal" style:font-weight-asian="normal" style:font-name-complex="Liberation Sans4" style:font-size-complex="36pt" style:font-style-complex="normal" style:font-weight-complex="normal"/>
    </style:style>
    <style:style style:name="T40" style:family="text">
      <style:text-properties fo:color="#9900ff" style:font-name="Liberation Sans4" fo:font-size="36pt" fo:font-style="italic" fo:font-weight="normal" style:font-size-asian="36pt" style:font-style-asian="italic" style:font-weight-asian="normal" style:font-name-complex="Liberation Sans4" style:font-size-complex="36pt" style:font-style-complex="italic" style:font-weight-complex="normal"/>
    </style:style>
    <style:style style:name="T41" style:family="text">
      <style:text-properties fo:color="#00cc00" fo:font-size="32pt" style:font-size-asian="32pt" style:font-size-complex="32pt"/>
    </style:style>
    <style:style style:name="T42" style:family="text">
      <style:text-properties fo:font-size="32pt" style:font-size-asian="32pt" style:font-size-complex="32pt"/>
    </style:style>
    <style:style style:name="T43" style:family="text">
      <style:text-properties fo:color="#9900ff" fo:font-size="32pt" style:font-size-asian="32pt" style:font-size-complex="32pt"/>
    </style:style>
    <style:style style:name="T44" style:family="text">
      <style:text-properties fo:color="#3333ff"/>
    </style:style>
    <style:style style:name="T45" style:family="text">
      <style:text-properties style:use-window-font-color="true" style:font-name="Liberation Sans4" fo:font-size="36pt" fo:font-weight="bold" style:font-name-asian="David CLM1" style:font-size-asian="36pt" style:font-weight-asian="bold" style:font-name-complex="Liberation Sans4" style:font-size-complex="36pt" style:font-weight-complex="bold"/>
    </style:style>
    <style:style style:name="T46" style:family="text">
      <style:text-properties style:use-window-font-color="true" style:font-name="Liberation Sans4" fo:font-size="36pt" style:font-size-asian="36pt" style:font-name-complex="Liberation Sans4" style:font-size-complex="36pt" style:font-style-complex="italic"/>
    </style:style>
    <style:style style:name="T47" style:family="text">
      <style:text-properties style:use-window-font-color="true" style:font-name="Times New Roman" fo:font-size="36pt" fo:font-style="italic" style:font-name-asian="David CLM1" style:font-size-asian="36pt" style:font-style-asian="italic" style:font-name-complex="Liberation Sans4" style:font-size-complex="36pt" style:font-style-complex="italic"/>
    </style:style>
    <style:style style:name="T48" style:family="text">
      <style:text-properties style:use-window-font-color="true" style:font-name="Liberation Sans4" fo:font-size="36pt" style:font-name-asian="David CLM1" style:font-size-asian="36pt" style:font-name-complex="Liberation Sans4" style:font-size-complex="36pt"/>
    </style:style>
    <style:style style:name="T49" style:family="text">
      <style:text-properties style:use-window-font-color="true" style:font-name="Times New Roman" fo:font-size="36pt" fo:font-style="italic" style:font-size-asian="36pt" style:font-style-asian="italic" style:font-name-complex="Times New Roman" style:font-size-complex="36pt" style:font-style-complex="italic"/>
    </style:style>
    <style:style style:name="T50" style:family="text">
      <style:text-properties style:use-window-font-color="true" style:font-name="Times New Roman" fo:font-size="36pt" fo:font-style="italic" style:font-name-asian="David CLM1" style:font-size-asian="36pt" style:font-style-asian="italic" style:font-name-complex="Times New Roman" style:font-size-complex="36pt" style:font-style-complex="italic"/>
    </style:style>
    <style:style style:name="T51" style:family="text">
      <style:text-properties style:use-window-font-color="true" style:text-position="-8% 58%" style:font-name="Times New Roman" fo:font-size="36pt" fo:font-style="italic" style:font-name-asian="David CLM1" style:font-size-asian="36pt" style:font-style-asian="italic" style:font-name-complex="Times New Roman" style:font-size-complex="36pt" style:font-style-complex="italic"/>
    </style:style>
    <style:style style:name="T52" style:family="text">
      <style:text-properties fo:font-variant="normal" fo:text-transform="none" style:use-window-font-color="true" style:text-outline="false" style:text-line-through-style="none" style:text-line-through-type="none" style:font-name="Liberation Sans4" fo:font-size="36pt" fo:font-style="normal" fo:text-shadow="none" style:text-underline-style="none" fo:font-weight="normal" style:letter-kerning="true" style:font-name-asian="David CLM1" style:font-size-asian="36pt" style:font-style-asian="normal" style:font-weight-asian="normal" style:font-name-complex="Liberation Sans4" style:font-size-complex="36pt" style:font-style-complex="normal" style:font-weight-complex="normal" style:text-emphasize="none" style:font-relief="none" style:text-overline-style="none" style:text-overline-color="font-color"/>
    </style:style>
    <style:style style:name="T53" style:family="text">
      <style:text-properties fo:font-variant="normal" fo:text-transform="none" style:use-window-font-color="true" style:text-outline="false" style:text-line-through-style="none" style:text-line-through-type="none" style:font-name="Liberation Sans4" fo:font-size="36pt" fo:font-style="italic" fo:text-shadow="none" style:text-underline-style="none" fo:font-weight="normal" style:letter-kerning="true" style:font-name-asian="David CLM1" style:font-size-asian="36pt" style:font-style-asian="italic" style:font-weight-asian="normal" style:font-name-complex="Liberation Sans4" style:font-size-complex="36pt" style:font-style-complex="italic" style:font-weight-complex="normal" style:text-emphasize="none" style:font-relief="none" style:text-overline-style="none" style:text-overline-color="font-color"/>
    </style:style>
    <style:style style:name="T54" style:family="text">
      <style:text-properties fo:font-variant="normal" fo:text-transform="none" style:use-window-font-color="true" style:text-outline="false" style:text-line-through-style="none" style:text-line-through-type="none" style:font-name="Liberation Sans4" fo:font-size="36pt" fo:text-shadow="none" style:text-underline-style="none" fo:font-weight="normal" style:letter-kerning="true" style:font-name-asian="David CLM1" style:font-size-asian="36pt" style:font-weight-asian="normal" style:font-name-complex="Liberation Sans4" style:font-size-complex="36pt" style:font-weight-complex="normal" style:text-emphasize="none" style:font-relief="none" style:text-overline-style="none" style:text-overline-color="font-color"/>
    </style:style>
    <style:style style:name="T55" style:family="text">
      <style:text-properties fo:font-variant="normal" fo:text-transform="none" fo:color="#000000" style:text-outline="false" style:text-line-through-style="none" style:text-line-through-type="none" style:font-name="Liberation Sans4" fo:font-size="36pt" fo:font-style="normal" fo:text-shadow="none" style:text-underline-style="none" fo:font-weight="normal" style:letter-kerning="true" style:font-name-asian="David CLM1" style:font-size-asian="36pt" style:font-style-asian="normal" style:font-weight-asian="normal" style:font-name-complex="Liberation Sans4" style:font-size-complex="36pt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fo:color="#000000" style:font-name="Liberation Sans4" fo:font-size="36pt" style:font-name-asian="David CLM1" style:font-size-asian="36pt" style:font-name-complex="Liberation Sans4" style:font-size-complex="36pt"/>
    </style:style>
    <style:style style:name="T57" style:family="text">
      <style:text-properties style:use-window-font-color="true" style:font-name="Liberation Sans4" fo:font-size="36pt" fo:font-style="italic" style:font-name-asian="David CLM1" style:font-size-asian="36pt" style:font-style-asian="italic" style:font-name-complex="Liberation Sans4" style:font-size-complex="36pt" style:font-style-complex="italic"/>
    </style:style>
    <style:style style:name="T58" style:family="text">
      <style:text-properties style:use-window-font-color="true" style:font-name="Liberation Sans4" fo:font-size="36pt" fo:font-style="italic" style:font-size-asian="36pt" style:font-style-asian="italic" style:font-name-complex="Liberation Sans4" style:font-size-complex="36pt" style:font-style-complex="italic"/>
    </style:style>
    <style:style style:name="T59" style:family="text">
      <style:text-properties fo:color="#00cc00" style:font-name="Liberation Sans4" fo:font-size="36pt" fo:font-weight="normal" style:font-size-asian="36pt" style:font-weight-asian="normal" style:font-name-complex="Liberation Sans4" style:font-size-complex="36pt" style:font-weight-complex="normal"/>
    </style:style>
    <style:style style:name="T60" style:family="text">
      <style:text-properties fo:color="#ff3333" style:font-name="Liberation Sans4" fo:font-size="36pt" fo:font-weight="normal" style:font-size-asian="36pt" style:font-weight-asian="normal" style:font-name-complex="Liberation Sans4" style:font-size-complex="36pt" style:font-weight-complex="normal"/>
    </style:style>
    <style:style style:name="T61" style:family="text">
      <style:text-properties fo:color="#6600cc" style:font-name="Liberation Sans4" fo:font-size="36pt" fo:font-weight="normal" style:font-size-asian="36pt" style:font-weight-asian="normal" style:font-name-complex="Liberation Sans4" style:font-size-complex="36pt" style:font-weight-complex="normal"/>
    </style:style>
    <style:style style:name="T62" style:family="text">
      <style:text-properties fo:color="#6600cc" style:font-name="Times New Roman" fo:font-size="36pt" fo:font-style="italic" fo:font-weight="normal" style:font-size-asian="36pt" style:font-style-asian="italic" style:font-weight-asian="normal" style:font-name-complex="Liberation Sans4" style:font-size-complex="36pt" style:font-style-complex="italic" style:font-weight-complex="normal"/>
    </style:style>
    <style:style style:name="T63" style:family="text">
      <style:text-properties fo:color="#6600cc" style:font-name="Liberation Sans4" fo:font-size="36pt" fo:font-style="italic" fo:font-weight="normal" style:font-size-asian="36pt" style:font-style-asian="italic" style:font-weight-asian="normal" style:font-name-complex="Liberation Sans4" style:font-size-complex="36pt" style:font-style-complex="italic" style:font-weight-complex="normal"/>
    </style:style>
    <style:style style:name="T64" style:family="text">
      <style:text-properties fo:color="#00cc00" style:font-name="Liberation Sans4" fo:font-size="36pt" fo:font-style="normal" fo:font-weight="normal" style:font-size-asian="36pt" style:font-style-asian="normal" style:font-weight-asian="normal" style:font-name-complex="Liberation Sans4" style:font-size-complex="36pt" style:font-style-complex="normal" style:font-weight-complex="normal"/>
    </style:style>
    <style:style style:name="T65" style:family="text">
      <style:text-properties fo:color="#00cc00" style:font-name="Times New Roman" fo:font-size="36pt" fo:font-style="italic" fo:font-weight="normal" style:font-size-asian="36pt" style:font-style-asian="italic" style:font-weight-asian="normal" style:font-name-complex="Liberation Sans4" style:font-size-complex="36pt" style:font-style-complex="italic" style:font-weight-complex="normal"/>
    </style:style>
    <style:style style:name="T66" style:family="text">
      <style:text-properties fo:color="#00cc00" style:font-name="Liberation Sans4" fo:font-size="36pt" fo:font-style="italic" fo:font-weight="normal" style:font-size-asian="36pt" style:font-style-asian="italic" style:font-weight-asian="normal" style:font-name-complex="Liberation Sans4" style:font-size-complex="36pt" style:font-style-complex="italic" style:font-weight-complex="normal"/>
    </style:style>
    <style:style style:name="T67" style:family="text">
      <style:text-properties style:use-window-font-color="true" style:font-name="Liberation Sans4" fo:font-size="36pt" fo:font-style="italic" fo:font-weight="normal" style:font-size-asian="36pt" style:font-style-asian="italic" style:font-weight-asian="normal" style:font-name-complex="Liberation Sans4" style:font-size-complex="36pt" style:font-style-complex="italic" style:font-weight-complex="normal"/>
    </style:style>
    <style:style style:name="T68" style:family="text">
      <style:text-properties fo:color="#0000ff" style:font-name="Liberation Sans4" fo:font-size="36pt" fo:font-weight="normal" style:font-size-asian="36pt" style:font-weight-asian="normal" style:font-name-complex="Liberation Sans4" style:font-size-complex="36pt" style:font-weight-complex="normal"/>
    </style:style>
    <style:style style:name="T69" style:family="text">
      <style:text-properties fo:color="#0000ff" style:font-name="Liberation Sans4" fo:font-size="36pt" fo:font-style="italic" fo:font-weight="normal" style:font-size-asian="36pt" style:font-style-asian="italic" style:font-weight-asian="normal" style:font-name-complex="Liberation Sans4" style:font-size-complex="36pt" style:font-style-complex="italic" style:font-weight-complex="normal"/>
    </style:style>
    <style:style style:name="T70" style:family="text">
      <style:text-properties fo:color="#0000ff" style:font-name="Times New Roman" fo:font-size="36pt" fo:font-style="italic" fo:font-weight="normal" style:font-size-asian="36pt" style:font-style-asian="italic" style:font-weight-asian="normal" style:font-name-complex="Liberation Sans4" style:font-size-complex="36pt" style:font-style-complex="italic" style:font-weight-complex="normal"/>
    </style:style>
    <style:style style:name="T71" style:family="text">
      <style:text-properties fo:color="#0000ff" style:font-name="Liberation Sans4" fo:font-size="36pt" fo:font-style="normal" fo:font-weight="normal" style:font-size-asian="36pt" style:font-style-asian="normal" style:font-weight-asian="normal" style:font-name-complex="Liberation Sans4" style:font-size-complex="36pt" style:font-style-complex="normal" style:font-weight-complex="normal"/>
    </style:style>
    <style:style style:name="T72" style:family="text">
      <style:text-properties fo:color="#0000ff" style:font-name="Times New Roman" fo:font-size="36pt" fo:font-style="italic" fo:font-weight="normal" style:font-name-asian="Liberation Sans6" style:font-size-asian="36pt" style:font-style-asian="italic" style:font-weight-asian="normal" style:font-name-complex="Liberation Sans6" style:font-size-complex="36pt" style:font-style-complex="italic" style:font-weight-complex="normal"/>
    </style:style>
    <style:style style:name="T73" style:family="text">
      <style:text-properties style:use-window-font-color="true" style:font-name="Liberation Sans4" fo:font-size="36pt" fo:font-style="normal" fo:font-weight="normal" style:font-size-asian="36pt" style:font-style-asian="normal" style:font-weight-asian="normal" style:font-name-complex="Liberation Sans4" style:font-size-complex="36pt" style:font-style-complex="normal" style:font-weight-complex="normal"/>
    </style:style>
    <style:style style:name="T74" style:family="text">
      <style:text-properties fo:color="#000000" style:font-name="Times New Roman" fo:font-size="36pt" fo:font-style="italic" fo:font-weight="normal" style:font-size-asian="36pt" style:font-style-asian="italic" style:font-weight-asian="normal" style:font-name-complex="Liberation Sans4" style:font-size-complex="36pt" style:font-style-complex="italic" style:font-weight-complex="normal"/>
    </style:style>
    <style:style style:name="T75" style:family="text">
      <style:text-properties style:use-window-font-color="true" style:font-name="Liberation Sans4" fo:font-size="36pt" fo:font-style="normal" fo:font-weight="bold" style:font-size-asian="36pt" style:font-style-asian="normal" style:font-weight-asian="bold" style:font-name-complex="Liberation Sans4" style:font-size-complex="36pt" style:font-style-complex="normal" style:font-weight-complex="bold"/>
    </style:style>
    <style:style style:name="T76" style:family="text">
      <style:text-properties fo:color="#3333ff" style:font-name="Times New Roman" fo:font-size="36pt" fo:font-style="italic" fo:font-weight="bold" style:font-size-asian="36pt" style:font-style-asian="italic" style:font-weight-asian="bold" style:font-name-complex="Liberation Sans4" style:font-size-complex="36pt" style:font-style-complex="italic" style:font-weight-complex="bold"/>
    </style:style>
    <style:style style:name="T77" style:family="text">
      <style:text-properties style:use-window-font-color="true" style:font-name="Liberation Sans4" fo:font-size="36pt" fo:font-style="italic" fo:font-weight="normal" style:font-name-asian="David CLM1" style:font-size-asian="36pt" style:font-style-asian="italic" style:font-weight-asian="normal" style:font-name-complex="Liberation Sans4" style:font-size-complex="36pt" style:font-style-complex="italic" style:font-weight-complex="normal"/>
    </style:style>
    <style:style style:name="T78" style:family="text">
      <style:text-properties style:use-window-font-color="true" style:font-name="Liberation Sans4" fo:font-size="36pt" fo:font-style="normal" style:font-size-asian="36pt" style:font-style-asian="normal" style:font-name-complex="Liberation Sans4" style:font-size-complex="36pt" style:font-style-complex="normal"/>
    </style:style>
    <style:style style:name="T79" style:family="text">
      <style:text-properties style:use-window-font-color="true" style:font-name="Liberation Sans4" fo:font-size="36pt" fo:font-style="normal" style:font-name-asian="David CLM1" style:font-size-asian="36pt" style:font-style-asian="normal" style:font-name-complex="Liberation Sans4" style:font-size-complex="36pt" style:font-style-complex="normal"/>
    </style:style>
    <style:style style:name="T80" style:family="text">
      <style:text-properties fo:font-variant="normal" fo:text-transform="none" fo:color="#3333ff" style:text-outline="false" style:text-line-through-style="none" style:text-line-through-type="none" style:font-name="Times New Roman" fo:font-size="36pt" fo:font-style="italic" fo:text-shadow="none" style:text-underline-style="none" fo:font-weight="bold" style:letter-kerning="true" style:font-name-asian="David CLM1" style:font-size-asian="36pt" style:font-style-asian="italic" style:font-weight-asian="bold" style:font-name-complex="Liberation Sans4" style:font-size-complex="36pt" style:font-style-complex="italic" style:font-weight-complex="bold" style:text-emphasize="none" style:font-relief="none" style:text-overline-style="none" style:text-overline-color="font-color"/>
    </style:style>
    <style:style style:name="T81" style:family="text">
      <style:text-properties fo:color="#00cc00" style:font-name="Liberation Sans4" fo:font-size="36pt" fo:font-style="normal" style:font-size-asian="36pt" style:font-style-asian="normal" style:font-name-complex="Liberation Sans4" style:font-size-complex="36pt" style:font-style-complex="normal"/>
    </style:style>
    <style:style style:name="T82" style:family="text">
      <style:text-properties fo:color="#00cc00" style:font-name="Times New Roman" fo:font-size="36pt" fo:font-style="italic" fo:font-weight="bold" style:font-size-asian="36pt" style:font-style-asian="italic" style:font-weight-asian="bold" style:font-name-complex="Liberation Sans4" style:font-size-complex="36pt" style:font-style-complex="italic" style:font-weight-complex="bold"/>
    </style:style>
    <style:style style:name="T83" style:family="text">
      <style:text-properties fo:color="#3333ff" style:font-name="Liberation Sans4" fo:font-size="36pt" fo:font-style="normal" fo:font-weight="bold" style:font-name-asian="David CLM1" style:font-size-asian="36pt" style:font-style-asian="normal" style:font-weight-asian="bold" style:font-name-complex="Liberation Sans4" style:font-size-complex="36pt" style:font-style-complex="normal" style:font-weight-complex="bold"/>
    </style:style>
    <style:style style:name="T84" style:family="text">
      <style:text-properties fo:color="#3333ff" style:font-name="Liberation Sans4" fo:font-size="36pt" fo:font-style="normal" style:font-name-asian="David CLM1" style:font-size-asian="36pt" style:font-style-asian="normal" style:font-name-complex="Liberation Sans4" style:font-size-complex="36pt" style:font-style-complex="normal"/>
    </style:style>
    <style:style style:name="T85" style:family="text">
      <style:text-properties fo:color="#9900ff" style:font-name="Liberation Sans4" fo:font-size="36pt" fo:font-style="normal" style:font-name-asian="David CLM1" style:font-size-asian="36pt" style:font-style-asian="normal" style:font-name-complex="Liberation Sans4" style:font-size-complex="36pt" style:font-style-complex="normal"/>
    </style:style>
    <style:style style:name="T86" style:family="text">
      <style:text-properties fo:color="#9900ff" style:font-name="Times New Roman" fo:font-size="36pt" fo:font-style="italic" style:font-name-asian="David CLM1" style:font-size-asian="36pt" style:font-style-asian="italic" style:font-name-complex="Liberation Sans4" style:font-size-complex="36pt" style:font-style-complex="italic"/>
    </style:style>
    <style:style style:name="T87" style:family="text">
      <style:text-properties fo:color="#9900ff" style:text-position="-8% 58%" style:font-name="Times New Roman" fo:font-size="36pt" fo:font-style="italic" style:font-name-asian="David CLM1" style:font-size-asian="36pt" style:font-style-asian="italic" style:font-name-complex="Liberation Sans4" style:font-size-complex="36pt" style:font-style-complex="italic"/>
    </style:style>
    <style:style style:name="T88" style:family="text">
      <style:text-properties fo:font-variant="normal" fo:text-transform="none" fo:color="#9900ff" style:text-outline="false" style:text-line-through-style="none" style:text-line-through-type="none" style:font-name="Liberation Sans4" fo:font-size="36pt" fo:font-style="normal" fo:text-shadow="none" style:text-underline-style="none" fo:font-weight="normal" style:letter-kerning="true" style:font-name-asian="David CLM1" style:font-size-asian="36pt" style:font-style-asian="normal" style:font-weight-asian="normal" style:font-name-complex="Liberation Sans4" style:font-size-complex="36pt" style:font-style-complex="normal" style:font-weight-complex="normal" style:text-emphasize="none" style:font-relief="none" style:text-overline-style="none" style:text-overline-color="font-color"/>
    </style:style>
    <style:style style:name="T89" style:family="text">
      <style:text-properties fo:font-variant="normal" fo:text-transform="none" fo:color="#9900ff" style:text-outline="false" style:text-line-through-style="none" style:text-line-through-type="none" style:font-name="Times New Roman" fo:font-size="36pt" fo:font-style="italic" fo:text-shadow="none" style:text-underline-style="none" fo:font-weight="normal" style:letter-kerning="true" style:font-name-asian="David CLM1" style:font-size-asian="36pt" style:font-style-asian="italic" style:font-weight-asian="normal" style:font-name-complex="Liberation Sans4" style:font-size-complex="36pt" style:font-style-complex="italic" style:font-weight-complex="normal" style:text-emphasize="none" style:font-relief="none" style:text-overline-style="none" style:text-overline-color="font-color"/>
    </style:style>
    <style:style style:name="T90" style:family="text">
      <style:text-properties fo:font-variant="normal" fo:text-transform="none" fo:color="#9900ff" style:text-outline="false" style:text-line-through-style="none" style:text-line-through-type="none" style:text-position="-8% 58%" style:font-name="Times New Roman" fo:font-size="36pt" fo:font-style="italic" fo:text-shadow="none" style:text-underline-style="none" fo:font-weight="normal" style:letter-kerning="true" style:font-name-asian="David CLM1" style:font-size-asian="36pt" style:font-style-asian="italic" style:font-weight-asian="normal" style:font-name-complex="Liberation Sans4" style:font-size-complex="36pt" style:font-style-complex="italic" style:font-weight-complex="normal" style:text-emphasize="none" style:font-relief="none" style:text-overline-style="none" style:text-overline-color="font-color"/>
    </style:style>
    <style:style style:name="T91" style:family="text">
      <style:text-properties fo:color="#000000" style:font-name="Liberation Sans4" fo:font-size="36pt" fo:font-style="normal" style:font-size-asian="36pt" style:font-style-asian="normal" style:font-name-complex="Liberation Sans4" style:font-size-complex="36pt" style:font-style-complex="normal"/>
    </style:style>
    <style:style style:name="T92" style:family="text">
      <style:text-properties fo:font-variant="normal" fo:text-transform="none" fo:color="#000000" style:text-outline="false" style:text-line-through-style="none" style:text-line-through-type="none" style:font-name="Liberation Sans4" fo:font-size="36pt" fo:font-style="normal" fo:text-shadow="none" style:text-underline-style="none" fo:font-weight="normal" style:letter-kerning="true" style:font-size-asian="36pt" style:font-style-asian="normal" style:font-weight-asian="normal" style:font-name-complex="Liberation Sans4" style:font-size-complex="36pt" style:font-style-complex="normal" style:font-weight-complex="normal" style:text-emphasize="none" style:font-relief="none" style:text-overline-style="none" style:text-overline-color="font-color"/>
    </style:style>
    <style:style style:name="T93" style:family="text">
      <style:text-properties fo:font-variant="normal" fo:text-transform="none" fo:color="#000000" style:text-outline="false" style:text-line-through-style="none" style:text-line-through-type="none" style:font-name="Times New Roman" fo:font-size="36pt" fo:font-style="italic" fo:text-shadow="none" style:text-underline-style="none" fo:font-weight="normal" style:letter-kerning="true" style:font-name-asian="David CLM1" style:font-size-asian="36pt" style:font-style-asian="italic" style:font-weight-asian="normal" style:font-name-complex="Liberation Sans4" style:font-size-complex="36pt" style:font-style-complex="italic" style:font-weight-complex="normal" style:text-emphasize="none" style:font-relief="none" style:text-overline-style="none" style:text-overline-color="font-color"/>
    </style:style>
    <style:style style:name="T94" style:family="text">
      <style:text-properties fo:font-variant="normal" fo:text-transform="none" fo:color="#000000" style:text-outline="false" style:text-line-through-style="none" style:text-line-through-type="none" style:text-position="-8% 58%" style:font-name="Times New Roman" fo:font-size="36pt" fo:font-style="italic" fo:text-shadow="none" style:text-underline-style="none" fo:font-weight="normal" style:letter-kerning="true" style:font-name-asian="David CLM1" style:font-size-asian="36pt" style:font-style-asian="italic" style:font-weight-asian="normal" style:font-name-complex="Liberation Sans4" style:font-size-complex="36pt" style:font-style-complex="italic" style:font-weight-complex="normal" style:text-emphasize="none" style:font-relief="none" style:text-overline-style="none" style:text-overline-color="font-color"/>
    </style:style>
    <style:style style:name="T95" style:family="text">
      <style:text-properties fo:font-variant="normal" fo:text-transform="none" fo:color="#000000" style:text-outline="false" style:text-line-through-style="none" style:text-line-through-type="none" style:font-name="Liberation Sans4" fo:font-size="36pt" fo:font-style="normal" fo:text-shadow="none" style:text-underline-style="none" fo:font-weight="normal" style:letter-kerning="true" style:font-name-asian="Noto Sans CJK SC Regular" style:font-size-asian="36pt" style:font-style-asian="normal" style:font-weight-asian="normal" style:font-name-complex="Liberation Sans4" style:font-size-complex="36pt" style:font-style-complex="normal" style:font-weight-complex="normal" style:text-emphasize="none" style:font-relief="none" style:text-overline-style="none" style:text-overline-color="font-color"/>
    </style:style>
    <style:style style:name="T96" style:family="text">
      <style:text-properties fo:color="#000000" style:font-name="Times New Roman" fo:font-size="36pt" fo:font-style="italic" style:font-name-asian="David CLM1" style:font-size-asian="36pt" style:font-style-asian="italic" style:font-name-complex="Liberation Sans4" style:font-size-complex="36pt" style:font-style-complex="italic"/>
    </style:style>
    <style:style style:name="T97" style:family="text">
      <style:text-properties fo:color="#000000" style:text-position="-8% 58%" style:font-name="Times New Roman" fo:font-size="36pt" fo:font-style="italic" style:font-name-asian="David CLM1" style:font-size-asian="36pt" style:font-style-asian="italic" style:font-name-complex="Liberation Sans4" style:font-size-complex="36pt" style:font-style-complex="italic"/>
    </style:style>
    <style:style style:name="T98" style:family="text">
      <style:text-properties fo:color="#000000" style:font-name="Liberation Sans4" fo:font-size="36pt" fo:font-style="normal" style:font-name-asian="David CLM1" style:font-size-asian="36pt" style:font-style-asian="normal" style:font-name-complex="Liberation Sans4" style:font-size-complex="36pt" style:font-style-complex="normal"/>
    </style:style>
    <style:style style:name="T99" style:family="text">
      <style:text-properties fo:color="#000000" style:font-name="Times New Roman" fo:font-size="36pt" fo:font-style="italic" style:font-size-asian="36pt" style:font-style-asian="italic" style:font-name-complex="Times New Roman" style:font-size-complex="36pt" style:font-style-complex="italic"/>
    </style:style>
    <style:style style:name="T100" style:family="text">
      <style:text-properties fo:color="#000000" style:font-name="Times New Roman" fo:font-size="36pt" fo:font-style="italic" style:font-name-asian="David CLM1" style:font-size-asian="36pt" style:font-style-asian="italic" style:font-name-complex="Times New Roman" style:font-size-complex="36pt" style:font-style-complex="italic"/>
    </style:style>
    <style:style style:name="T101" style:family="text">
      <style:text-properties fo:color="#000000" style:text-position="-8% 58%" style:font-name="Times New Roman" fo:font-size="36pt" fo:font-style="italic" style:font-name-asian="David CLM1" style:font-size-asian="36pt" style:font-style-asian="italic" style:font-name-complex="Times New Roman" style:font-size-complex="36pt" style:font-style-complex="italic"/>
    </style:style>
    <style:style style:name="T102" style:family="text">
      <style:text-properties fo:color="#000000" style:text-position="-8% 58%" style:font-name="Liberation Sans4" fo:font-size="36pt" fo:font-style="normal" style:font-name-asian="David CLM1" style:font-size-asian="36pt" style:font-style-asian="normal" style:font-name-complex="Liberation Sans4" style:font-size-complex="36pt" style:font-style-complex="normal"/>
    </style:style>
    <style:style style:name="T103" style:family="text">
      <style:text-properties fo:color="#0000ff" style:font-name="Liberation Sans4" fo:font-size="36pt" fo:font-weight="bold" style:font-size-asian="36pt" style:font-weight-asian="bold" style:font-name-complex="Liberation Sans4" style:font-size-complex="36pt" style:font-weight-complex="bold"/>
    </style:style>
    <style:style style:name="T104" style:family="text">
      <style:text-properties fo:color="#3333ff" style:font-name="Liberation Sans4" fo:font-size="36pt" fo:font-style="italic" fo:font-weight="bold" style:font-size-asian="36pt" style:font-style-asian="italic" style:font-weight-asian="bold" style:font-name-complex="Liberation Sans4" style:font-size-complex="36pt" style:font-style-complex="italic" style:font-weight-complex="bold"/>
    </style:style>
    <style:style style:name="T105" style:family="text">
      <style:text-properties fo:color="#3333ff" style:font-name="Liberation Sans4" fo:font-size="36pt" fo:font-style="italic" style:font-size-asian="36pt" style:font-style-asian="italic" style:font-name-complex="Liberation Sans4" style:font-size-complex="36pt" style:font-style-complex="italic"/>
    </style:style>
    <style:style style:name="T106" style:family="text">
      <style:text-properties fo:color="#00cc00" style:font-name="Liberation Sans4" fo:font-size="36pt" fo:font-weight="bold" style:font-size-asian="36pt" style:font-weight-asian="bold" style:font-name-complex="Liberation Sans4" style:font-size-complex="36pt" style:font-weight-complex="bold"/>
    </style:style>
    <style:style style:name="T107" style:family="text">
      <style:text-properties fo:color="#00cc00" style:font-name="Liberation Sans4" fo:font-size="36pt" style:font-size-asian="36pt" style:font-name-complex="Liberation Sans4" style:font-size-complex="36pt"/>
    </style:style>
    <style:style style:name="T108" style:family="text">
      <style:text-properties fo:font-variant="normal" fo:text-transform="none" fo:color="#00cc00" style:text-outline="false" style:text-line-through-style="none" style:text-line-through-type="none" style:font-name="Liberation Sans4" fo:font-size="36pt" fo:font-style="italic" fo:text-shadow="none" style:text-underline-style="none" fo:font-weight="bold" style:letter-kerning="true" style:font-name-asian="David CLM1" style:font-size-asian="36pt" style:font-style-asian="italic" style:font-weight-asian="bold" style:font-name-complex="Liberation Sans4" style:font-size-complex="36pt" style:font-style-complex="italic" style:font-weight-complex="bold" style:text-emphasize="none" style:font-relief="none" style:text-overline-style="none" style:text-overline-color="font-color"/>
    </style:style>
    <style:style style:name="T109" style:family="text">
      <style:text-properties fo:font-variant="normal" fo:text-transform="none" fo:color="#00cc00" style:text-outline="false" style:text-line-through-style="none" style:text-line-through-type="none" style:font-name="Liberation Sans4" fo:font-size="36pt" fo:font-style="italic" fo:text-shadow="none" style:text-underline-style="none" fo:font-weight="normal" style:letter-kerning="true" style:font-name-asian="David CLM1" style:font-size-asian="36pt" style:font-style-asian="italic" style:font-weight-asian="normal" style:font-name-complex="Liberation Sans4" style:font-size-complex="36pt" style:font-style-complex="italic" style:font-weight-complex="normal" style:text-emphasize="none" style:font-relief="none" style:text-overline-style="none" style:text-overline-color="font-color"/>
    </style:style>
    <style:style style:name="T110" style:family="text">
      <style:text-properties fo:color="#cc00cc" style:font-name="Liberation Sans4" fo:font-weight="bold" style:font-weight-asian="bold" style:font-name-complex="Liberation Sans4" style:font-weight-complex="bold"/>
    </style:style>
    <style:style style:name="T111" style:family="text">
      <style:text-properties fo:color="#cc00cc" style:font-name="Liberation Sans4" style:font-name-complex="Liberation Sans4"/>
    </style:style>
    <style:style style:name="T112" style:family="text">
      <style:text-properties fo:color="#ff0000" style:font-name="Liberation Sans4" fo:font-weight="bold" style:font-weight-asian="bold" style:font-name-complex="Liberation Sans4" style:font-weight-complex="bold"/>
    </style:style>
    <style:style style:name="T113" style:family="text">
      <style:text-properties fo:color="#ff0000" style:font-name="Liberation Sans4" style:font-name-complex="Liberation Sans4"/>
    </style:style>
    <style:style style:name="T114" style:family="text">
      <style:text-properties fo:color="#0000cc" style:font-name="Liberation Sans4" style:font-name-complex="Liberation Sans4"/>
    </style:style>
    <style:style style:name="T115" style:family="text">
      <style:text-properties fo:color="#009933" style:font-name="Liberation Sans4" style:font-name-complex="Liberation Sans4"/>
    </style:style>
    <style:style style:name="T116" style:family="text">
      <style:text-properties style:font-name="Liberation Sans4" fo:font-size="40pt" style:font-size-asian="40pt" style:font-size-complex="40pt"/>
    </style:style>
    <style:style style:name="T117" style:family="text">
      <style:text-properties fo:color="#ff0000" style:font-name="Liberation Sans4" fo:font-size="40pt" style:font-size-asian="40pt" style:font-size-complex="40pt"/>
    </style:style>
    <style:style style:name="T118" style:family="text">
      <style:text-properties fo:color="#00cc00" style:font-name="Liberation Sans4" fo:font-size="40pt" style:font-size-asian="40pt" style:font-size-complex="40pt"/>
    </style:style>
    <style:style style:name="T119" style:family="text">
      <style:text-properties style:font-name="Liberation Sans4" fo:font-size="28pt" fo:font-style="italic" style:font-size-asian="28pt" style:font-style-asian="italic" style:font-size-complex="28pt" style:font-style-complex="italic"/>
    </style:style>
    <style:style style:name="T120" style:family="text">
      <style:text-properties style:use-window-font-color="true" style:font-name="Liberation Sans4" fo:font-size="24pt" fo:font-style="italic" style:font-size-asian="24pt" style:font-style-asian="italic" style:font-size-complex="24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18.796cm" svg:x="1.471cm" svg:y="0.763cm" presentation:class="title" presentation:user-transformed="true">
          <draw:text-box>
            <text:p text:style-name="P1"><text:span text:style-name="T1">מכרזים אלגוריתמיים</text:span><text:span text:style-name="T1"><text:line-break/></text:span><text:span text:style-name="T2"><text:line-break/></text:span><text:span text:style-name="T3">אראל סגל-הלוי</text:span><text:span text:style-name="T3"><text:line-break/></text:span><text:span text:style-name="T4"><text:line-break/></text:span><text:span text:style-name="T4">מקורות:</text:span><text:span text:style-name="T4"><text:line-break/></text:span><text:span text:style-name="T4">הקורס של טים, הרצאה </text:span><text:span text:style-name="T4">3</text:span><text:span text:style-name="T4"> והלאה:</text:span><text:span text:style-name="T4"><text:line-break/></text:span><text:span text:style-name="T4">http://theory.stanford.edu/~tim/f13/f13.html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5" draw:layer="layout" svg:width="26.6cm" svg:height="14.553cm" svg:x="0.578cm" svg:y="2.973cm" presentation:class="outline" presentation:user-transformed="true">
          <draw:text-box>
            <text:list text:style-name="L2">
              <text:list-header>
                <text:p xml:id="id1" text:id="id1" text:style-name="P4"><text:span text:style-name="T5">נתונה רשת. לכל קשת יש עלות-מעבר. צריך להעביר חבילה בין שתי נקודות ברשת </text:span><text:span text:style-name="T6">(א -&gt; ד)</text:span><text:span text:style-name="T5">, במסלול הזול ביותר.</text:span></text:p>
              </text:list-header>
            </text:list>
          </draw:text-box>
        </draw:frame>
        <draw:frame presentation:style-name="pr4" draw:text-style-name="P6" draw:layer="layout" svg:width="28cm" svg:height="3.591cm" svg:x="0cm" svg:y="-0.035cm" presentation:class="title" presentation:user-transformed="true">
          <draw:text-box>
            <text:p text:style-name="P1"><text:span text:style-name="T7">מציאת מסלול זול ביותר</text:span></text:p>
          </draw:text-box>
        </draw:frame>
        <draw:custom-shape draw:style-name="gr2" draw:text-style-name="P8" xml:id="id2" draw:id="id2" draw:layer="layout" svg:width="2.49cm" svg:height="2.573cm" svg:x="8.691cm" svg:y="7.874cm">
          <text:p text:style-name="P7"><text:span text:style-name="T8">א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7" xml:id="id3" draw:id="id3" draw:layer="layout" svg:width="2.49cm" svg:height="2.573cm" svg:x="16.615cm" svg:y="7.874cm">
          <text:p text:style-name="P7">ב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3" draw:text-style-name="P9" xml:id="id4" draw:id="id4" draw:layer="layout" svg:width="5.432cm" svg:height="0cm" svg:x="11.181cm" svg:y="9.044cm" svg:viewBox="0 0 5433 0" draw:points="0,0 5433,0">
          <text:p text:style-name="P7">3</text:p>
        </draw:polyline>
        <draw:polyline draw:style-name="gr3" draw:text-style-name="P9" xml:id="id5" draw:id="id5" draw:layer="layout" svg:width="0cm" svg:height="3.742cm" svg:x="17.747cm" svg:y="10.447cm" svg:viewBox="0 0 0 3743" draw:points="0,0 0,3743">
          <text:p text:style-name="P7">4</text:p>
        </draw:polyline>
        <draw:polyline draw:style-name="gr3" draw:text-style-name="P9" xml:id="id6" draw:id="id6" draw:layer="layout" svg:width="5.432cm" svg:height="0cm" svg:x="11.181cm" svg:y="15.36cm" svg:viewBox="0 0 5433 0" draw:points="0,0 5433,0">
          <text:p text:style-name="P7">1</text:p>
        </draw:polyline>
        <draw:polyline draw:style-name="gr3" draw:text-style-name="P9" xml:id="id7" draw:id="id7" draw:layer="layout" svg:width="0cm" svg:height="3.742cm" svg:x="10.049cm" svg:y="10.447cm" svg:viewBox="0 0 0 3743" draw:points="0,0 0,3743">
          <text:p text:style-name="P7">5</text:p>
        </draw:polyline>
        <draw:polyline draw:style-name="gr3" draw:text-style-name="P9" xml:id="id8" draw:id="id8" draw:layer="layout" svg:width="7.696cm" svg:height="6.082cm" svg:x="10.955cm" svg:y="9.98cm" svg:viewBox="0 0 7697 6083" draw:points="0,0 7697,6083">
          <text:p text:style-name="P7">10</text:p>
        </draw:polyline>
        <draw:polyline draw:style-name="gr3" draw:text-style-name="P9" xml:id="id9" draw:id="id9" draw:layer="layout" svg:width="7.923cm" svg:height="6.082cm" svg:x="8.917cm" svg:y="9.98cm" svg:viewBox="0 0 7924 6083" draw:points="7924,0 0,6083">
          <text:p text:style-name="P7">1</text:p>
        </draw:polyline>
        <draw:custom-shape draw:style-name="gr2" draw:text-style-name="P8" xml:id="id10" draw:id="id10" draw:layer="layout" svg:width="2.49cm" svg:height="2.573cm" svg:x="16.615cm" svg:y="14.191cm">
          <text:p text:style-name="P7"><text:span text:style-name="T8">ד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7" xml:id="id11" draw:id="id11" draw:layer="layout" svg:width="2.49cm" svg:height="2.573cm" svg:x="8.691cm" svg:y="14.191cm">
          <text:p text:style-name="P7">ג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10" draw:layer="layout" svg:width="26.924cm" svg:height="3.583cm" svg:x="0.508cm" svg:y="17.272cm">
          <draw:text-box>
            <text:list text:style-name="L1">
              <text:list-item>
                <text:p xml:id="id12" text:id="id12" text:style-name="P4"><text:span text:style-name="T9">אם עלות כל קשת ידועה לכולם – </text:span><text:span text:style-name="T10">אלגוריתם</text:span><text:span text:style-name="T9">.</text:span></text:p>
              </text:list-item>
              <text:list-item>
                <text:p xml:id="id13" text:id="id13" text:style-name="P4"><text:span text:style-name="T9">אם עלות כל קשת ידועה רק לבעליה – </text:span><text:span text:style-name="T11">מכרז</text:span><text:span text:style-name="T9">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5" draw:text-style-name="P6" draw:layer="layout" svg:width="28cm" svg:height="3.785cm" svg:x="0cm" svg:y="0.046cm" presentation:class="title" presentation:user-transformed="true">
          <draw:text-box>
            <text:p text:style-name="P1"><text:span text:style-name="T7">מכרז ויקרי-קלארק-גרובס</text:span><text:span text:style-name="T7"><text:line-break/></text:span><text:span text:style-name="T7">למסלול זול ביותר</text:span></text:p>
          </draw:text-box>
        </draw:frame>
        <draw:custom-shape draw:style-name="gr5" draw:text-style-name="P8" draw:layer="layout" svg:width="1.64cm" svg:height="1.963cm" svg:x="0.762cm" svg:y="13.536cm">
          <text:p text:style-name="P7"><text:span text:style-name="T8">א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draw:layer="layout" svg:width="1.64cm" svg:height="1.963cm" svg:x="5.98cm" svg:y="13.536cm">
          <text:p text:style-name="P7">ב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9" draw:layer="layout" svg:x1="2.402cm" svg:y1="14.429cm" svg:x2="5.98cm" svg:y2="14.429cm">
          <text:p text:style-name="P7">3</text:p>
        </draw:line>
        <draw:line draw:style-name="gr3" draw:text-style-name="P9" draw:layer="layout" svg:x1="6.725cm" svg:y1="15.5cm" svg:x2="6.725cm" svg:y2="18.356cm">
          <text:p text:style-name="P7">4</text:p>
        </draw:line>
        <draw:line draw:style-name="gr3" draw:text-style-name="P9" draw:layer="layout" svg:x1="2.402cm" svg:y1="19.249cm" svg:x2="5.98cm" svg:y2="19.249cm">
          <text:p text:style-name="P7">1</text:p>
        </draw:line>
        <draw:line draw:style-name="gr3" draw:text-style-name="P9" draw:layer="layout" svg:x1="1.657cm" svg:y1="15.5cm" svg:x2="1.657cm" svg:y2="18.356cm">
          <text:p text:style-name="P7">5</text:p>
        </draw:line>
        <draw:line draw:style-name="gr3" draw:text-style-name="P9" draw:layer="layout" svg:x1="2.253cm" svg:y1="15.143cm" svg:x2="7.322cm" svg:y2="19.785cm">
          <text:p text:style-name="P7">10</text:p>
        </draw:line>
        <draw:line draw:style-name="gr3" draw:text-style-name="P9" draw:layer="layout" svg:x1="6.129cm" svg:y1="15.143cm" svg:x2="0.911cm" svg:y2="19.785cm">
          <text:p text:style-name="P7">1</text:p>
        </draw:line>
        <draw:custom-shape draw:style-name="gr5" draw:text-style-name="P8" draw:layer="layout" svg:width="1.64cm" svg:height="1.963cm" svg:x="5.98cm" svg:y="18.357cm">
          <text:p text:style-name="P7"><text:span text:style-name="T8">ד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draw:layer="layout" svg:width="1.64cm" svg:height="1.963cm" svg:x="0.762cm" svg:y="18.357cm">
          <text:p text:style-name="P7">ג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10" draw:layer="layout" svg:width="26.162cm" svg:height="11.129cm" svg:x="0.508cm" svg:y="3.887cm">
          <draw:text-box>
            <text:p xml:id="id14" text:id="id14" text:style-name="P4"><text:span text:style-name="T12">צריך לפתור </text:span><text:span text:style-name="T12">1+6</text:span><text:span text:style-name="T12"> בעיות מסלול-זול-ביותר.</text:span></text:p>
            <text:list text:style-name="L1">
              <text:list-item>
                <text:p xml:id="id15" text:id="id15" text:style-name="P4"><text:span text:style-name="T11">כשכולם נמצאים: המסלול אבגד, הסכום </text:span><text:span text:style-name="T11">5</text:span><text:span text:style-name="T11">-.</text:span></text:p>
              </text:list-item>
              <text:list-item>
                <text:p xml:id="id16" text:id="id16" text:style-name="P4"><text:span text:style-name="T11">בלי </text:span><text:span text:style-name="T13">אב</text:span><text:span text:style-name="T11">: המסלול אגד, הסכום </text:span><text:span text:style-name="T11">6</text:span><text:span text:style-name="T11">-. </text:span><text:span text:style-name="T13">תשלום </text:span><text:span text:style-name="T13">4</text:span><text:span text:style-name="T13">-</text:span><text:span text:style-name="T11">.</text:span></text:p>
              </text:list-item>
              <text:list-item>
                <text:p xml:id="id17" text:id="id17" text:style-name="P4"><text:span text:style-name="T11">בלי </text:span><text:span text:style-name="T13">בג</text:span><text:span text:style-name="T11">: המסלול אגד, הסכום </text:span><text:span text:style-name="T11">6</text:span><text:span text:style-name="T11">-. </text:span><text:span text:style-name="T13">תשלום </text:span><text:span text:style-name="T13">2</text:span><text:span text:style-name="T13">-</text:span><text:span text:style-name="T11">.</text:span></text:p>
              </text:list-item>
              <text:list-item>
                <text:p xml:id="id18" text:id="id18" text:style-name="P4"><text:span text:style-name="T11">בלי </text:span><text:span text:style-name="T13">גד</text:span><text:span text:style-name="T11">: המסלול אבד, הסכום </text:span><text:span text:style-name="T11">7</text:span><text:span text:style-name="T11">-. </text:span><text:span text:style-name="T13">תשלום </text:span><text:span text:style-name="T13">3</text:span><text:span text:style-name="T13">-</text:span><text:span text:style-name="T11">.</text:span></text:p>
              </text:list-item>
              <text:list-item>
                <text:p xml:id="id19" text:id="id19" text:style-name="P4"><text:span text:style-name="T11">בלי </text:span><text:span text:style-name="T13">אג/אד/בד</text:span><text:span text:style-name="T11">: אין שינוי, הסכום </text:span><text:span text:style-name="T11">5</text:span><text:span text:style-name="T11">-. </text:span><text:span text:style-name="T13">תשלום </text:span><text:span text:style-name="T13">0</text:span><text:span text:style-name="T11">.</text:span></text:p>
              </text:list-item>
              <text:list-item>
                <text:p xml:id="id20" text:id="id20" text:style-name="P4"><text:span text:style-name="T11">תשלום כולל </text:span><text:span text:style-name="T13">9</text:span><text:span text:style-name="T13">-</text:span><text:span text:style-name="T11">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6" draw:text-style-name="P12" draw:layer="layout" svg:width="26.6cm" svg:height="17.601cm" svg:x="0.578cm" svg:y="2.973cm" presentation:class="outline" presentation:user-transformed="true">
          <draw:text-box>
            <text:p xml:id="id21" text:id="id21" text:style-name="P4"><text:span text:style-name="T14">מכניסים אתכם לחדר מלא חפצים, נותנים לכם תרמיל שיכול להכיל עד </text:span><text:span text:style-name="T14">100</text:span><text:span text:style-name="T14"> ק”ג, ואומרים לכם “כל מה שתצליחו להכניס לתרמיל – שלכם”.</text:span></text:p>
            <text:p xml:id="id22" text:id="id22" text:style-name="P4"><text:span text:style-name="T14">לכל חפץ יש </text:span><text:span text:style-name="T15">משקל אחר</text:span><text:span text:style-name="T14"> ו</text:span><text:span text:style-name="T15">ערך אחר</text:span><text:span text:style-name="T14">.</text:span></text:p>
            <text:p xml:id="id23" text:id="id23" text:style-name="P4"><text:span text:style-name="T14">איך תבחרו חפצים שסכום-ערכיהם גדול ביותר?</text:span></text:p>
            <text:list text:style-name="L2">
              <text:list-item>
                <text:p xml:id="id24" text:id="id24" text:style-name="P4"><text:span text:style-name="T14">הערך של כל חפץ ידוע לכולם – </text:span><text:span text:style-name="T16">אלגוריתם</text:span><text:span text:style-name="T14">.</text:span></text:p>
              </text:list-item>
              <text:list-item>
                <text:p xml:id="id25" text:id="id25" text:style-name="P4"><text:span text:style-name="T14">הערך של כל חפץ ידוע רק לחפץ – </text:span><text:span text:style-name="T17">מכרז</text:span><text:span text:style-name="T14">. </text:span><text:span text:style-name="T18">(דוגמה: יש </text:span><text:span text:style-name="T18">100</text:span><text:span text:style-name="T18"> שניות המיועדות לפרסומות. לכל מפרסם יש פרסומת עם </text:span><text:span text:style-name="T19">אורך אחר</text:span><text:span text:style-name="T18"> ו</text:span><text:span text:style-name="T19">ערך אחר</text:span><text:span text:style-name="T18">. איך לבחור איזה פרסומות לשים?)</text:span></text:p>
              </text:list-item>
            </text:list>
          </draw:text-box>
        </draw:frame>
        <draw:frame presentation:style-name="pr7" draw:text-style-name="P6" draw:layer="layout" svg:width="28cm" svg:height="3.008cm" svg:x="0cm" svg:y="-0.035cm" presentation:class="title" presentation:user-transformed="true">
          <draw:text-box>
            <text:p text:style-name="P1"><text:span text:style-name="T7">בעיית התרמיל (</text:span><text:span text:style-name="T7">knapsack</text:span><text:span text:style-name="T7">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5" draw:text-style-name="P6" draw:layer="layout" svg:width="28cm" svg:height="3.785cm" svg:x="0cm" svg:y="-0.021cm" presentation:class="title" presentation:user-transformed="true">
          <draw:text-box>
            <text:p text:style-name="P1"><text:span text:style-name="T7">מכרז ויקרי-קלארק-גרובס</text:span><text:span text:style-name="T7"><text:line-break/></text:span><text:span text:style-name="T7">למילוי תרמיל</text:span></text:p>
          </draw:text-box>
        </draw:frame>
        <draw:frame draw:style-name="gr7" draw:text-style-name="P14" draw:layer="layout" svg:width="27.492cm" svg:height="16.051cm" svg:x="0.508cm" svg:y="3.743cm">
          <draw:text-box>
            <text:p xml:id="id26" text:id="id26" text:style-name="P4"><text:span text:style-name="T20">כשיש </text:span><text:span text:style-name="T20">m</text:span><text:span text:style-name="T20"> חפצים, צריך לפתור </text:span><text:span text:style-name="T20">1</text:span><text:span text:style-name="T20">+</text:span><text:span text:style-name="T20">m</text:span><text:span text:style-name="T20"> בעיות-תרמיל.</text:span></text:p>
            <text:list text:style-name="L1">
              <text:list-item>
                <text:p xml:id="id27" text:id="id27" text:style-name="P4"><text:span text:style-name="T21">הבעיה</text:span><text:span text:style-name="T22">: בעיית התרמיל היא </text:span><text:span text:style-name="T22">NP</text:span><text:span text:style-name="T22">-קשה!</text:span></text:p>
              </text:list-item>
              <text:list-item>
                <text:p xml:id="id28" text:id="id28" text:style-name="P4"><text:span text:style-name="T20">פתרון אפשרי: </text:span><text:span text:style-name="T23">אלגוריתמי-קירוב</text:span><text:span text:style-name="T20">.</text:span></text:p>
              </text:list-item>
            </text:list>
            <text:p text:style-name="P4"><text:span text:style-name="T20"/></text:p>
            <text:p xml:id="id29" text:id="id29" text:style-name="P4"><text:span text:style-name="T24">אלגוריתם חמדני א</text:span><text:span text:style-name="T25">:</text:span></text:p>
            <text:list text:continue-numbering="true" text:style-name="L1">
              <text:list-item>
                <text:p xml:id="id30" text:id="id30" text:style-name="P4"><text:span text:style-name="T25">סדר את החפצים בסדר יורד של הערך.</text:span></text:p>
              </text:list-item>
              <text:list-item>
                <text:p xml:id="id31" text:id="id31" text:style-name="P4"><text:span text:style-name="T25">בחר חפצים לפי הסדר עד שהתרמיל מתמלא.</text:span></text:p>
              </text:list-item>
            </text:list>
            <text:p xml:id="id32" text:id="id32" text:style-name="P4"><text:span text:style-name="T26">דוגמה נגדית (גודל התרמיל = </text:span><text:span text:style-name="T26">100</text:span><text:span text:style-name="T26">)</text:span><text:span text:style-name="T22">: </text:span></text:p>
            <text:p xml:id="id33" text:id="id33" text:style-name="P13"><text:span text:style-name="T21">$100/100k</text:span><text:span text:style-name="T22">, $20/2k, $20/2k, $20/2k … </text:span></text:p>
            <text:p xml:id="id34" text:id="id34" text:style-name="P4"><text:span text:style-name="T22">הראשון יזכה וישלם </text:span><text:span text:style-name="T22">$1000</text:span><text:span text:style-name="T22"> – יותר מהערך שלו!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5" draw:text-style-name="P6" draw:layer="layout" svg:width="28cm" svg:height="3.785cm" svg:x="0cm" svg:y="-0.021cm" presentation:class="title" presentation:user-transformed="true">
          <draw:text-box>
            <text:p text:style-name="P1"><text:span text:style-name="T7">מכרז ויקרי-קלארק-גרובס</text:span><text:span text:style-name="T7"><text:line-break/></text:span><text:span text:style-name="T7">למילוי תרמיל</text:span></text:p>
          </draw:text-box>
        </draw:frame>
        <draw:frame draw:style-name="gr7" draw:text-style-name="P14" draw:layer="layout" svg:width="27.492cm" svg:height="16.051cm" svg:x="0.508cm" svg:y="3.743cm">
          <draw:text-box>
            <text:p text:style-name="P4"><text:span text:style-name="T20">כשיש </text:span><text:span text:style-name="T20">m</text:span><text:span text:style-name="T20"> חפצים, צריך לפתור </text:span><text:span text:style-name="T20">1</text:span><text:span text:style-name="T20">+</text:span><text:span text:style-name="T20">m</text:span><text:span text:style-name="T20"> בעיות-תרמיל.</text:span></text:p>
            <text:list text:style-name="L1">
              <text:list-item>
                <text:p text:style-name="P4"><text:span text:style-name="T21">הבעיה</text:span><text:span text:style-name="T22">: בעיית התרמיל היא </text:span><text:span text:style-name="T22">NP</text:span><text:span text:style-name="T22">-קשה!</text:span></text:p>
              </text:list-item>
              <text:list-item>
                <text:p text:style-name="P4"><text:span text:style-name="T20">פתרון אפשרי: </text:span><text:span text:style-name="T23">אלגוריתמי-קירוב</text:span><text:span text:style-name="T20">.</text:span></text:p>
              </text:list-item>
            </text:list>
            <text:p text:style-name="P4"><text:span text:style-name="T20"/></text:p>
            <text:p text:style-name="P4"><text:span text:style-name="T27">אלגוריתם חמדני ב</text:span><text:span text:style-name="T28">:</text:span></text:p>
            <text:list text:continue-numbering="true" text:style-name="L1">
              <text:list-item>
                <text:p text:style-name="P4"><text:span text:style-name="T28">סדר את החפצים בסדר יורד של </text:span><text:span text:style-name="T27">ערך/משקל</text:span><text:span text:style-name="T28">.</text:span></text:p>
              </text:list-item>
              <text:list-item>
                <text:p text:style-name="P4"><text:span text:style-name="T28">בחר חפצים לפי הסדר עד שהתרמיל מתמלא.</text:span></text:p>
              </text:list-item>
            </text:list>
            <text:p text:style-name="P4"><text:span text:style-name="T26">דוגמה נגדית</text:span><text:span text:style-name="T22">: </text:span></text:p>
            <text:p text:style-name="P13"><text:span text:style-name="T21">$20/2k</text:span><text:span text:style-name="T22">, $100/100k.</text:span></text:p>
            <text:p text:style-name="P4"><text:span text:style-name="T22">הראשון יזכה וישלם </text:span><text:span text:style-name="T22">$100</text:span><text:span text:style-name="T22"> – יותר מהערך שלו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5" draw:text-style-name="P6" draw:layer="layout" svg:width="28cm" svg:height="3.785cm" svg:x="0cm" svg:y="-0.021cm" presentation:class="title" presentation:user-transformed="true">
          <draw:text-box>
            <text:p text:style-name="P1"><text:span text:style-name="T7">מכרז ויקרי-קלארק-גרובס</text:span><text:span text:style-name="T7"><text:line-break/></text:span><text:span text:style-name="T7">למילוי תרמיל</text:span></text:p>
          </draw:text-box>
        </draw:frame>
        <draw:frame draw:style-name="gr8" draw:text-style-name="P14" draw:layer="layout" svg:width="27.492cm" svg:height="17.693cm" svg:x="0.508cm" svg:y="3.743cm">
          <draw:text-box>
            <text:p xml:id="id35" text:id="id35" text:style-name="P4"><text:span text:style-name="T29">אלגוריתם א+ב</text:span><text:span text:style-name="T30">: הפעל את שני האלגוריתמים החמדניים. בחר את התוצאה עם הסכום הגבוה.</text:span></text:p>
            <text:p xml:id="id36" text:id="id36" text:style-name="P4"><text:span text:style-name="T27">משפט</text:span><text:span text:style-name="T28">: אלגוריתם א+ב נותן קירוב </text:span><text:span text:style-name="T28">1/2</text:span><text:span text:style-name="T28">.</text:span></text:p>
            <text:p xml:id="id37" text:id="id37" text:style-name="P4"><text:span text:style-name="T23">הוכחה</text:span><text:span text:style-name="T20">: נניח שאלגוריתם ב נתקע אחרי </text:span><text:span text:style-name="T20">k</text:span><text:span text:style-name="T20"> חפצים.</text:span><text:span text:style-name="T20"><text:line-break/></text:span><text:span text:style-name="T20">עם החפץ ה-</text:span><text:span text:style-name="T20">k+1</text:span><text:span text:style-name="T20"> – הסכום הוא מקסימלי++.</text:span></text:p>
            <text:p xml:id="id38" text:id="id38" text:style-name="P4"><text:span text:style-name="T20">הסכום של אלגוריתם א הוא לפחות החפץ ה-</text:span><text:span text:style-name="T20">k+1</text:span><text:span text:style-name="T20">.</text:span></text:p>
            <text:p xml:id="id39" text:id="id39" text:style-name="P4"><text:span text:style-name="T20"><text:s text:c="2"/>--&gt; <text:s/>הסכום של אלגוריתמים א+ב <text:s/></text:span><text:span text:style-name="T31">מקסימלי++.</text:span></text:p>
            <text:p xml:id="id40" text:id="id40" text:style-name="P4"><text:span text:style-name="T31"><text:s text:c="2"/>--&gt; <text:s/>הסכום של א </text:span><text:span text:style-name="T32">או</text:span><text:span text:style-name="T31"> ב הוא מקסימלי++ \ </text:span><text:span text:style-name="T31">2</text:span><text:span text:style-name="T31">. <text:s text:c="2"/></text:span></text:p>
            <text:p xml:id="id41" text:id="id41" text:style-name="P4"><text:span text:style-name="T26">כאלגוריתם – טוב, כמכרז – לא מוצלח. <text:s/>דוגמה</text:span><text:span text:style-name="T22">: </text:span></text:p>
            <text:p xml:id="id42" text:id="id42" text:style-name="P13"><text:span text:style-name="T21">$54/52k</text:span><text:span text:style-name="T22">, $52/51k, $49/49k.</text:span></text:p>
            <text:p xml:id="id43" text:id="id43" text:style-name="P4"><text:span text:style-name="T22">הראשון יזכה וישלם </text:span><text:span text:style-name="T22">$101</text:span><text:span text:style-name="T22"> – יותר מהערך שלו!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8" draw:text-style-name="P15" draw:layer="layout" svg:width="28cm" svg:height="3.874cm" svg:x="0cm" svg:y="-0.066cm" presentation:class="title" presentation:user-transformed="true">
          <draw:text-box>
            <text:p text:style-name="P1"><text:span text:style-name="T33">מכרז מיירסון (</text:span><text:span text:style-name="T33">Myerson</text:span><text:span text:style-name="T33">)</text:span></text:p>
          </draw:text-box>
        </draw:frame>
        <draw:frame draw:style-name="gr9" draw:text-style-name="P16" draw:layer="layout" svg:width="27.686cm" svg:height="17.315cm" svg:x="0cm" svg:y="2.794cm">
          <draw:text-box>
            <text:p text:style-name="P4"><text:span text:style-name="T34">נתונים</text:span><text:span text:style-name="T12">:</text:span></text:p>
            <text:list text:style-name="L1">
              <text:list-item>
                <text:p text:style-name="P4"><text:span text:style-name="T12">כלל-בחירה הקובע לכל שחקן אם נבחר או לא:</text:span></text:p>
                <text:list>
                  <text:list-item>
                    <text:list>
                      <text:list-item>
                        <text:p text:style-name="P4"><text:span text:style-name="T35">"בחר את השלושה עם הערכים הגבוהים"</text:span><text:span text:style-name="T35"><text:tab/></text:span></text:p>
                      </text:list-item>
                      <text:list-item>
                        <text:p text:style-name="P4"><text:span text:style-name="T35">"בחר את המסלול הזול ביותר"</text:span></text:p>
                      </text:list-item>
                      <text:list-item>
                        <text:p text:style-name="P4"><text:span text:style-name="T35">"בחר בעזרת אלגוריתם חמדני א"</text:span></text:p>
                      </text:list-item>
                    </text:list>
                  </text:list-item>
                </text:list>
              </text:list-item>
              <text:list-item>
                <text:p text:style-name="P4"><text:span text:style-name="T12">לכל משתתף יש </text:span><text:span text:style-name="T36">ערך ל”היבחרות”.</text:span></text:p>
              </text:list-item>
            </text:list>
            <text:p text:style-name="P4"><text:span text:style-name="T36"/></text:p>
            <text:p text:style-name="P4"><text:span text:style-name="T37">דרוש</text:span><text:span text:style-name="T38">: כלל-תשלום</text:span><text:span text:style-name="T39">,</text:span><text:span text:style-name="T39"><text:line-break/></text:span><text:span text:style-name="T39"> <text:s text:c="9"/>שאיתו המכרז יהיה אמיתי.</text:span></text:p>
            <text:p text:style-name="P4"><text:span text:style-name="T38"/></text:p>
            <text:p text:style-name="P4"><text:span text:style-name="T40">האם לכל כלל-בחירה קיים</text:span><text:span text:style-name="T40"><text:line-break/></text:span><text:span text:style-name="T40"> <text:s text:c="9"/>כלל-תשלום אמיתי?</text:span></text:p>
          </draw:text-box>
        </draw:frame>
        <draw:custom-shape draw:style-name="gr10" draw:text-style-name="P18" draw:layer="layout" svg:width="9.652cm" svg:height="11.547cm" svg:x="0cm" svg:y="9.281cm">
          <text:p text:style-name="P17"><text:span text:style-name="T41"><text:s text:c="8"/>כלל-בחירה-</text:span><text:span text:style-name="T41"><text:line-break/></text:span><text:span text:style-name="T41">נתון</text:span></text:p>
          <text:p text:style-name="P17"><text:span text:style-name="T42"/></text:p>
          <text:p text:style-name="P17"><text:span text:style-name="T43"><text:s text:c="5"/>כלל-תשלום-</text:span></text:p>
          <text:p text:style-name="P17"><text:span text:style-name="T43"><text:s/>צריך למצוא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9" draw:layer="layout" svg:x1="7.366cm" svg:y1="15.494cm" svg:x2="0cm" svg:y2="15.24cm">
          <text:p/>
        </draw:line>
        <draw:frame draw:style-name="gr12" draw:text-style-name="P19" draw:layer="layout" svg:width="1.27cm" svg:height="6.823cm" svg:x="7.874cm" svg:y="11.684cm">
          <draw:text-box>
            <text:p><text:span text:style-name="T44">מכרז</text:span></text:p>
          </draw:text-box>
        </draw:frame>
        <draw:line draw:style-name="gr11" draw:text-style-name="P9" draw:layer="layout" svg:x1="7.366cm" svg:y1="9.906cm" svg:x2="7.62cm" svg:y2="19.812cm">
          <text:p/>
        </draw:lin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8" draw:text-style-name="P15" draw:layer="layout" svg:width="28cm" svg:height="3.874cm" svg:x="0cm" svg:y="-0.066cm" presentation:class="title" presentation:user-transformed="true">
          <draw:text-box>
            <text:p text:style-name="P1"><text:span text:style-name="T33">כלל-בחירה מונוטוני</text:span></text:p>
          </draw:text-box>
        </draw:frame>
        <draw:frame draw:style-name="gr9" draw:text-style-name="P10" draw:layer="layout" svg:width="27.432cm" svg:height="17.323cm" svg:x="0.295cm" svg:y="3.564cm">
          <draw:text-box>
            <text:p xml:id="id44" text:id="id44" text:style-name="P4"><text:span text:style-name="T45">הגדרה</text:span><text:span text:style-name="T12">: כלל-בחירה נקרא </text:span><text:span text:style-name="T46">מונוטוני </text:span><text:span text:style-name="T12">אם, עבור כל שחקן </text:span><text:span text:style-name="T47">i</text:span><text:span text:style-name="T48">, הכלל הוא פונקציה מונוטונית</text:span><text:span text:style-name="T12">-עולה של</text:span><text:span text:style-name="T49"> </text:span><text:span text:style-name="T50">v</text:span><text:span text:style-name="T51">i</text:span><text:span text:style-name="T48">.</text:span></text:p>
            <text:list text:style-name="L1">
              <text:list-item>
                <text:p xml:id="id45" text:id="id45" text:style-name="P4"><text:span text:style-name="T52">כלל-בחירה </text:span><text:span text:style-name="T53">בינארי</text:span><text:span text:style-name="T54"> הוא</text:span><text:span text:style-name="T52"> מונוטוני אם </text:span><text:span text:style-name="T55">עבור כל שחקן </text:span><text:span text:style-name="T47">i</text:span><text:span text:style-name="T56">, אם הוא נבחר </text:span><text:span text:style-name="T48">כשהערך שלו </text:span><text:span text:style-name="T57">x</text:span><text:span text:style-name="T48">, אז הוא נבחר גם כשהערך שלו הוא כל מספר הגדול מ</text:span><text:span text:style-name="T12">-</text:span><text:span text:style-name="T58">x</text:span><text:span text:style-name="T12">.</text:span></text:p>
              </text:list-item>
            </text:list>
            <text:p xml:id="id46" text:id="id46" text:style-name="P4"><text:span text:style-name="T59">דוגמאות לכללים מונוטוניים:</text:span></text:p>
            <text:list text:continue-numbering="true" text:style-name="L1">
              <text:list-item>
                <text:p xml:id="id47" text:id="id47" text:style-name="P4"><text:span text:style-name="T59">בחר את </text:span><text:span text:style-name="T59">3</text:span><text:span text:style-name="T59"> הערכים הגדולים ביותר.</text:span></text:p>
              </text:list-item>
              <text:list-item>
                <text:p xml:id="id48" text:id="id48" text:style-name="P4"><text:span text:style-name="T59">בחר את הערך הגדול ביותר, בתנאי שהוא מעל </text:span><text:span text:style-name="T59">10</text:span><text:span text:style-name="T59">.</text:span></text:p>
              </text:list-item>
              <text:list-item>
                <text:p xml:id="id49" text:id="id49" text:style-name="P4"><text:span text:style-name="T59">בחר בעזרת אלגוריתם חמדני א / ב / א+ב.</text:span></text:p>
              </text:list-item>
            </text:list>
            <text:p xml:id="id50" text:id="id50" text:style-name="P4"><text:span text:style-name="T60">דוגמאות לכללים לא מונוטוניים:</text:span></text:p>
            <text:list text:continue-numbering="true" text:style-name="L1">
              <text:list-item>
                <text:p xml:id="id51" text:id="id51" text:style-name="P4"><text:span text:style-name="T60">בחר את הערך השני מלמעלה.</text:span></text:p>
              </text:list-item>
              <text:list-item>
                <text:p xml:id="id52" text:id="id52" text:style-name="P4"><text:span text:style-name="T60">בחר את הערך הגדול ביותר, אם הוא מתחת ל-</text:span><text:span text:style-name="T60">7</text:span><text:span text:style-name="T60">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8" draw:text-style-name="P15" draw:layer="layout" svg:width="28cm" svg:height="3.874cm" svg:x="0cm" svg:y="-0.066cm" presentation:class="title" presentation:user-transformed="true">
          <draw:text-box>
            <text:p text:style-name="P1"><text:span text:style-name="T33">משפט מיירסון</text:span></text:p>
          </draw:text-box>
        </draw:frame>
        <draw:frame draw:style-name="gr13" draw:text-style-name="P10" draw:layer="layout" svg:width="27.432cm" svg:height="14.471cm" svg:x="0.295cm" svg:y="3.564cm">
          <draw:text-box>
            <text:p text:style-name="P4"><text:span text:style-name="T34">משפט מיירסון</text:span><text:span text:style-name="T36">: <text:s/></text:span><text:span text:style-name="T52">מונוטוניות היא תנאי הכרחי ומספיק לאמיתיות. <text:s text:c="3"/>כלומר:</text:span></text:p>
            <text:p text:style-name="P4"><text:span text:style-name="T60">(א) לכל כלל-בחירה לא-מונוטוני -</text:span><text:span text:style-name="T60"><text:line-break/></text:span><text:span text:style-name="T60"> <text:s text:c="37"/>אין כלל-תשלום אמיתי.</text:span></text:p>
            <text:p text:style-name="P4"><text:span text:style-name="T59">(ב) לכל כלל-בחירה מונוטוני -</text:span><text:span text:style-name="T59"><text:line-break/></text:span><text:span text:style-name="T59"> <text:s text:c="19"/>קיים כלל-תשלום אמיתי, והוא יחיד.</text:span></text:p>
            <text:p text:style-name="P4"><text:span text:style-name="T60"/></text:p>
            <text:p text:style-name="P4"><text:span text:style-name="T36">בשקפים הבאים: </text:span></text:p>
            <text:list text:style-name="L1">
              <text:list-item>
                <text:p text:style-name="P4"><text:span text:style-name="T36">נוכיח את משפט מיירסון.</text:span></text:p>
              </text:list-item>
              <text:list-item>
                <text:p text:style-name="P4"><text:span text:style-name="T36">נגדיר במדוייק את כלל-התשלומים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7" draw:text-style-name="P6" draw:layer="layout" svg:width="28cm" svg:height="3.008cm" svg:x="0cm" svg:y="0.367cm" presentation:class="title" presentation:user-transformed="true">
          <draw:text-box>
            <text:p text:style-name="P1"><text:span text:style-name="T7">הוכחת משפט מיירסון</text:span></text:p>
          </draw:text-box>
        </draw:frame>
        <draw:frame draw:style-name="gr14" draw:text-style-name="P16" draw:layer="layout" svg:width="27.432cm" svg:height="16.756cm" svg:x="0.295cm" svg:y="3.564cm">
          <draw:text-box>
            <text:p text:style-name="P4"><text:span text:style-name="T36">סימונים: </text:span></text:p>
            <text:list text:style-name="L1">
              <text:list-item>
                <text:p text:style-name="P4"><text:span text:style-name="T61">כלל-הבחירה – </text:span><text:span text:style-name="T62">c</text:span><text:span text:style-name="T62"> - </text:span><text:span text:style-name="T61">פונקציה המקבלת כקלט את הערכים של כל המשתתפים, ומחזירה וקטור בינארי (</text:span><text:span text:style-name="T63">1</text:span><text:span text:style-name="T63"> = “ברכותיי, נבחרת!”). <text:s text:c="3"/></text:span><text:span text:style-name="T62">c</text:span><text:span text:style-name="T63"> נתון וקבוע.</text:span></text:p>
              </text:list-item>
              <text:list-item>
                <text:p text:style-name="P4"><text:span text:style-name="T64">כלל התשלום – </text:span><text:span text:style-name="T65">p</text:span><text:span text:style-name="T64"> - פונקציה המקבלת כקלט את הערכים של כל המשתתפים, ומחזירה וקטור מספרי של תשלומים. </text:span><text:span text:style-name="T66"><text:s text:c="6"/>את </text:span><text:span text:style-name="T65">p</text:span><text:span text:style-name="T66"> אנחנו מחפשים.</text:span></text:p>
              </text:list-item>
            </text:list>
            <text:p text:style-name="P4"><text:span text:style-name="T67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7" draw:text-style-name="P6" draw:layer="layout" svg:width="28cm" svg:height="3.008cm" svg:x="0cm" svg:y="0.367cm" presentation:class="title" presentation:user-transformed="true">
          <draw:text-box>
            <text:p text:style-name="P1"><text:span text:style-name="T7">הוכחת משפט מיירסון - המשך</text:span></text:p>
          </draw:text-box>
        </draw:frame>
        <draw:frame draw:style-name="gr15" draw:text-style-name="P16" draw:layer="layout" svg:width="28cm" svg:height="17.577cm" svg:x="0cm" svg:y="3.564cm">
          <draw:text-box>
            <text:p text:style-name="P4"><text:span text:style-name="T68">התועלת של משתתף עם ערך </text:span><text:span text:style-name="T69">v</text:span><text:span text:style-name="T68"> שאומר </text:span><text:span text:style-name="T69">x</text:span><text:span text:style-name="T68"> היא:</text:span></text:p>
            <text:p text:style-name="P20"><text:span text:style-name="T70">v*c(x) – p(x)</text:span></text:p>
            <text:p text:style-name="P4"><text:span text:style-name="T71">במכרז אמיתי, חייב להתקיים:</text:span></text:p>
            <text:p text:style-name="P20"><text:span text:style-name="T70">v*c(v) – p(v) <text:s/></text:span><text:span text:style-name="T72">≥</text:span><text:span text:style-name="T70"> <text:s/>v*c(x) - p(x)</text:span></text:p>
            <text:p text:style-name="P4"><text:span text:style-name="T64">התועלת של משתתף עם ערך </text:span><text:span text:style-name="T66">x</text:span><text:span text:style-name="T64"> שאומר </text:span><text:span text:style-name="T66">v</text:span><text:span text:style-name="T64"> היא:</text:span></text:p>
            <text:p text:style-name="P20"><text:span text:style-name="T65">x*c(v) – p(v)</text:span></text:p>
            <text:p text:style-name="P4"><text:span text:style-name="T66">במכרז אמיתי חייב להתקיים:</text:span></text:p>
            <text:p text:style-name="P20"><text:span text:style-name="T65">x*c(x) – p(x) ≥ x*c(v) – p(v)</text:span></text:p>
            <text:p text:style-name="P4"><text:span text:style-name="T73">מחברים את המשוואות ומקבלים:</text:span></text:p>
            <text:p text:style-name="P20"><text:span text:style-name="T74">v*[c(v)–c(x)] <text:s text:c="2"/>≥ <text:s text:c="2"/>p(v)-p(x) <text:s text:c="2"/>≥ <text:s/>x*[c(v) – c(x)]</text:span></text:p>
          </draw:text-box>
        </draw:frame>
        <draw:line draw:style-name="gr16" draw:text-style-name="P21" draw:layer="layout" svg:x1="6.858cm" svg:y1="19.304cm" svg:x2="1.016cm" svg:y2="19.304cm">
          <text:p/>
        </draw:lin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7" draw:text-style-name="P6" draw:layer="layout" svg:width="28cm" svg:height="3.008cm" svg:x="0cm" svg:y="0.367cm" presentation:class="title" presentation:user-transformed="true">
          <draw:text-box>
            <text:p text:style-name="P1"><text:span text:style-name="T7">הוכחת משפט מיירסון - המשך</text:span></text:p>
          </draw:text-box>
        </draw:frame>
        <draw:frame draw:style-name="gr17" draw:text-style-name="P24" draw:layer="layout" svg:width="28cm" svg:height="17.929cm" svg:x="0cm" svg:y="3.048cm">
          <draw:text-box>
            <text:p text:style-name="P4"><text:span text:style-name="T75">נתון</text:span><text:span text:style-name="T73">: כלל-בחירה </text:span><text:span text:style-name="T73">c</text:span><text:span text:style-name="T73">. <text:s/></text:span><text:span text:style-name="T75">דרוש</text:span><text:span text:style-name="T73">: כלל-תשלום אמיתי </text:span><text:span text:style-name="T73">p</text:span><text:span text:style-name="T73">: </text:span></text:p>
            <text:p text:style-name="P17"><text:span text:style-name="T76">v[c(v)–c(x)] <text:s text:c="2"/>≥ <text:s text:c="2"/>p(v)-p(x) <text:s text:c="2"/>≥ <text:s/>x[c(v) – c(x)]</text:span></text:p>
            <text:p text:style-name="P4"><text:span text:style-name="T75"/></text:p>
            <text:p text:style-name="P4"><text:span text:style-name="T77">מצב </text:span><text:span text:style-name="T67">א</text:span><text:span text:style-name="T78">: </text:span><text:span text:style-name="T47">c(v)=c(x)</text:span><text:span text:style-name="T79">:</text:span></text:p>
            <text:p text:style-name="P20"><text:span text:style-name="T80">0 <text:s/>≥ <text:s text:c="2"/>p(v)-p(x) <text:s text:c="2"/>≥ <text:s/>0</text:span></text:p>
            <text:p text:style-name="P4"><text:span text:style-name="T78">מכאן: </text:span><text:span text:style-name="T47">p(v)=p(x)</text:span><text:span text:style-name="T79"> - התשלום על בחירה לא תלוי בערך.</text:span></text:p>
            <text:p text:style-name="P4"><text:span text:style-name="T79"/></text:p>
            <text:p text:style-name="P22"><text:span text:style-name="T57">מצב ב</text:span><text:span text:style-name="T78">: </text:span><text:span text:style-name="T47">c(v)&gt;c(x)</text:span><text:span text:style-name="T79">, כלומר</text:span><text:span text:style-name="T78"> </text:span><text:span text:style-name="T47">c(v)=1</text:span><text:span text:style-name="T79"> וגם</text:span><text:span text:style-name="T78"> </text:span><text:span text:style-name="T47">c(x)=0</text:span><text:span text:style-name="T79">:</text:span></text:p>
            <text:p text:style-name="P23"><text:span text:style-name="T76">v <text:s/>≥ <text:s text:c="2"/>p(v)-p(x) <text:s text:c="2"/>≥ <text:s/>x</text:span></text:p>
            <text:p text:style-name="P22"><text:span text:style-name="T79">מכאן: </text:span><text:span text:style-name="T47">v&gt;x</text:span><text:span text:style-name="T79"> –</text:span><text:span text:style-name="T78"> הפונקציה </text:span><text:span text:style-name="T79">c</text:span><text:span text:style-name="T79"> חייבת להיות </text:span><text:span text:style-name="T57">מונוטונית</text:span><text:span text:style-name="T78">.</text:span></text:p>
            <text:p text:style-name="P22"><text:span text:style-name="T81">נשים את </text:span><text:span text:style-name="T81">x</text:span><text:span text:style-name="T81"> קצת מתחת ל"סף" ואת </text:span><text:span text:style-name="T81">v</text:span><text:span text:style-name="T81"> קצת מעל ל"סף", ונקבל: </text:span><text:span text:style-name="T82">p(v)-p(x)</text:span><text:span text:style-name="T64"> חייב להיות שווה לערך הסף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7" draw:text-style-name="P6" draw:layer="layout" svg:width="28cm" svg:height="3.008cm" svg:x="0cm" svg:y="0.367cm" presentation:class="title" presentation:user-transformed="true">
          <draw:text-box>
            <text:p text:style-name="P1"><text:span text:style-name="T7">משפט מיירסון – ערך הסף</text:span></text:p>
          </draw:text-box>
        </draw:frame>
        <draw:frame draw:style-name="gr17" draw:text-style-name="P24" draw:layer="layout" svg:width="28cm" svg:height="17.929cm" svg:x="0cm" svg:y="3.048cm">
          <draw:text-box>
            <text:p xml:id="id53" text:id="id53" text:style-name="P4"><text:span text:style-name="T83">ערך הסף </text:span><text:span text:style-name="T84">= הערך שבו הפונקציה </text:span><text:span text:style-name="T84">c</text:span><text:span text:style-name="T84"> </text:span><text:span text:style-name="T84"><text:line-break/></text:span><text:span text:style-name="T84"> <text:s text:c="18"/>מתחלפת מ-</text:span><text:span text:style-name="T84">0</text:span><text:span text:style-name="T84"> ל-</text:span><text:span text:style-name="T84">1</text:span><text:span text:style-name="T84">. </text:span></text:p>
            <text:p text:style-name="P4"><text:span text:style-name="T79"/></text:p>
            <text:p xml:id="id54" text:id="id54" text:style-name="P22"><text:span text:style-name="T78">ערך-הסף יכול להיות שונה משחקן לשחקן. דוגמאות:</text:span></text:p>
            <text:list text:style-name="L1">
              <text:list-item>
                <text:p xml:id="id55" text:id="id55" text:style-name="P25"><text:span text:style-name="T79">אם הכלל הוא </text:span><text:span text:style-name="T78">"בחר את כל הערכים הגדולים </text:span><text:span text:style-name="T78">מ-</text:span><text:span text:style-name="T78">10</text:span><text:span text:style-name="T79">", </text:span><text:span text:style-name="T78">אז ערך-הסף לכל השחקנים הוא </text:span><text:span text:style-name="T78">10</text:span><text:span text:style-name="T79">.</text:span></text:p>
              </text:list-item>
              <text:list-item>
                <text:p xml:id="id56" text:id="id56" text:style-name="P25"><text:span text:style-name="T79">אם הכלל הוא </text:span><text:span text:style-name="T78">"בחר את הערך הגבוה ביותר", אז </text:span><text:span text:style-name="T78">ערך-הסף של הנבחר הוא המחיר השני.</text:span></text:p>
              </text:list-item>
              <text:list-item>
                <text:p xml:id="id57" text:id="id57" text:style-name="P25"><text:span text:style-name="T79">א</text:span><text:span text:style-name="T78">ם הכלל הוא "הרץ אלגוריתם חמדני ב", אז </text:span><text:span text:style-name="T78">ערך-הסף של כל שחקן יהיה תלוי במשקל שלו.</text:span></text:p>
              </text:list-item>
            </text:list>
            <text:p text:style-name="P22"><text:span text:style-name="T79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7" draw:text-style-name="P6" draw:layer="layout" svg:width="28cm" svg:height="3.008cm" svg:x="0cm" svg:y="0.367cm" presentation:class="title" presentation:user-transformed="true">
          <draw:text-box>
            <text:p text:style-name="P1"><text:span text:style-name="T7">הוכחת משפט מיירסון - סיום</text:span></text:p>
          </draw:text-box>
        </draw:frame>
        <draw:frame draw:style-name="gr18" draw:text-style-name="P16" draw:layer="layout" svg:width="28.1cm" svg:height="18.769cm" svg:x="-0.1cm" svg:y="2.519cm">
          <draw:text-box>
            <text:p xml:id="id58" text:id="id58" text:style-name="P22"><text:span text:style-name="T85">מצאנו כלל-תשלום אחד ויחיד המועמד להיות אמיתי:</text:span></text:p>
            <text:list text:style-name="L1">
              <text:list-item>
                <text:p text:style-name="P22"><text:span text:style-name="T85">לכל שחקן </text:span><text:span text:style-name="T86">i</text:span><text:span text:style-name="T85"> יש ערך-סף מסויים </text:span><text:span text:style-name="T86">t</text:span><text:span text:style-name="T87">i</text:span><text:span text:style-name="T85">. נקבע לפי </text:span><text:span text:style-name="T86">c</text:span><text:span text:style-name="T85">.</text:span></text:p>
              </text:list-item>
              <text:list-item>
                <text:p text:style-name="P22"><text:span text:style-name="T88">אם </text:span><text:span text:style-name="T89">v</text:span><text:span text:style-name="T90">i</text:span><text:span text:style-name="T89"> &gt; t</text:span><text:span text:style-name="T90">i</text:span><text:span text:style-name="T88">, אז השחקן נבחר ומשלם </text:span><text:span text:style-name="T86">t</text:span><text:span text:style-name="T87">i</text:span><text:span text:style-name="T85">.</text:span></text:p>
              </text:list-item>
              <text:list-item>
                <text:p text:style-name="P22"><text:span text:style-name="T85">אחרת, השחקן לא נבחר ולא משלם.</text:span><text:span text:style-name="T85"><text:line-break/></text:span><text:span text:style-name="T85"/></text:p>
              </text:list-item>
            </text:list>
            <text:p text:style-name="P4"><text:span text:style-name="T91">הוכחה שכלל-תשלום זה הוא אמיתי:</text:span></text:p>
            <text:list text:continue-numbering="true" text:style-name="L1">
              <text:list-item>
                <text:p text:style-name="P26"><text:span text:style-name="T55">אם נבחרת</text:span><text:span text:style-name="T92"> ותכריז מעל </text:span><text:span text:style-name="T93">t</text:span><text:span text:style-name="T94">i</text:span><text:span text:style-name="T55">, או לא נבחרת</text:span><text:span text:style-name="T95"> ותכריז מתחת ל </text:span><text:span text:style-name="T96">t</text:span><text:span text:style-name="T97">i</text:span><text:span text:style-name="T98"> - כלום לא ישתנה.</text:span><text:span text:style-name="T91"> </text:span></text:p>
              </text:list-item>
              <text:list-item>
                <text:p text:style-name="P26"><text:span text:style-name="T55">אם נבחרת</text:span><text:span text:style-name="T95">, ותכריז מתחת ל-</text:span><text:span text:style-name="T96">t</text:span><text:span text:style-name="T97">i</text:span><text:span text:style-name="T98"> - לא תיבחר, <text:s/>והתועלת שלך תהיה </text:span><text:span text:style-name="T91">0</text:span><text:span text:style-name="T98">, אבל </text:span><text:span text:style-name="T91">קודם התועלת שלך היתה חיובית </text:span><text:span text:style-name="T98">(כי</text:span><text:span text:style-name="T99"> </text:span><text:span text:style-name="T100">v</text:span><text:span text:style-name="T101">i</text:span><text:span text:style-name="T100"> &gt; t</text:span><text:span text:style-name="T102">i</text:span><text:span text:style-name="T98">).</text:span></text:p>
              </text:list-item>
              <text:list-item>
                <text:p text:style-name="P26"><text:span text:style-name="T55">אם לא נבחרת</text:span><text:span text:style-name="T95">, ותכריז מעל </text:span><text:span text:style-name="T93">t</text:span><text:span text:style-name="T94">i</text:span><text:span text:style-name="T55"> - תיבחר ותשלם</text:span><text:span text:style-name="T95"> </text:span><text:span text:style-name="T96">t</text:span><text:span text:style-name="T97">i</text:span><text:span text:style-name="T98">, והתועלת שלך תהיה שלילית</text:span><text:span text:style-name="T91"> </text:span><text:span text:style-name="T98">(כי</text:span><text:span text:style-name="T99"> </text:span><text:span text:style-name="T100">v</text:span><text:span text:style-name="T101">i</text:span><text:span text:style-name="T100"> &lt; t</text:span><text:span text:style-name="T102">i</text:span><text:span text:style-name="T98">). <text:s text:c="5"/>***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9" draw:text-style-name="P6" draw:layer="layout" svg:width="28cm" svg:height="2.173cm" svg:x="0cm" svg:y="0.367cm" presentation:class="title" presentation:user-transformed="true">
          <draw:text-box>
            <text:p text:style-name="P1"><text:span text:style-name="T7">מכרז מיירסון למילוי תרמיל</text:span></text:p>
          </draw:text-box>
        </draw:frame>
        <draw:frame draw:style-name="gr19" draw:text-style-name="P10" draw:layer="layout" svg:width="26.416cm" svg:height="18.941cm" svg:x="1.27cm" svg:y="2.395cm">
          <draw:text-box>
            <text:p text:style-name="P4"><text:span text:style-name="T34">הנחה</text:span><text:span text:style-name="T36">: המשקל של כל משתתף ידוע. <text:s text:c="2"/>כל משתתף צריך להגיד רק את הערך שלו.</text:span></text:p>
            <text:p text:style-name="P4"><text:span text:style-name="T103">אלגוריתם חמדני א</text:span><text:span text:style-name="T68">:</text:span></text:p>
            <text:list text:style-name="L1">
              <text:list-item>
                <text:p text:style-name="P4"><text:span text:style-name="T10">סדר את החפצים בסדר יורד של הערך.</text:span></text:p>
              </text:list-item>
              <text:list-item>
                <text:p text:style-name="P4"><text:span text:style-name="T10">בחר חפצים לפי הסדר עד שהתרמיל מתמלא.</text:span></text:p>
              </text:list-item>
            </text:list>
            <text:p text:style-name="P13"><text:span text:style-name="T104">$100/100k</text:span><text:span text:style-name="T105">, <text:s text:c="2"/>$20/2k, <text:s text:c="2"/>$20/2k, <text:s text:c="2"/>$20/2k … </text:span></text:p>
            <text:p text:style-name="P4"><text:span text:style-name="T105">הראשון נבחר ומשלם את ערך הסף שלו - </text:span><text:span text:style-name="T105">$20</text:span><text:span text:style-name="T105">.</text:span></text:p>
            <text:p text:style-name="P4"><text:span text:style-name="T106">אלגוריתם חמדני ב</text:span><text:span text:style-name="T107">:</text:span></text:p>
            <text:list text:continue-numbering="true" text:style-name="L1">
              <text:list-item>
                <text:p text:style-name="P4"><text:span text:style-name="T107">סדר את החפצים בסדר יורד של </text:span><text:span text:style-name="T106">ערך/משקל</text:span><text:span text:style-name="T107">.</text:span></text:p>
              </text:list-item>
              <text:list-item>
                <text:p text:style-name="P4"><text:span text:style-name="T107">בחר חפצים לפי הסדר עד שהתרמיל מתמלא.</text:span></text:p>
              </text:list-item>
            </text:list>
            <text:p><text:span text:style-name="T108">$20/2k, <text:s text:c="3"/>$5/1k, <text:s text:c="2"/></text:span><text:span text:style-name="T109">$100/100k.</text:span></text:p>
            <text:p text:style-name="P4"><text:span text:style-name="T35">שני הראשונים נבחרים:</text:span><text:span text:style-name="T35"><text:line-break/></text:span><text:span text:style-name="T35"> <text:s text:c="2"/>הראשון משלם </text:span><text:span text:style-name="T35">$2</text:span><text:span text:style-name="T35">, השני משלם </text:span><text:span text:style-name="T35">$1</text:span><text:span text:style-name="T35">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9" draw:text-style-name="P6" draw:layer="layout" svg:width="28cm" svg:height="2.173cm" svg:x="0cm" svg:y="0.367cm" presentation:class="title" presentation:user-transformed="true">
          <draw:text-box>
            <text:p text:style-name="P1"><text:span text:style-name="T7">מכרז מיירסון למילוי תרמיל</text:span></text:p>
          </draw:text-box>
        </draw:frame>
        <draw:frame draw:style-name="gr20" draw:text-style-name="P29" draw:layer="layout" svg:width="26.416cm" svg:height="14.834cm" svg:x="1.016cm" svg:y="2.54cm">
          <draw:text-box>
            <text:list text:style-name="L1">
              <text:list-item>
                <text:p text:style-name="P27"><text:span text:style-name="T110">אלגוריתם א+ב</text:span><text:span text:style-name="T111">: הפעל את שני האלגוריתמים החמדניים. בחר את התוצאה עם הסכום הגבוה.</text:span></text:p>
              </text:list-item>
            </text:list>
            <text:p text:style-name="P28"><text:span text:style-name="T112">$54/52k</text:span><text:span text:style-name="T113">, $52/51k, $49/49k.</text:span></text:p>
            <text:p text:style-name="P27"><text:span text:style-name="T113">הראשון זוכה ומשלם: <text:s text:c="2"/></text:span><text:span text:style-name="T113">$52</text:span><text:span text:style-name="T113"> * (</text:span><text:span text:style-name="T113">52k/51k</text:span><text:span text:style-name="T113">)</text:span></text:p>
            <text:p text:style-name="P28"><text:span text:style-name="T114">$100/100k, <text:s/>$20/2k, <text:s/>$20/2k.</text:span></text:p>
            <text:p text:style-name="P27"><text:span text:style-name="T114">הראשון זוכה ומשלם </text:span><text:span text:style-name="T114">$40</text:span><text:span text:style-name="T114">. <text:s/></text:span></text:p>
            <text:p text:style-name="P28"><text:span text:style-name="T115">$100/100k, $60/2k, <text:s/>$60/2k.</text:span></text:p>
            <text:p text:style-name="P27"><text:span text:style-name="T115">שני האחרונים זוכים ומשלמים: 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7" draw:text-style-name="P6" draw:layer="layout" svg:width="28cm" svg:height="3.008cm" svg:x="0cm" svg:y="0.367cm" presentation:class="title" presentation:user-transformed="true">
          <draw:text-box>
            <text:p text:style-name="P1"><text:span text:style-name="T7">ויקרי-קלארק-גרובס לעומת מיירסון</text:span></text:p>
          </draw:text-box>
        </draw:frame>
        <draw:frame draw:style-name="standard" draw:layer="layout" svg:width="25.652cm" svg:height="14.236cm" svg:x="1.778cm" svg:y="3.37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7"><text:span text:style-name="T116">מיירסון</text:span></text:p>
              </table:table-cell>
              <table:table-cell>
                <text:p text:style-name="P30"><text:span text:style-name="T116">וק”ג</text:span></text:p>
              </table:table-cell>
              <table:table-cell/>
            </table:table-row>
            <table:table-row table:style-name="ro2" table:default-cell-style-name="ce1">
              <table:table-cell table:style-name="ce2">
                <text:p text:style-name="P30"><text:span text:style-name="T117">אחד</text:span></text:p>
              </table:table-cell>
              <table:table-cell>
                <text:p text:style-name="P30"><text:span text:style-name="T118">הרבה</text:span></text:p>
                <text:p text:style-name="P30"><text:span text:style-name="T119">(למשל:</text:span><text:span text:style-name="T119"><text:line-break/></text:span><text:span text:style-name="T119">בחירת מסעדה)</text:span></text:p>
              </table:table-cell>
              <table:table-cell>
                <text:p text:style-name="P30"><text:span text:style-name="T116">פרמטרים לכל שחקן</text:span></text:p>
              </table:table-cell>
            </table:table-row>
            <table:table-row table:style-name="ro3">
              <table:table-cell table:style-name="ce3">
                <text:p text:style-name="P30"><text:span text:style-name="T118">כל כלל מונוטוני</text:span></text:p>
                <text:p text:style-name="P30"><text:span text:style-name="T120">(למשל:</text:span><text:span text:style-name="T120"><text:line-break/></text:span><text:span text:style-name="T120">קירוב בעיית התרמיל, מיקסום רווח)</text:span></text:p>
              </table:table-cell>
              <table:table-cell table:style-name="ce2">
                <text:p text:style-name="P31"><text:span text:style-name="T117">מיקסום סכום ערכים</text:span></text:p>
              </table:table-cell>
              <table:table-cell table:style-name="ce1">
                <text:p text:style-name="P30"><text:span text:style-name="T116">כלל בחירה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Arial2" svg:font-family="Arial"/>
    <style:font-face style:name="Nachlieli CLM3" svg:font-family="'Nachlieli CLM'"/>
    <style:font-face style:name="OpenSymbol2" svg:font-family="OpenSymbol, 'Arial Unicode MS'"/>
    <style:font-face style:name="Arial4" svg:font-family="Arial" style:font-family-generic="decorative"/>
    <style:font-face style:name="ＭＳ Ｐゴシック4" svg:font-family="'ＭＳ Ｐゴシック'" style:font-family-generic="decorative"/>
    <style:font-face style:name="Liberation Sans5" svg:font-family="'Liberation Sans'" style:font-family-generic="swiss"/>
    <style:font-face style:name="Liberation Sans6" svg:font-family="'Liberation Sans'" style:font-adornments="Regular" style:font-family-generic="swiss"/>
    <style:font-face style:name="Monospace2" svg:font-family="Monospace" style:font-pitch="fixed"/>
    <style:font-face style:name="ＭＳ Ｐゴシック1" svg:font-family="'ＭＳ Ｐゴシック'" style:font-pitch="fixed"/>
    <style:font-face style:name="Arial1" svg:font-family="Arial" style:font-pitch="variable"/>
    <style:font-face style:name="David CLM1" svg:font-family="'David CLM'" style:font-pitch="variable"/>
    <style:font-face style:name="Liberation Sans3" svg:font-family="'Liberation Sans'" style:font-pitch="variable"/>
    <style:font-face style:name="Liberation Sans8" svg:font-family="'Liberation Sans', Arial" style:font-pitch="variable"/>
    <style:font-face style:name="Liberation Serif2" svg:font-family="'Liberation Serif'" style:font-pitch="variable"/>
    <style:font-face style:name="Monospace1" svg:font-family="Monospace" style:font-pitch="variable"/>
    <style:font-face style:name="Nachlieli CLM2" svg:font-family="'Nachlieli CLM'" style:font-pitch="variable"/>
    <style:font-face style:name="Noto Sans CJK SC Regular2" svg:font-family="'Noto Sans CJK SC Regular'" style:font-pitch="variable"/>
    <style:font-face style:name="OpenSymbol1" svg:font-family="OpenSymbol, 'Arial Unicode MS'" style:font-pitch="variable"/>
    <style:font-face style:name="ＭＳ Ｐゴシック" svg:font-family="'ＭＳ Ｐゴシック'" style:font-pitch="variable"/>
    <style:font-face style:name="Arial3" svg:font-family="Arial" style:font-family-generic="decorative" style:font-pitch="variable"/>
    <style:font-face style:name="Liberation Sans10" svg:font-family="'Liberation Sans'" style:font-family-generic="decorative" style:font-pitch="variable"/>
    <style:font-face style:name="Nachlieli CLM4" svg:font-family="'Nachlieli CLM'" style:font-family-generic="decorative" style:font-pitch="variable"/>
    <style:font-face style:name="ＭＳ Ｐゴシック3" svg:font-family="'ＭＳ Ｐゴシック'" style:font-family-generic="decorative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onospace" svg:font-family="Monospace" style:font-family-generic="roman" style:font-pitch="variable"/>
    <style:font-face style:name="Nachlieli CLM" svg:font-family="'Nachlieli CLM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WenQuanYi Micro Hei" svg:font-family="'WenQuanYi Micro Hei'" style:font-family-generic="roman" style:font-pitch="variable"/>
    <style:font-face style:name="Liberation Sans4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Nachlieli CLM5" svg:font-family="'Nachlieli CLM'" style:font-family-generic="swiss" style:font-pitch="variable"/>
    <style:font-face style:name="Noto Sans CJK SC Regular1" svg:font-family="'Noto Sans CJK SC Regular'" style:font-family-generic="swiss" style:font-pitch="variable"/>
    <style:font-face style:name="David CLM" svg:font-family="'David CLM'" style:font-family-generic="system" style:font-pitch="variable"/>
    <style:font-face style:name="DejaVu Sans" svg:font-family="'DejaVu Sans'" style:font-family-generic="system" style:font-pitch="variable"/>
    <style:font-face style:name="Liberation Sans9" svg:font-family="'Liberation Sans'" style:font-family-generic="system" style:font-pitch="variable"/>
    <style:font-face style:name="Liberation Sans7" svg:font-family="'Liberation Sans', Arial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ＭＳ Ｐゴシック2" svg:font-family="'ＭＳ Ｐゴシック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1" style:font-family-complex="'Nachlieli CLM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900" draw:fill="none" draw:fill-gradient-name="Gradient_20_2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Normal" style:family="graphic">
      <style:paragraph-properties fo:text-align="end" style:text-autospace="none" style:writing-mode="rl-tb"/>
      <style:text-properties style:use-window-font-color="true" style:font-name="Monospace2" fo:font-family="Monospace" style:font-pitch="fixed" fo:font-size="12pt" fo:language="en" fo:country="US" style:letter-kerning="true" style:font-name-asian="Noto Sans CJK SC Regular1" style:font-family-asian="'Noto Sans CJK SC Regular'" style:font-family-generic-asian="swiss" style:font-pitch-asian="variable" style:language-asian="he" style:country-asian="IL" style:font-weight-asian="normal"/>
    </style:style>
    <style:style style:name="Heading_20_1" style:display-name="Heading 1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style:font-name="Liberation Sans2" fo:font-family="'Liberation Sans', Arial" style:font-family-generic="swiss" style:font-pitch="variable" fo:font-size="21pt" fo:font-weight="bold" style:font-name-asian="Nachlieli CLM2" style:font-family-asian="'Nachlieli CLM'" style:font-pitch-asian="variable" style:font-size-asian="21pt" style:font-weight-asian="bold" style:font-weight-complex="bold"/>
    </style:style>
    <style:style style:name="Heading_20_2" style:display-name="Heading 2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fo:color="#000000" style:font-name="Monospace2" fo:font-family="Monospace" style:font-pitch="fixed" fo:font-size="12pt" fo:font-style="normal" fo:font-weight="normal" style:font-name-asian="Nachlieli CLM2" style:font-family-asian="'Nachlieli CLM'" style:font-pitch-asian="variable" style:font-size-asian="16pt" style:font-style-asian="normal" style:font-weight-asian="normal" style:font-style-complex="normal" style:font-weight-complex="normal"/>
    </style:style>
    <style:style style:name="Heading_20_3" style:display-name="Heading 3" style:family="graphic">
      <style:paragraph-properties fo:margin-top="0.746cm" fo:margin-bottom="0.374cm" fo:text-align="end" style:text-autospace="none" style:writing-mode="rl-tb"/>
      <style:text-properties style:font-name="Liberation Sans2" fo:font-family="'Liberation Sans', Arial" style:font-family-generic="swiss" style:font-pitch="variable" fo:font-size="14pt" style:font-name-asian="Nachlieli CLM2" style:font-family-asian="'Nachlieli CLM'" style:font-pitch-asian="variable" style:font-size-asian="14pt" style:font-weight-asian="normal"/>
    </style:style>
    <style:style style:name="Numbering_20_Symbols" style:display-name="Numbering Symbol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Title1_7e_LT_7e_Hintergrund" style:display-name="Title1~LT~Hintergrund" style:family="graphic">
      <style:paragraph-properties fo:text-align="center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Title1_7e_LT_7e_Hintergrundobjekte" style:display-name="Title1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Title1_7e_LT_7e_Notizen" style:display-name="Title1~LT~Notizen" style:family="graphic">
      <style:paragraph-properties fo:margin-left="0cm" fo:margin-right="0cm" fo:margin-top="0.28cm" fo:margin-bottom="0cm" style:line-height-at-least="0.623cm" fo:text-align="start" fo:text-indent="0cm" style:text-autospace="none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Untertitel" style:display-name="Title1~LT~Untertitel" style:family="graphic">
      <style:paragraph-properties fo:margin-left="1.681cm" fo:margin-right="0cm" fo:margin-top="0.432cm" fo:margin-bottom="0cm" style:line-height-at-least="0.623cm" fo:text-align="center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Titel" style:display-name="Title1~LT~Titel" style:family="graphic">
      <style:paragraph-properties fo:margin-left="0cm" fo:margin-right="0cm" fo:margin-top="0cm" fo:margin-bottom="0cm" fo:line-height="69%" fo:text-align="start" fo:text-indent="0cm" style:text-autospace="none" style:writing-mode="rl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language="en" fo:country="US" fo:font-style="normal" fo:text-shadow="none" style:text-underline-style="none" fo:font-weight="bold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bold" style:font-style-complex="normal" style:font-weight-complex="bold" style:text-emphasize="none"/>
    </style:style>
    <style:style style:name="Title1_7e_LT_7e_Gliederung_20_9" style:display-name="Title1~LT~Gliederung 9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8" style:display-name="Title1~LT~Gliederung 8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7" style:display-name="Title1~LT~Gliederung 7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6" style:display-name="Title1~LT~Gliederung 6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5" style:display-name="Title1~LT~Gliederung 5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4" style:display-name="Title1~LT~Gliederung 4" style:family="graphic">
      <style:paragraph-properties fo:margin-left="7.84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7.84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3" style:display-name="Title1~LT~Gliederung 3" style:family="graphic">
      <style:paragraph-properties fo:margin-left="5.6cm" fo:margin-right="0cm" fo:margin-top="0.374cm" fo:margin-bottom="0cm" style:line-height-at-least="0.623cm" fo:text-align="start" fo:text-indent="-1.12cm" style:text-autospace="none" style:writing-mode="rl-tb">
        <style:tab-stops>
          <style:tab-stop style:position="5.6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2" style:display-name="Title1~LT~Gliederung 2" style:family="graphic">
      <style:paragraph-properties fo:margin-left="3.641cm" fo:margin-right="0cm" fo:margin-top="0.404cm" fo:margin-bottom="0cm" style:line-height-at-least="0.623cm" fo:text-align="start" fo:text-indent="-1.401cm" style:text-autospace="none" style:writing-mode="rl-tb">
        <style:tab-stops>
          <style:tab-stop style:position="3.641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1" style:display-name="Title1~LT~Gliederung 1" style:family="graphic">
      <style:paragraph-properties fo:margin-left="1.681cm" fo:margin-right="0cm" fo:margin-top="0.432cm" fo:margin-bottom="0cm" style:line-height-at-least="0.623cm" fo:text-align="start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Footer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Master1-Layout11-vertTitleAndTx-כותרת-אנכית-וטקסט_7e_LT_7e_Hintergrund" style:display-name="Master1-Layout11-vertTitleAndTx-כותרת-אנכית-וטקסט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1-vertTitleAndTx-כותרת-אנכית-וטקסט_7e_LT_7e_Hintergrundobjekte" style:display-name="Master1-Layout11-vertTitleAndTx-כותרת-אנכית-וטקסט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1-vertTitleAndTx-כותרת-אנכית-וטקסט_7e_LT_7e_Notizen" style:display-name="Master1-Layout11-vertTitleAndTx-כותרת-אנכית-וטקסט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Titel" style:display-name="Master1-Layout11-vertTitleAndTx-כותרת-אנכית-וטקסט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1" style:display-name="Master1-Layout11-vertTitleAndTx-כותרת-אנכית-וטקסט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Hintergrund" style:display-name="Master1-Layout10-vertTx-כותרת-וטקסט-אנכי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0-vertTx-כותרת-וטקסט-אנכי_7e_LT_7e_Hintergrundobjekte" style:display-name="Master1-Layout10-vertTx-כותרת-וטקסט-אנכי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0-vertTx-כותרת-וטקסט-אנכי_7e_LT_7e_Notizen" style:display-name="Master1-Layout10-vertTx-כותרת-וטקסט-אנכי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Untertitel" style:display-name="Master1-Layout10-vertTx-כותרת-וטקסט-אנכי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Titel" style:display-name="Master1-Layout10-vertTx-כותרת-וטקסט-אנכי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9" style:display-name="Master1-Layout10-vertTx-כותרת-וטקסט-אנכי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8" style:display-name="Master1-Layout10-vertTx-כותרת-וטקסט-אנכי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7" style:display-name="Master1-Layout10-vertTx-כותרת-וטקסט-אנכי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6" style:display-name="Master1-Layout10-vertTx-כותרת-וטקסט-אנכי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5" style:display-name="Master1-Layout10-vertTx-כותרת-וטקסט-אנכי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4" style:display-name="Master1-Layout10-vertTx-כותרת-וטקסט-אנכי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3" style:display-name="Master1-Layout10-vertTx-כותרת-וטקסט-אנכי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2" style:display-name="Master1-Layout10-vertTx-כותרת-וטקסט-אנכי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1" style:display-name="Master1-Layout10-vertTx-כותרת-וטקסט-אנכי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Hintergrund" style:display-name="Master1-Layout9-picTx-תמונה-עם-כיתוב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9-picTx-תמונה-עם-כיתוב_7e_LT_7e_Hintergrundobjekte" style:display-name="Master1-Layout9-picTx-תמונה-עם-כיתוב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9-picTx-תמונה-עם-כיתוב_7e_LT_7e_Notizen" style:display-name="Master1-Layout9-picTx-תמונה-עם-כיתוב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Untertitel" style:display-name="Master1-Layout9-picTx-תמונה-עם-כיתוב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Titel" style:display-name="Master1-Layout9-picTx-תמונה-עם-כיתוב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9" style:display-name="Master1-Layout9-picTx-תמונה-עם-כיתוב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8" style:display-name="Master1-Layout9-picTx-תמונה-עם-כיתוב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7" style:display-name="Master1-Layout9-picTx-תמונה-עם-כיתוב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6" style:display-name="Master1-Layout9-picTx-תמונה-עם-כיתוב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5" style:display-name="Master1-Layout9-picTx-תמונה-עם-כיתוב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4" style:display-name="Master1-Layout9-picTx-תמונה-עם-כיתוב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3" style:display-name="Master1-Layout9-picTx-תמונה-עם-כיתוב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2" style:display-name="Master1-Layout9-picTx-תמונה-עם-כיתוב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1" style:display-name="Master1-Layout9-picTx-תמונה-עם-כיתוב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Hintergrund" style:display-name="Master1-Layout8-objTx-תוכן-עם-כיתוב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8-objTx-תוכן-עם-כיתוב_7e_LT_7e_Hintergrundobjekte" style:display-name="Master1-Layout8-objTx-תוכן-עם-כיתוב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8-objTx-תוכן-עם-כיתוב_7e_LT_7e_Notizen" style:display-name="Master1-Layout8-objTx-תוכן-עם-כיתוב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Untertitel" style:display-name="Master1-Layout8-objTx-תוכן-עם-כיתוב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Titel" style:display-name="Master1-Layout8-objTx-תוכן-עם-כיתוב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9" style:display-name="Master1-Layout8-objTx-תוכן-עם-כיתוב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8" style:display-name="Master1-Layout8-objTx-תוכן-עם-כיתוב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7" style:display-name="Master1-Layout8-objTx-תוכן-עם-כיתוב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6" style:display-name="Master1-Layout8-objTx-תוכן-עם-כיתוב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5" style:display-name="Master1-Layout8-objTx-תוכן-עם-כיתוב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4" style:display-name="Master1-Layout8-objTx-תוכן-עם-כיתוב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3" style:display-name="Master1-Layout8-objTx-תוכן-עם-כיתוב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2" style:display-name="Master1-Layout8-objTx-תוכן-עם-כיתוב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1" style:display-name="Master1-Layout8-objTx-תוכן-עם-כיתוב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Hintergrund" style:display-name="Master1-Layout7-blank-ריק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7-blank-ריק_7e_LT_7e_Hintergrundobjekte" style:display-name="Master1-Layout7-blank-ריק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7-blank-ריק_7e_LT_7e_Notizen" style:display-name="Master1-Layout7-blank-ריק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Untertitel" style:display-name="Master1-Layout7-blank-ריק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Titel" style:display-name="Master1-Layout7-blank-ריק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Gliederung_20_9" style:display-name="Master1-Layout7-blank-ריק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8" style:display-name="Master1-Layout7-blank-ריק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7" style:display-name="Master1-Layout7-blank-ריק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6" style:display-name="Master1-Layout7-blank-ריק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5" style:display-name="Master1-Layout7-blank-ריק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4" style:display-name="Master1-Layout7-blank-ריק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3" style:display-name="Master1-Layout7-blank-ריק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2" style:display-name="Master1-Layout7-blank-ריק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1" style:display-name="Master1-Layout7-blank-ריק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Hintergrund" style:display-name="Master1-Layout6-titleOnly-כותרת-בלבד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6-titleOnly-כותרת-בלבד_7e_LT_7e_Hintergrundobjekte" style:display-name="Master1-Layout6-titleOnly-כותרת-בלבד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6-titleOnly-כותרת-בלבד_7e_LT_7e_Notizen" style:display-name="Master1-Layout6-titleOnly-כותרת-בלבד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Untertitel" style:display-name="Master1-Layout6-titleOnly-כותרת-בלבד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Titel" style:display-name="Master1-Layout6-titleOnly-כותרת-בלבד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9" style:display-name="Master1-Layout6-titleOnly-כותרת-בלבד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8" style:display-name="Master1-Layout6-titleOnly-כותרת-בלבד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7" style:display-name="Master1-Layout6-titleOnly-כותרת-בלבד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6" style:display-name="Master1-Layout6-titleOnly-כותרת-בלבד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5" style:display-name="Master1-Layout6-titleOnly-כותרת-בלבד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4" style:display-name="Master1-Layout6-titleOnly-כותרת-בלבד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3" style:display-name="Master1-Layout6-titleOnly-כותרת-בלבד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2" style:display-name="Master1-Layout6-titleOnly-כותרת-בלבד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1" style:display-name="Master1-Layout6-titleOnly-כותרת-בלבד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Hintergrund" style:display-name="Master1-Layout5-twoTxTwoObj-השוואה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5-twoTxTwoObj-השוואה_7e_LT_7e_Hintergrundobjekte" style:display-name="Master1-Layout5-twoTxTwoObj-השוואה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5-twoTxTwoObj-השוואה_7e_LT_7e_Notizen" style:display-name="Master1-Layout5-twoTxTwoObj-השוואה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Untertitel" style:display-name="Master1-Layout5-twoTxTwoObj-השוואה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Titel" style:display-name="Master1-Layout5-twoTxTwoObj-השוואה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Gliederung_20_9" style:display-name="Master1-Layout5-twoTxTwoObj-השוואה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8" style:display-name="Master1-Layout5-twoTxTwoObj-השוואה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7" style:display-name="Master1-Layout5-twoTxTwoObj-השוואה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6" style:display-name="Master1-Layout5-twoTxTwoObj-השוואה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5" style:display-name="Master1-Layout5-twoTxTwoObj-השוואה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4" style:display-name="Master1-Layout5-twoTxTwoObj-השוואה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3" style:display-name="Master1-Layout5-twoTxTwoObj-השוואה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2" style:display-name="Master1-Layout5-twoTxTwoObj-השוואה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1" style:display-name="Master1-Layout5-twoTxTwoObj-השוואה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Hintergrund" style:display-name="Master1-Layout4-twoObj-שני-תכנים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4-twoObj-שני-תכנים_7e_LT_7e_Hintergrundobjekte" style:display-name="Master1-Layout4-twoObj-שני-תכנים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4-twoObj-שני-תכנים_7e_LT_7e_Notizen" style:display-name="Master1-Layout4-twoObj-שני-תכנים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Untertitel" style:display-name="Master1-Layout4-twoObj-שני-תכנים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Titel" style:display-name="Master1-Layout4-twoObj-שני-תכנים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Gliederung_20_9" style:display-name="Master1-Layout4-twoObj-שני-תכנים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8" style:display-name="Master1-Layout4-twoObj-שני-תכנים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7" style:display-name="Master1-Layout4-twoObj-שני-תכנים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6" style:display-name="Master1-Layout4-twoObj-שני-תכנים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5" style:display-name="Master1-Layout4-twoObj-שני-תכנים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4" style:display-name="Master1-Layout4-twoObj-שני-תכנים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3" style:display-name="Master1-Layout4-twoObj-שני-תכנים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2" style:display-name="Master1-Layout4-twoObj-שני-תכנים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1" style:display-name="Master1-Layout4-twoObj-שני-תכנים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Hintergrund" style:display-name="Master1-Layout3-secHead-כותרת-מקטע-עליונה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3-secHead-כותרת-מקטע-עליונה_7e_LT_7e_Hintergrundobjekte" style:display-name="Master1-Layout3-secHead-כותרת-מקטע-עליונה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3-secHead-כותרת-מקטע-עליונה_7e_LT_7e_Notizen" style:display-name="Master1-Layout3-secHead-כותרת-מקטע-עליונה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Untertitel" style:display-name="Master1-Layout3-secHead-כותרת-מקטע-עליונה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Titel" style:display-name="Master1-Layout3-secHead-כותרת-מקטע-עליונה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9" style:display-name="Master1-Layout3-secHead-כותרת-מקטע-עליונה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8" style:display-name="Master1-Layout3-secHead-כותרת-מקטע-עליונה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7" style:display-name="Master1-Layout3-secHead-כותרת-מקטע-עליונה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6" style:display-name="Master1-Layout3-secHead-כותרת-מקטע-עליונה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5" style:display-name="Master1-Layout3-secHead-כותרת-מקטע-עליונה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4" style:display-name="Master1-Layout3-secHead-כותרת-מקטע-עליונה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3" style:display-name="Master1-Layout3-secHead-כותרת-מקטע-עליונה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2" style:display-name="Master1-Layout3-secHead-כותרת-מקטע-עליונה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1" style:display-name="Master1-Layout3-secHead-כותרת-מקטע-עליונה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Hintergrund" style:display-name="Master1-Layout2-obj-כותרת-ותוכן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2-obj-כותרת-ותוכן_7e_LT_7e_Hintergrundobjekte" style:display-name="Master1-Layout2-obj-כותרת-ותוכן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2-obj-כותרת-ותוכן_7e_LT_7e_Notizen" style:display-name="Master1-Layout2-obj-כותרת-ותוכן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Untertitel" style:display-name="Master1-Layout2-obj-כותרת-ותוכן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Titel" style:display-name="Master1-Layout2-obj-כותרת-ותוכן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Gliederung_20_9" style:display-name="Master1-Layout2-obj-כותרת-ותוכן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8" style:display-name="Master1-Layout2-obj-כותרת-ותוכן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7" style:display-name="Master1-Layout2-obj-כותרת-ותוכן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6" style:display-name="Master1-Layout2-obj-כותרת-ותוכן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5" style:display-name="Master1-Layout2-obj-כותרת-ותוכן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4" style:display-name="Master1-Layout2-obj-כותרת-ותוכן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3" style:display-name="Master1-Layout2-obj-כותרת-ותוכן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2" style:display-name="Master1-Layout2-obj-כותרת-ותוכן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1" style:display-name="Master1-Layout2-obj-כותרת-ותוכן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Hintergrund" style:display-name="Master1-Layout1-title-שקופית-כותרת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-title-שקופית-כותרת_7e_LT_7e_Hintergrundobjekte" style:display-name="Master1-Layout1-title-שקופית-כותרת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-title-שקופית-כותרת_7e_LT_7e_Notizen" style:display-name="Master1-Layout1-title-שקופית-כותרת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Untertitel" style:display-name="Master1-Layout1-title-שקופית-כותרת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Titel" style:display-name="Master1-Layout1-title-שקופית-כותרת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9" style:display-name="Master1-Layout1-title-שקופית-כותרת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8" style:display-name="Master1-Layout1-title-שקופית-כותרת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7" style:display-name="Master1-Layout1-title-שקופית-כותרת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6" style:display-name="Master1-Layout1-title-שקופית-כותרת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5" style:display-name="Master1-Layout1-title-שקופית-כותרת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4" style:display-name="Master1-Layout1-title-שקופית-כותרת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3" style:display-name="Master1-Layout1-title-שקופית-כותרת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2" style:display-name="Master1-Layout1-title-שקופית-כותרת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1" style:display-name="Master1-Layout1-title-שקופית-כותרת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Hintergrund" style:display-name="Master1-Default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Default_7e_LT_7e_Hintergrundobjekte" style:display-name="Master1-Default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Default_7e_LT_7e_Notizen" style:display-name="Master1-Default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Untertitel" style:display-name="Master1-Default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Titel" style:display-name="Master1-Default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Gliederung_20_9" style:display-name="Master1-Default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8" style:display-name="Master1-Default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7" style:display-name="Master1-Default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6" style:display-name="Master1-Default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5" style:display-name="Master1-Default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4" style:display-name="Master1-Default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3" style:display-name="Master1-Default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2" style:display-name="Master1-Default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1" style:display-name="Master1-Default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Header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Quotations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Index" style:family="graphic">
      <style:paragraph-properties fo:text-align="end" style:text-autospace="none" style:writing-mode="rl-tb"/>
      <style:text-properties style:font-name="Monospace2" fo:font-family="Monospace" style:font-pitch="fixed" style:font-name-asian="Nachlieli CLM3" style:font-family-asian="'Nachlieli CLM'" style:font-weight-asian="normal"/>
    </style:style>
    <style:style style:name="Caption" style:family="graphic">
      <style:paragraph-properties fo:margin-top="0.374cm" fo:margin-bottom="0.374cm" fo:text-align="end" style:text-autospace="none" style:writing-mode="rl-tb"/>
      <style:text-properties style:font-name="Monospace2" fo:font-family="Monospace" style:font-pitch="fixed" fo:font-size="12pt" fo:font-style="italic" style:font-name-asian="Nachlieli CLM3" style:font-family-asian="'Nachlieli CLM'" style:font-size-asian="12pt" style:font-style-asian="italic" style:font-weight-asian="normal" style:font-style-complex="italic"/>
    </style:style>
    <style:style style:name="List" style:family="graphic">
      <style:paragraph-properties fo:margin-top="0cm" fo:margin-bottom="0.436cm" fo:line-height="120%" fo:text-align="end" style:text-autospace="none" style:writing-mode="rl-tb"/>
      <style:text-properties style:font-name="Monospace2" fo:font-family="Monospace" style:font-pitch="fixed" style:font-name-asian="Nachlieli CLM3" style:font-family-asian="'Nachlieli CLM'" style:font-weight-asian="normal"/>
    </style:style>
    <style:style style:name="Text_20_Body" style:display-name="Text Body" style:family="graphic">
      <style:paragraph-properties fo:margin-top="0cm" fo:margin-bottom="0.436cm" fo:line-height="120%"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Footnote_20_Anchor" style:display-name="Footnote Anchor" style:family="graphic">
      <style:paragraph-properties style:text-autospace="none"/>
      <style:text-properties style:text-position="11% 58%"/>
    </style:style>
    <style:style style:name="Footnote_20_Characters" style:display-name="Footnote Characters" style:family="graphic">
      <style:paragraph-properties style:text-autospace="none"/>
    </style:style>
    <style:style style:name="Table_20_Contents" style:display-name="Table Contents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Footnote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1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able_20_Heading" style:display-name="Table Heading" style:family="graphic">
      <style:paragraph-properties fo:text-align="end" style:text-autospace="none" style:writing-mode="rl-tb"/>
      <style:text-properties fo:font-weight="normal" style:font-weight-asian="normal" style:font-weight-complex="normal"/>
    </style:style>
    <style:style style:name="Emphasis" style:family="graphic">
      <style:paragraph-properties style:text-autospace="none"/>
      <style:text-properties fo:font-style="italic" style:font-style-asian="italic" style:font-style-complex="italic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Visited_20_Internet_20_Link" style:display-name="Visited Internet 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Quotation" style:family="graphic">
      <style:paragraph-properties style:text-autospace="none"/>
      <style:text-properties fo:font-style="italic" style:font-style-asian="italic" style:font-style-complex="italic"/>
    </style:style>
    <style:style style:name="List_20_Heading" style:display-name="List Heading" style:family="graphic">
      <style:paragraph-properties fo:margin-left="0cm" fo:margin-right="0cm" fo:text-align="end" fo:text-indent="0cm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List_20_Contents" style:display-name="List Contents" style:family="graphic">
      <style:paragraph-properties fo:margin-left="1.764cm" fo:margin-right="0cm" fo:text-align="end" fo:text-indent="0cm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tx_7e_LT_7e_Hintergrund" style:display-name="tx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8" style:font-family-asian="'Liberation Sans', Arial" style:font-pitch-asian="variable" style:font-size-asian="12pt" style:language-asian="he" style:country-asian="IL"/>
    </style:style>
    <style:style style:name="tx_7e_LT_7e_Hintergrundobjekte" style:display-name="tx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8" style:font-family-asian="'Liberation Sans', Arial" style:font-pitch-asian="variable" style:font-size-asian="12pt" style:language-asian="he" style:country-asian="IL"/>
    </style:style>
    <style:style style:name="tx_7e_LT_7e_Notizen" style:display-name="tx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x_7e_LT_7e_Untertitel" style:display-name="tx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x_7e_LT_7e_Titel" style:display-name="tx~LT~Titel" style:family="graphic">
      <style:paragraph-properties fo:margin-left="0cm" fo:margin-right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x_7e_LT_7e_Gliederung_20_9" style:display-name="tx~LT~Gliederung 9" style:family="graphic">
      <style:paragraph-properties fo:margin-left="0cm" fo:margin-right="0cm" fo:margin-top="0.178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x_7e_LT_7e_Gliederung_20_8" style:display-name="tx~LT~Gliederung 8" style:family="graphic">
      <style:paragraph-properties fo:margin-left="0cm" fo:margin-right="0cm" fo:margin-top="0.178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x_7e_LT_7e_Gliederung_20_7" style:display-name="tx~LT~Gliederung 7" style:family="graphic">
      <style:paragraph-properties fo:margin-left="0cm" fo:margin-right="0cm" fo:margin-top="0.178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x_7e_LT_7e_Gliederung_20_6" style:display-name="tx~LT~Gliederung 6" style:family="graphic">
      <style:paragraph-properties fo:margin-left="0cm" fo:margin-right="0cm" fo:margin-top="0.178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x_7e_LT_7e_Gliederung_20_5" style:display-name="tx~LT~Gliederung 5" style:family="graphic">
      <style:paragraph-properties fo:margin-left="0cm" fo:margin-right="0cm" fo:margin-top="0.178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x_7e_LT_7e_Gliederung_20_4" style:display-name="tx~LT~Gliederung 4" style:family="graphic">
      <style:paragraph-properties fo:margin-left="0cm" fo:margin-right="0cm" fo:margin-top="0.351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x_7e_LT_7e_Gliederung_20_3" style:display-name="tx~LT~Gliederung 3" style:family="graphic">
      <style:paragraph-properties fo:margin-left="0cm" fo:margin-right="0cm" fo:margin-top="0.529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x_7e_LT_7e_Gliederung_20_2" style:display-name="tx~LT~Gliederung 2" style:family="graphic">
      <style:paragraph-properties fo:margin-left="0cm" fo:margin-right="0cm" fo:margin-top="0.706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x_7e_LT_7e_Gliederung_20_1" style:display-name="tx~LT~Gliederung 1" style:family="graphic">
      <style:paragraph-properties fo:margin-left="0cm" fo:margin-right="0cm" fo:margin-top="0.88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Default_5f_3" style:display-name="Default_3" style:family="graphic">
      <style:paragraph-properties fo:margin-left="0cm" fo:margin-right="0cm" fo:margin-top="0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Default_5f_2" style:display-name="Default_2" style:family="graphic">
      <style:paragraph-properties fo:margin-left="0cm" fo:margin-right="0cm" fo:margin-top="0cm" fo:margin-bottom="0cm" fo:line-height="91%" fo:text-align="start" fo:text-indent="0cm" style:text-autospace="none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ffffff" style:text-outline="false" style:text-line-through-style="none" style:text-line-through-type="none" style:font-name="WenQuanYi Micro Hei" fo:font-family="'WenQuanYi Micro Hei'" style:font-family-generic="roman" style:font-pitch="variable" fo:font-size="18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blank_7e_LT_7e_Hintergrund" style:display-name="blank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8" style:font-family-asian="'Liberation Sans', Arial" style:font-pitch-asian="variable" style:font-size-asian="12pt" style:language-asian="he" style:country-asian="IL"/>
    </style:style>
    <style:style style:name="blank_7e_LT_7e_Hintergrundobjekte" style:display-name="blank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8" style:font-family-asian="'Liberation Sans', Arial" style:font-pitch-asian="variable" style:font-size-asian="12pt" style:language-asian="he" style:country-asian="IL"/>
    </style:style>
    <style:style style:name="blank_7e_LT_7e_Notizen" style:display-name="blank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blank_7e_LT_7e_Untertitel" style:display-name="blank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blank_7e_LT_7e_Titel" style:display-name="blank~LT~Titel" style:family="graphic">
      <style:paragraph-properties fo:margin-left="0cm" fo:margin-right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blank_7e_LT_7e_Gliederung_20_9" style:display-name="blank~LT~Gliederung 9" style:family="graphic">
      <style:paragraph-properties fo:margin-left="0cm" fo:margin-right="0cm" fo:margin-top="0.178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blank_7e_LT_7e_Gliederung_20_8" style:display-name="blank~LT~Gliederung 8" style:family="graphic">
      <style:paragraph-properties fo:margin-left="0cm" fo:margin-right="0cm" fo:margin-top="0.178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blank_7e_LT_7e_Gliederung_20_7" style:display-name="blank~LT~Gliederung 7" style:family="graphic">
      <style:paragraph-properties fo:margin-left="0cm" fo:margin-right="0cm" fo:margin-top="0.178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blank_7e_LT_7e_Gliederung_20_6" style:display-name="blank~LT~Gliederung 6" style:family="graphic">
      <style:paragraph-properties fo:margin-left="0cm" fo:margin-right="0cm" fo:margin-top="0.178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blank_7e_LT_7e_Gliederung_20_5" style:display-name="blank~LT~Gliederung 5" style:family="graphic">
      <style:paragraph-properties fo:margin-left="0cm" fo:margin-right="0cm" fo:margin-top="0.178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blank_7e_LT_7e_Gliederung_20_4" style:display-name="blank~LT~Gliederung 4" style:family="graphic">
      <style:paragraph-properties fo:margin-left="0cm" fo:margin-right="0cm" fo:margin-top="0.351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blank_7e_LT_7e_Gliederung_20_3" style:display-name="blank~LT~Gliederung 3" style:family="graphic">
      <style:paragraph-properties fo:margin-left="0cm" fo:margin-right="0cm" fo:margin-top="0.529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blank_7e_LT_7e_Gliederung_20_2" style:display-name="blank~LT~Gliederung 2" style:family="graphic">
      <style:paragraph-properties fo:margin-left="0cm" fo:margin-right="0cm" fo:margin-top="0.706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blank_7e_LT_7e_Gliederung_20_1" style:display-name="blank~LT~Gliederung 1" style:family="graphic">
      <style:paragraph-properties fo:margin-left="0cm" fo:margin-right="0cm" fo:margin-top="0.88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Nachlieli CLM1" style:font-family-complex="'Nachlieli CLM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1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Nachlieli CLM1" style:font-family-complex="'Nachlieli CLM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1cm" fo:margin-bottom="0cm" fo:line-height="100%" fo:text-align="start" fo:text-indent="0cm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33.0999984741211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fixed" style:font-size-asian="30pt" style:language-asian="en" style:country-asian="US" style:font-style-asian="normal" style:font-weight-asian="normal" style:font-name-complex="ＭＳ Ｐゴシック4" style:font-family-complex="'ＭＳ Ｐゴシック'" style:font-family-generic-complex="decorative" style:font-size-complex="3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44cm" fo:margin-bottom="0cm" fo:line-height="10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Arial2" fo:font-family="Arial" fo:font-size="25.3999996185303pt" fo:letter-spacing="normal" fo:font-style="normal" style:text-underline-style="none" fo:font-weight="normal" style:font-name-asian="ＭＳ Ｐゴシック1" style:font-family-asian="'ＭＳ Ｐゴシック'" style:font-pitch-asian="fixed" style:font-size-asian="23pt" style:font-style-asian="normal" style:font-weight-asian="normal" style:font-name-complex="ＭＳ Ｐゴシック4" style:font-family-complex="'ＭＳ Ｐゴシック'" style:font-family-generic-complex="decorative" style:font-size-complex="23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33cm" fo:margin-bottom="0cm" fo:line-height="10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Arial2" fo:font-family="Arial" fo:font-size="22.1000003814697pt" fo:letter-spacing="normal" fo:font-style="normal" style:text-underline-style="none" fo:font-weight="normal" style:font-name-asian="ＭＳ Ｐゴシック1" style:font-family-asian="'ＭＳ Ｐゴシック'" style:font-pitch-asian="fixed" style:font-size-asian="20pt" style:font-style-asian="normal" style:font-weight-asian="normal" style:font-name-complex="ＭＳ Ｐゴシック4" style:font-family-complex="'ＭＳ Ｐゴシック'" style:font-family-generic-complex="decorative" style:font-size-complex="20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22cm" fo:margin-bottom="0cm" fo:line-height="10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Arial2" fo:font-family="Arial" fo:font-size="22.1000003814697pt" fo:letter-spacing="normal" fo:font-style="normal" style:text-underline-style="none" fo:font-weight="normal" style:font-name-asian="ＭＳ Ｐゴシック1" style:font-family-asian="'ＭＳ Ｐゴシック'" style:font-pitch-asian="fixed" style:font-size-asian="20pt" style:font-style-asian="normal" style:font-weight-asian="normal" style:font-name-complex="ＭＳ Ｐゴシック4" style:font-family-complex="'ＭＳ Ｐゴシック'" style:font-family-generic-complex="decorative" style:font-size-complex="20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4" fo:font-family="Arial" style:font-family-generic="decorative" fo:font-size="29.3999996185303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fixed" style:font-size-asian="24pt" style:language-asian="en" style:country-asian="US" style:font-style-asian="normal" style:font-weight-asian="normal" style:font-name-complex="ＭＳ Ｐゴシック4" style:font-family-complex="'ＭＳ Ｐゴシック'" style:font-family-generic-complex="decorativ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_5f_-background" style:display-name="Title and Content_-background" style:family="presentation">
      <style:graphic-properties draw:stroke="none" draw:fill="solid" draw:fill-color="#ffffff"/>
      <style:text-properties style:letter-kerning="true"/>
    </style:style>
    <style:style style:name="Title_20_and_20_Content_5f_-backgroundobjects" style:display-name="Title and Conte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_5f_-notes" style:display-name="Title and Conten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Nachlieli CLM1" style:font-family-complex="'Nachlieli CLM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1" style:display-name="Title and Content_-outline1" style:family="presentation">
      <style:graphic-properties draw:stroke="none" draw:fill="none" draw:auto-grow-height="false" draw:fit-to-size="shrink-to-fit" style:shrink-to-fit="true">
        <text:list-style style:name="Title_20_and_20_Content_5f_-outline1" style:display-name="Title and Conten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1cm" fo:margin-bottom="0cm" fo:line-height="100%" fo:text-align="start" fo:text-indent="0cm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33.0999984741211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fixed" style:font-size-asian="30pt" style:language-asian="en" style:country-asian="US" style:font-style-asian="normal" style:font-weight-asian="normal" style:font-name-complex="ＭＳ Ｐゴシック4" style:font-family-complex="'ＭＳ Ｐゴシック'" style:font-family-generic-complex="decorative" style:font-size-complex="3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2" style:display-name="Title and Content_-outline2" style:family="presentation" style:parent-style-name="Title_20_and_20_Content_5f_-outline1">
      <style:paragraph-properties fo:margin-left="0cm" fo:margin-right="0cm" fo:margin-top="0.44cm" fo:margin-bottom="0cm" fo:line-height="10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Arial2" fo:font-family="Arial" fo:font-size="25.3999996185303pt" fo:letter-spacing="normal" fo:font-style="normal" style:text-underline-style="none" fo:font-weight="normal" style:font-name-asian="ＭＳ Ｐゴシック1" style:font-family-asian="'ＭＳ Ｐゴシック'" style:font-pitch-asian="fixed" style:font-size-asian="23pt" style:font-style-asian="normal" style:font-weight-asian="normal" style:font-name-complex="ＭＳ Ｐゴシック4" style:font-family-complex="'ＭＳ Ｐゴシック'" style:font-family-generic-complex="decorative" style:font-size-complex="23pt" style:font-style-complex="normal" style:font-weight-complex="normal"/>
    </style:style>
    <style:style style:name="Title_20_and_20_Content_5f_-outline3" style:display-name="Title and Content_-outline3" style:family="presentation" style:parent-style-name="Title_20_and_20_Content_5f_-outline2">
      <style:paragraph-properties fo:margin-left="0cm" fo:margin-right="0cm" fo:margin-top="0.33cm" fo:margin-bottom="0cm" fo:line-height="10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Arial2" fo:font-family="Arial" fo:font-size="22.1000003814697pt" fo:letter-spacing="normal" fo:font-style="normal" style:text-underline-style="none" fo:font-weight="normal" style:font-name-asian="ＭＳ Ｐゴシック1" style:font-family-asian="'ＭＳ Ｐゴシック'" style:font-pitch-asian="fixed" style:font-size-asian="20pt" style:font-style-asian="normal" style:font-weight-asian="normal" style:font-name-complex="ＭＳ Ｐゴシック4" style:font-family-complex="'ＭＳ Ｐゴシック'" style:font-family-generic-complex="decorative" style:font-size-complex="20pt" style:font-style-complex="normal" style:font-weight-complex="normal"/>
    </style:style>
    <style:style style:name="Title_20_and_20_Content_5f_-outline4" style:display-name="Title and Content_-outline4" style:family="presentation" style:parent-style-name="Title_20_and_20_Content_5f_-outline3">
      <style:paragraph-properties fo:margin-left="0cm" fo:margin-right="0cm" fo:margin-top="0.22cm" fo:margin-bottom="0cm" fo:line-height="10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Arial2" fo:font-family="Arial" fo:font-size="22.1000003814697pt" fo:letter-spacing="normal" fo:font-style="normal" style:text-underline-style="none" fo:font-weight="normal" style:font-name-asian="ＭＳ Ｐゴシック1" style:font-family-asian="'ＭＳ Ｐゴシック'" style:font-pitch-asian="fixed" style:font-size-asian="20pt" style:font-style-asian="normal" style:font-weight-asian="normal" style:font-name-complex="ＭＳ Ｐゴシック4" style:font-family-complex="'ＭＳ Ｐゴシック'" style:font-family-generic-complex="decorative" style:font-size-complex="20pt" style:font-style-complex="normal" style:font-weight-complex="normal"/>
    </style:style>
    <style:style style:name="Title_20_and_20_Content_5f_-outline5" style:display-name="Title and Content_-outline5" style:family="presentation" style:parent-style-name="Title_20_and_20_Content_5f_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6" style:display-name="Title and Content_-outline6" style:family="presentation" style:parent-style-name="Title_20_and_20_Content_5f_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7" style:display-name="Title and Content_-outline7" style:family="presentation" style:parent-style-name="Title_20_and_20_Content_5f_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8" style:display-name="Title and Content_-outline8" style:family="presentation" style:parent-style-name="Title_20_and_20_Content_5f_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9" style:display-name="Title and Content_-outline9" style:family="presentation" style:parent-style-name="Title_20_and_20_Content_5f_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subtitle" style:display-name="Title and Content_-subtitle" style:family="presentation">
      <style:graphic-properties draw:stroke="none" draw:fill="none" draw:textarea-vertical-align="middle">
        <text:list-style style:name="Title_20_and_20_Content_5f_-subtitle" style:display-name="Title and Conten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_5f_-title" style:display-name="Title and Content_-title" style:family="presentation">
      <style:graphic-properties draw:stroke="none" draw:fill="none" draw:textarea-vertical-align="middle">
        <text:list-style style:name="Title_20_and_20_Content_5f_-title" style:display-name="Title and Conten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4" fo:font-family="Arial" style:font-family-generic="decorative" fo:font-size="29.3999996185303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fixed" style:font-size-asian="24pt" style:language-asian="en" style:country-asian="US" style:font-style-asian="normal" style:font-weight-asian="normal" style:font-name-complex="ＭＳ Ｐゴシック4" style:font-family-complex="'ＭＳ Ｐゴシック'" style:font-family-generic-complex="decorativ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26cm" svg:stroke-color="#000000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solid" draw:fill-color="#330066" draw:textarea-vertical-align="middle" draw:auto-grow-height="false" draw:fit-to-size="false" style:shrink-to-fit="false" fo:min-height="0.01cm" fo:min-width="0cm" fo:padding-top="0.125cm" fo:padding-bottom="0.125cm" fo:padding-left="0.25cm" fo:padding-right="0.25cm" fo:wrap-option="no-wrap"/>
    </style:style>
    <style:style style:name="Mgr5" style:family="graphic" style:parent-style-name="standard">
      <style:graphic-properties draw:stroke="none" svg:stroke-width="0cm" draw:fill="solid" draw:fill-color="#330066" draw:textarea-vertical-align="middle" draw:auto-grow-height="false" draw:fit-to-size="false" style:shrink-to-fit="false" fo:min-height="0.005cm" fo:min-width="0cm" fo:padding-top="0.125cm" fo:padding-bottom="0.125cm" fo:padding-left="0.25cm" fo:padding-right="0.25cm" fo:wrap-option="no-wrap"/>
    </style:style>
    <style:style style:name="Mgr6" style:family="graphic" style:parent-style-name="standard">
      <style:graphic-properties draw:stroke="none" svg:stroke-width="0cm" draw:fill="solid" draw:fill-color="#669999" draw:textarea-vertical-align="middle" draw:auto-grow-height="false" draw:fit-to-size="false" style:shrink-to-fit="false" fo:min-height="0.005cm" fo:min-width="0cm" fo:padding-top="0.125cm" fo:padding-bottom="0.125cm" fo:padding-left="0.25cm" fo:padding-right="0.25cm" fo:wrap-option="no-wrap"/>
    </style:style>
    <style:style style:name="Mgr7" style:family="graphic" style:parent-style-name="standard">
      <style:graphic-properties draw:stroke="none" svg:stroke-width="0cm" draw:fill="solid" draw:fill-color="#cccc00" draw:textarea-vertical-align="middle" draw:auto-grow-height="false" draw:fit-to-size="false" style:shrink-to-fit="false" fo:min-height="0.005cm" fo:min-width="0cm" fo:padding-top="0.125cm" fo:padding-bottom="0.125cm" fo:padding-left="0.25cm" fo:padding-right="0.25cm" fo:wrap-option="no-wrap"/>
    </style:style>
    <style:style style:name="Mgr8" style:family="graphic" style:parent-style-name="standard">
      <style:graphic-properties draw:stroke="none" svg:stroke-width="0cm" draw:fill="solid" draw:fill-color="#669999" draw:textarea-vertical-align="middle" draw:auto-grow-height="false" draw:fit-to-size="false" style:shrink-to-fit="false" fo:min-height="0.01cm" fo:min-width="0cm" fo:padding-top="0.125cm" fo:padding-bottom="0.125cm" fo:padding-left="0.25cm" fo:padding-right="0.25cm" fo:wrap-option="no-wrap"/>
    </style:style>
    <style:style style:name="Mgr9" style:family="graphic" style:parent-style-name="standard">
      <style:graphic-properties draw:stroke="none" svg:stroke-width="0cm" draw:fill="solid" draw:fill-color="#cccc00" draw:textarea-vertical-align="middle" draw:auto-grow-height="false" draw:fit-to-size="false" style:shrink-to-fit="false" fo:min-height="0.01cm" fo:min-width="0cm" fo:padding-top="0.125cm" fo:padding-bottom="0.125cm" fo:padding-left="0.25cm" fo:padding-right="0.25cm" fo:wrap-option="no-wrap"/>
    </style:style>
    <style:style style:name="Mgr10" style:family="graphic" style:parent-style-name="standard">
      <style:graphic-properties draw:stroke="none" svg:stroke-width="0cm" draw:fill="solid" draw:fill-color="#d8d8ec" draw:textarea-vertical-align="middle" draw:auto-grow-height="false" draw:fit-to-size="false" style:shrink-to-fit="false" fo:min-height="0.01cm" fo:min-width="0cm" fo:padding-top="0.125cm" fo:padding-bottom="0.125cm" fo:padding-left="0.25cm" fo:padding-right="0.25cm" fo:wrap-option="no-wrap"/>
    </style:style>
    <style:style style:name="Mgr11" style:family="graphic" style:parent-style-name="standard">
      <style:graphic-properties draw:stroke="none" svg:stroke-width="0cm" draw:fill="solid" draw:fill-color="#d8d8ec" draw:textarea-vertical-align="middle" draw:auto-grow-height="false" draw:fit-to-size="false" style:shrink-to-fit="false" fo:min-height="0.005cm" fo:min-width="0cm" fo:padding-top="0.125cm" fo:padding-bottom="0.125cm" fo:padding-left="0.25cm" fo:padding-right="0.25cm" fo:wrap-option="no-wrap"/>
    </style:style>
    <style:style style:name="Mgr12" style:family="graphic" style:parent-style-name="standard">
      <style:graphic-properties draw:stroke="none" svg:stroke-width="0.026cm" draw:stroke-linejoin="miter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gr13" style:family="graphic" style:parent-style-name="standard">
      <style:graphic-properties draw:stroke="none" svg:stroke-width="0.026cm" draw:stroke-linejoin="miter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gr14" style:family="graphic" style:parent-style-name="standard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gr15" style:family="graphic" style:parent-style-name="standard">
      <style:graphic-properties draw:stroke="none" draw:fill="none" draw:fill-color="#ffffff" fo:min-height="13.113cm"/>
    </style:style>
    <style:style style:name="Mgr16" style:family="graphic" style:parent-style-name="standard">
      <style:graphic-properties draw:stroke="none" draw:fill="none" draw:fill-color="#ffffff" draw:auto-grow-height="false" fo:min-height="1.333cm"/>
    </style:style>
    <style:style style:name="Mgr17" style:family="graphic" style:parent-style-name="standard">
      <style:graphic-properties draw:stroke="none" draw:fill="none" draw:fill-color="#ffffff" draw:textarea-vertical-align="bottom" draw:auto-grow-height="false" fo:min-height="1.333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20_and_20_Content_5f_-title">
      <style:graphic-properties draw:stroke="none" svg:stroke-width="0.026cm" draw:stroke-linejoin="miter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5" style:family="presentation" style:parent-style-name="Title_20_and_20_Content_5f_-outline1">
      <style:graphic-properties draw:stroke="none" svg:stroke-width="0.026cm" draw:stroke-linejoin="miter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6" style:family="presentation" style:parent-style-name="Title_20_and_20_Content_5f_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and_20_Content_5f_-backgroundobjects">
      <style:graphic-properties draw:stroke="none" draw:fill="none" draw:fill-color="#ffffff" draw:auto-grow-height="false" fo:min-height="1.333cm"/>
    </style:style>
    <style:style style:name="Mpr8" style:family="presentation" style:parent-style-name="Title_20_and_20_Content_5f_-backgroundobjects">
      <style:graphic-properties draw:stroke="none" draw:fill="none" draw:fill-color="#ffffff" draw:textarea-vertical-align="bottom" draw:auto-grow-height="false" fo:min-height="1.333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8" style:family="paragraph">
      <loext:graphic-properties draw:fill="solid" draw:fill-color="#330066"/>
      <style:paragraph-properties fo:text-align="start" style:font-independent-line-spacing="true"/>
      <style:text-properties fo:font-size="24pt"/>
    </style:style>
    <style:style style:name="MP9" style:family="paragraph">
      <loext:graphic-properties draw:fill="solid" draw:fill-color="#669999"/>
      <style:paragraph-properties fo:text-align="start" style:font-independent-line-spacing="true"/>
      <style:text-properties fo:font-size="24pt"/>
    </style:style>
    <style:style style:name="MP10" style:family="paragraph">
      <loext:graphic-properties draw:fill="solid" draw:fill-color="#cccc00"/>
      <style:paragraph-properties fo:text-align="start" style:font-independent-line-spacing="true"/>
      <style:text-properties fo:font-size="24pt"/>
    </style:style>
    <style:style style:name="MP11" style:family="paragraph">
      <loext:graphic-properties draw:fill="solid" draw:fill-color="#d8d8ec"/>
      <style:paragraph-properties fo:text-align="start" style:font-independent-line-spacing="true"/>
      <style:text-properties fo:font-size="24pt"/>
    </style:style>
    <style:style style:name="MP12" style:family="paragraph">
      <style:paragraph-properties fo:margin-top="0cm" fo:margin-bottom="0cm" fo:line-height="100%" fo:text-align="start" style:punctuation-wrap="simple" style:writing-mode="lr-tb"/>
    </style:style>
    <style:style style:name="MP13" style:family="paragraph">
      <loext:graphic-properties draw:fill="none"/>
      <style:paragraph-properties fo:text-align="start" style:font-independent-line-spacing="true"/>
      <style:text-properties fo:font-size="39pt"/>
    </style:style>
    <style:style style:name="MP14" style:family="paragraph">
      <style:paragraph-properties fo:text-align="start"/>
    </style:style>
    <style:style style:name="MP15" style:family="paragraph">
      <style:paragraph-properties fo:margin-left="0cm" fo:margin-right="0cm" fo:margin-top="0.212cm" fo:margin-bottom="0cm" fo:line-height="100%" fo:text-align="start" fo:text-indent="0cm" style:punctuation-wrap="simple" style:writing-mode="lr-tb"/>
    </style:style>
    <style:style style:name="MP16" style:family="paragraph">
      <style:paragraph-properties fo:margin-left="0cm" fo:margin-right="0cm" fo:margin-top="0.183cm" fo:margin-bottom="0cm" fo:line-height="100%" fo:text-align="start" fo:text-indent="0cm" style:punctuation-wrap="simple" style:writing-mode="lr-tb"/>
    </style:style>
    <style:style style:name="MP17" style:family="paragraph">
      <style:paragraph-properties fo:margin-left="0cm" fo:margin-right="0cm" fo:margin-top="0.162cm" fo:margin-bottom="0cm" fo:line-height="100%" fo:text-align="start" fo:text-indent="0cm" style:punctuation-wrap="simple" style:writing-mode="lr-tb"/>
    </style:style>
    <style:style style:name="MP18" style:family="paragraph">
      <style:paragraph-properties fo:margin-left="0cm" fo:margin-right="0cm" fo:margin-top="0.141cm" fo:margin-bottom="0cm" fo:line-height="100%" fo:text-align="start" fo:text-indent="0cm" style:punctuation-wrap="simple" style:writing-mode="lr-tb"/>
    </style:style>
    <style:style style:name="MP19" style:family="paragraph">
      <loext:graphic-properties draw:fill="none"/>
      <style:paragraph-properties fo:text-align="start" style:font-independent-line-spacing="true"/>
      <style:text-properties fo:font-size="30pt"/>
    </style:style>
    <style:style style:name="MP20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21" style:family="paragraph">
      <style:paragraph-properties fo:margin-top="0cm" fo:margin-bottom="0cm" fo:line-height="100%" fo:text-align="end" style:writing-mode="lr-tb"/>
      <style:text-properties fo:font-size="10pt" style:font-size-asian="14pt" style:font-size-complex="14pt"/>
    </style:style>
    <style:style style:name="MP22" style:family="paragraph">
      <loext:graphic-properties draw:fill="none" draw:fill-color="#ffffff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330066" style:text-line-through-style="none" style:text-line-through-type="none" style:text-position="0% 100%" style:font-name="Arial2" fo:font-size="39pt" fo:letter-spacing="normal" fo:font-style="normal" style:text-underline-style="none" fo:font-weight="bold" style:font-name-asian="ＭＳ Ｐゴシック1" style:font-size-asian="39pt" style:font-style-asian="normal" style:font-weight-asian="bold" style:font-name-complex="ＭＳ Ｐゴシック4" style:font-size-complex="39pt" style:font-style-complex="normal" style:font-weight-complex="bold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2" fo:font-size="30pt" fo:letter-spacing="normal" fo:font-style="normal" style:text-underline-style="none" fo:font-weight="normal" style:font-name-asian="ＭＳ Ｐゴシック1" style:font-size-asian="30pt" style:font-style-asian="normal" style:font-weight-asian="normal" style:font-name-complex="ＭＳ Ｐゴシック4" style:font-size-complex="30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2" fo:font-size="26pt" fo:letter-spacing="normal" fo:font-style="normal" style:text-underline-style="none" fo:font-weight="normal" style:font-name-asian="ＭＳ Ｐゴシック1" style:font-size-asian="26pt" style:font-style-asian="normal" style:font-weight-asian="normal" style:font-name-complex="ＭＳ Ｐゴシック4" style:font-size-complex="26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2" fo:font-size="23pt" fo:letter-spacing="normal" fo:font-style="normal" style:text-underline-style="none" fo:font-weight="normal" style:font-name-asian="ＭＳ Ｐゴシック1" style:font-size-asian="23pt" style:font-style-asian="normal" style:font-weight-asian="normal" style:font-name-complex="ＭＳ Ｐゴシック4" style:font-size-complex="23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2" fo:font-size="20pt" fo:letter-spacing="normal" fo:font-style="normal" style:text-underline-style="none" fo:font-weight="normal" style:font-name-asian="ＭＳ Ｐゴシック1" style:font-size-asian="20pt" style:font-style-asian="normal" style:font-weight-asian="normal" style:font-name-complex="ＭＳ Ｐゴシック4" style:font-size-complex="2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2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">
        <style:list-level-properties text:space-before="0.001cm" text:min-label-width="0.952cm"/>
        <style:text-properties fo:font-family="Wingdings" style:font-family-generic="decorative" style:font-charset="x-symbol" fo:color="#330066" fo:font-size="7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">
        <style:list-level-properties text:space-before="0.001cm" text:min-label-width="0.952cm"/>
        <style:text-properties fo:font-family="Wingdings" style:font-family-generic="decorative" style:font-charset="x-symbol" fo:color="#330066" fo:font-size="70%"/>
      </text:list-level-style-bullet>
      <text:list-level-style-bullet text:level="2" text:bullet-char="">
        <style:list-level-properties text:space-before="0.958cm" text:min-label-width="0.965cm"/>
        <style:text-properties fo:font-family="Wingdings" style:font-family-generic="decorative" style:font-charset="x-symbol" fo:color="#669999" fo:font-size="7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">
        <style:list-level-properties text:space-before="0.001cm" text:min-label-width="0.952cm"/>
        <style:text-properties fo:font-family="Wingdings" style:font-family-generic="decorative" style:font-charset="x-symbol" fo:color="#330066" fo:font-size="70%"/>
      </text:list-level-style-bullet>
      <text:list-level-style-bullet text:level="2" text:bullet-char="">
        <style:list-level-properties text:space-before="0.958cm" text:min-label-width="0.965cm"/>
        <style:text-properties fo:font-family="Wingdings" style:font-family-generic="decorative" style:font-charset="x-symbol" fo:color="#669999" fo:font-size="70%"/>
      </text:list-level-style-bullet>
      <text:list-level-style-bullet text:level="3" text:bullet-char="">
        <style:list-level-properties text:space-before="1.928cm" text:min-label-width="0.815cm"/>
        <style:text-properties fo:font-family="Wingdings" style:font-family-generic="decorative" style:font-charset="x-symbol" fo:color="#cccc00" fo:font-size="7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">
        <style:list-level-properties text:space-before="0.001cm" text:min-label-width="0.952cm"/>
        <style:text-properties fo:font-family="Wingdings" style:font-family-generic="decorative" style:font-charset="x-symbol" fo:color="#330066" fo:font-size="70%"/>
      </text:list-level-style-bullet>
      <text:list-level-style-bullet text:level="2" text:bullet-char="">
        <style:list-level-properties text:space-before="0.958cm" text:min-label-width="0.965cm"/>
        <style:text-properties fo:font-family="Wingdings" style:font-family-generic="decorative" style:font-charset="x-symbol" fo:color="#669999" fo:font-size="70%"/>
      </text:list-level-style-bullet>
      <text:list-level-style-bullet text:level="3" text:bullet-char="">
        <style:list-level-properties text:space-before="1.928cm" text:min-label-width="0.815cm"/>
        <style:text-properties fo:font-family="Wingdings" style:font-family-generic="decorative" style:font-charset="x-symbol" fo:color="#cccc00" fo:font-size="70%"/>
      </text:list-level-style-bullet>
      <text:list-level-style-bullet text:level="4" text:bullet-char="">
        <style:list-level-properties text:space-before="2.749cm" text:min-label-width="0.81cm"/>
        <style:text-properties fo:font-family="Wingdings" style:font-family-generic="decorative" style:font-charset="x-symbol" fo:color="#3300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">
        <style:list-level-properties text:space-before="0.001cm" text:min-label-width="0.952cm"/>
        <style:text-properties fo:font-family="Wingdings" style:font-family-generic="decorative" style:font-charset="x-symbol" fo:color="#330066" fo:font-size="70%"/>
      </text:list-level-style-bullet>
      <text:list-level-style-bullet text:level="2" text:bullet-char="">
        <style:list-level-properties text:space-before="0.958cm" text:min-label-width="0.965cm"/>
        <style:text-properties fo:font-family="Wingdings" style:font-family-generic="decorative" style:font-charset="x-symbol" fo:color="#669999" fo:font-size="70%"/>
      </text:list-level-style-bullet>
      <text:list-level-style-bullet text:level="3" text:bullet-char="">
        <style:list-level-properties text:space-before="1.928cm" text:min-label-width="0.815cm"/>
        <style:text-properties fo:font-family="Wingdings" style:font-family-generic="decorative" style:font-charset="x-symbol" fo:color="#cccc00" fo:font-size="70%"/>
      </text:list-level-style-bullet>
      <text:list-level-style-bullet text:level="4" text:bullet-char="">
        <style:list-level-properties text:space-before="2.749cm" text:min-label-width="0.81cm"/>
        <style:text-properties fo:font-family="Wingdings" style:font-family-generic="decorative" style:font-charset="x-symbol" fo:color="#330066" fo:font-size="75%"/>
      </text:list-level-style-bullet>
      <text:list-level-style-bullet text:level="5" text:bullet-char="">
        <style:list-level-properties text:space-before="3.564cm" text:min-label-width="0.877cm"/>
        <style:text-properties fo:font-family="Wingdings" style:font-family-generic="decorative" style:font-charset="x-symbol" fo:color="#d8d8ec" fo:font-size="8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line draw:name="Line 2" draw:style-name="Mgr3" draw:text-style-name="MP7" draw:layer="backgroundobjects" svg:x1="24.382cm" svg:y1="0.465cm" svg:x2="24.383cm" svg:y2="5.131cm">
        <text:p/>
      </draw:line>
      <draw:g draw:name="Group 8">
        <draw:custom-shape draw:name="Oval 9" draw:style-name="Mgr4" draw:text-style-name="MP8" draw:layer="backgroundobjects" svg:width="0.366cm" svg:height="0.366cm" svg:x="24.966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" draw:style-name="Mgr4" draw:text-style-name="MP8" draw:layer="backgroundobjects" svg:width="0.361cm" svg:height="0.366cm" svg:x="25.481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" draw:style-name="Mgr4" draw:text-style-name="MP8" draw:layer="backgroundobjects" svg:width="0.361cm" svg:height="0.366cm" svg:x="25.996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2" draw:style-name="Mgr5" draw:text-style-name="MP8" draw:layer="backgroundobjects" svg:width="0.366cm" svg:height="0.361cm" svg:x="24.966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3" draw:style-name="Mgr5" draw:text-style-name="MP8" draw:layer="backgroundobjects" svg:width="0.361cm" svg:height="0.361cm" svg:x="25.481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4" draw:style-name="Mgr5" draw:text-style-name="MP8" draw:layer="backgroundobjects" svg:width="0.361cm" svg:height="0.361cm" svg:x="25.996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5" draw:style-name="Mgr6" draw:text-style-name="MP9" draw:layer="backgroundobjects" svg:width="0.362cm" svg:height="0.361cm" svg:x="26.51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6" draw:style-name="Mgr5" draw:text-style-name="MP8" draw:layer="backgroundobjects" svg:width="0.366cm" svg:height="0.361cm" svg:x="24.966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7" draw:style-name="Mgr5" draw:text-style-name="MP8" draw:layer="backgroundobjects" svg:width="0.361cm" svg:height="0.361cm" svg:x="25.481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8" draw:style-name="Mgr6" draw:text-style-name="MP9" draw:layer="backgroundobjects" svg:width="0.361cm" svg:height="0.361cm" svg:x="25.996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9" draw:style-name="Mgr6" draw:text-style-name="MP9" draw:layer="backgroundobjects" svg:width="0.362cm" svg:height="0.361cm" svg:x="26.51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0" draw:style-name="Mgr7" draw:text-style-name="MP10" draw:layer="backgroundobjects" svg:width="0.366cm" svg:height="0.361cm" svg:x="27.024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1" draw:style-name="Mgr4" draw:text-style-name="MP8" draw:layer="backgroundobjects" svg:width="0.366cm" svg:height="0.366cm" svg:x="24.966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2" draw:style-name="Mgr8" draw:text-style-name="MP9" draw:layer="backgroundobjects" svg:width="0.361cm" svg:height="0.366cm" svg:x="25.481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3" draw:style-name="Mgr8" draw:text-style-name="MP9" draw:layer="backgroundobjects" svg:width="0.361cm" svg:height="0.366cm" svg:x="25.996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4" draw:style-name="Mgr9" draw:text-style-name="MP10" draw:layer="backgroundobjects" svg:width="0.362cm" svg:height="0.366cm" svg:x="26.51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5" draw:style-name="Mgr8" draw:text-style-name="MP9" draw:layer="backgroundobjects" svg:width="0.366cm" svg:height="0.366cm" svg:x="24.966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6" draw:style-name="Mgr8" draw:text-style-name="MP9" draw:layer="backgroundobjects" svg:width="0.361cm" svg:height="0.366cm" svg:x="25.481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7" draw:style-name="Mgr9" draw:text-style-name="MP10" draw:layer="backgroundobjects" svg:width="0.361cm" svg:height="0.366cm" svg:x="25.996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8" draw:style-name="Mgr9" draw:text-style-name="MP10" draw:layer="backgroundobjects" svg:width="0.362cm" svg:height="0.366cm" svg:x="26.51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9" draw:style-name="Mgr10" draw:text-style-name="MP11" draw:layer="backgroundobjects" svg:width="0.366cm" svg:height="0.366cm" svg:x="27.024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0" draw:style-name="Mgr6" draw:text-style-name="MP9" draw:layer="backgroundobjects" svg:width="0.366cm" svg:height="0.361cm" svg:x="24.966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1" draw:style-name="Mgr7" draw:text-style-name="MP10" draw:layer="backgroundobjects" svg:width="0.361cm" svg:height="0.361cm" svg:x="25.481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2" draw:style-name="Mgr7" draw:text-style-name="MP10" draw:layer="backgroundobjects" svg:width="0.361cm" svg:height="0.361cm" svg:x="25.996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3" draw:style-name="Mgr11" draw:text-style-name="MP11" draw:layer="backgroundobjects" svg:width="0.362cm" svg:height="0.361cm" svg:x="26.51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4" draw:style-name="Mgr7" draw:text-style-name="MP10" draw:layer="backgroundobjects" svg:width="0.366cm" svg:height="0.361cm" svg:x="24.966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5" draw:style-name="Mgr7" draw:text-style-name="MP10" draw:layer="backgroundobjects" svg:width="0.361cm" svg:height="0.361cm" svg:x="25.481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6" draw:style-name="Mgr11" draw:text-style-name="MP11" draw:layer="backgroundobjects" svg:width="0.361cm" svg:height="0.361cm" svg:x="25.996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7" draw:style-name="Mgr11" draw:text-style-name="MP11" draw:layer="backgroundobjects" svg:width="0.362cm" svg:height="0.361cm" svg:x="26.51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8" draw:style-name="Mgr10" draw:text-style-name="MP11" draw:layer="backgroundobjects" svg:width="0.361cm" svg:height="0.366cm" svg:x="25.481cm" svg:y="4.0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9" draw:style-name="Mgr10" draw:text-style-name="MP11" draw:layer="backgroundobjects" svg:width="0.362cm" svg:height="0.366cm" svg:x="26.51cm" svg:y="4.0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</draw:g>
      <draw:frame draw:name="Title 1" draw:style-name="Mgr12" draw:text-style-name="MP13" draw:layer="backgroundobjects" svg:width="23.099cm" svg:height="3.965cm" svg:x="1.4cm" svg:y="0.374cm">
        <draw:text-box>
          <text:p text:style-name="MP12"><text:span text:style-name="MT2">Click to edit Master title style</text:span></text:p>
        </draw:text-box>
      </draw:frame>
      <draw:frame draw:name="Content Placeholder 2" draw:style-name="Mgr13" draw:text-style-name="MP19" draw:layer="backgroundobjects" svg:width="25.199cm" svg:height="13.508cm" svg:x="1.4cm" svg:y="5.264cm">
        <draw:text-box>
          <text:list text:style-name="ML3">
            <text:list-item>
              <text:p text:style-name="MP14"><text:span text:style-name="MT3">Click to edit the outline text format</text:span></text:p>
              <text:list>
                <text:list-item>
                  <text:p text:style-name="MP14"><text:span text:style-name="MT3">Second Outline Level</text:span></text:p>
                  <text:list>
                    <text:list-item>
                      <text:p text:style-name="MP14"><text:span text:style-name="MT3">Third Outline Level</text:span></text:p>
                      <text:list>
                        <text:list-item>
                          <text:p text:style-name="MP14"><text:span text:style-name="MT3">Fourth Outline Level</text:span></text:p>
                          <text:list>
                            <text:list-item>
                              <text:p text:style-name="MP14"><text:span text:style-name="MT3">Fifth Outline Level</text:span></text:p>
                              <text:list>
                                <text:list-item>
                                  <text:p text:style-name="MP14"><text:span text:style-name="MT3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5"><text:span text:style-name="MT3">Seve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6"><text:span text:style-name="MT4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7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8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5" draw:style-name="Mgr14" draw:text-style-name="MP20" draw:layer="backgroundobjects" svg:width="6.533cm" svg:height="1.399cm" svg:x="1.4cm" svg:y="19.133cm" presentation:class="date-time" presentation:user-transformed="true">
        <draw:text-box>
          <text:p/>
        </draw:text-box>
      </draw:frame>
      <draw:frame draw:name="Rectangle 6" draw:style-name="Mgr14" draw:text-style-name="MP20" draw:layer="backgroundobjects" svg:width="8.865cm" svg:height="1.399cm" svg:x="9.566cm" svg:y="19.133cm" presentation:class="footer" presentation:user-transformed="true">
        <draw:text-box>
          <text:p/>
        </draw:text-box>
      </draw:frame>
      <draw:frame draw:name="Rectangle 7" draw:style-name="Mgr14" draw:text-style-name="MP20" draw:layer="backgroundobjects" svg:width="6.533cm" svg:height="1.399cm" svg:x="20.066cm" svg:y="19.133cm" presentation:class="page-number" presentation:user-transformed="true">
        <draw:text-box>
          <text:p text:style-name="MP21"><text:span text:style-name="MT7"><text:page-number>&lt;number&gt;</text:page-number></text:span></text:p>
        </draw:text-box>
      </draw:frame>
      <presentation:notes style:page-layout-name="PM0">
        <draw:page-thumbnail draw:style-name="standard" draw:layer="backgroundobjects" svg:width="13.779cm" svg:height="11.136cm" svg:x="3.609cm" svg:y="2.256cm" presentation:class="page"/>
        <draw:frame draw:style-name="Mgr15" draw:text-style-name="MP22" draw:layer="backgroundobjects" svg:width="16.799cm" svg:height="13.363cm" svg:x="2.1cm" svg:y="14.107cm">
          <draw:text-box>
            <text:p/>
          </draw:text-box>
        </draw:frame>
        <draw:frame draw:style-name="Mgr16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draw:style-name="Mgr16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draw:style-name="Mgr17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draw:style-name="Mgr17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_5f_" style:display-name="Title and Content_" style:page-layout-name="PM1" draw:style-name="Mdp2">
      <draw:line draw:name="Line 2" draw:style-name="Mgr3" draw:text-style-name="MP7" draw:layer="backgroundobjects" svg:x1="24.382cm" svg:y1="0.465cm" svg:x2="24.383cm" svg:y2="5.131cm">
        <text:p/>
      </draw:line>
      <draw:g draw:name="Group 8">
        <draw:custom-shape draw:name="Oval 9" draw:style-name="Mgr4" draw:text-style-name="MP8" draw:layer="backgroundobjects" svg:width="0.366cm" svg:height="0.366cm" svg:x="24.966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" draw:style-name="Mgr4" draw:text-style-name="MP8" draw:layer="backgroundobjects" svg:width="0.361cm" svg:height="0.366cm" svg:x="25.481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" draw:style-name="Mgr4" draw:text-style-name="MP8" draw:layer="backgroundobjects" svg:width="0.361cm" svg:height="0.366cm" svg:x="25.996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2" draw:style-name="Mgr5" draw:text-style-name="MP8" draw:layer="backgroundobjects" svg:width="0.366cm" svg:height="0.361cm" svg:x="24.966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3" draw:style-name="Mgr5" draw:text-style-name="MP8" draw:layer="backgroundobjects" svg:width="0.361cm" svg:height="0.361cm" svg:x="25.481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4" draw:style-name="Mgr5" draw:text-style-name="MP8" draw:layer="backgroundobjects" svg:width="0.361cm" svg:height="0.361cm" svg:x="25.996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5" draw:style-name="Mgr6" draw:text-style-name="MP9" draw:layer="backgroundobjects" svg:width="0.362cm" svg:height="0.361cm" svg:x="26.51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6" draw:style-name="Mgr5" draw:text-style-name="MP8" draw:layer="backgroundobjects" svg:width="0.366cm" svg:height="0.361cm" svg:x="24.966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7" draw:style-name="Mgr5" draw:text-style-name="MP8" draw:layer="backgroundobjects" svg:width="0.361cm" svg:height="0.361cm" svg:x="25.481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8" draw:style-name="Mgr6" draw:text-style-name="MP9" draw:layer="backgroundobjects" svg:width="0.361cm" svg:height="0.361cm" svg:x="25.996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9" draw:style-name="Mgr6" draw:text-style-name="MP9" draw:layer="backgroundobjects" svg:width="0.362cm" svg:height="0.361cm" svg:x="26.51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0" draw:style-name="Mgr7" draw:text-style-name="MP10" draw:layer="backgroundobjects" svg:width="0.366cm" svg:height="0.361cm" svg:x="27.024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1" draw:style-name="Mgr4" draw:text-style-name="MP8" draw:layer="backgroundobjects" svg:width="0.366cm" svg:height="0.366cm" svg:x="24.966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2" draw:style-name="Mgr8" draw:text-style-name="MP9" draw:layer="backgroundobjects" svg:width="0.361cm" svg:height="0.366cm" svg:x="25.481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3" draw:style-name="Mgr8" draw:text-style-name="MP9" draw:layer="backgroundobjects" svg:width="0.361cm" svg:height="0.366cm" svg:x="25.996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4" draw:style-name="Mgr9" draw:text-style-name="MP10" draw:layer="backgroundobjects" svg:width="0.362cm" svg:height="0.366cm" svg:x="26.51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5" draw:style-name="Mgr8" draw:text-style-name="MP9" draw:layer="backgroundobjects" svg:width="0.366cm" svg:height="0.366cm" svg:x="24.966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6" draw:style-name="Mgr8" draw:text-style-name="MP9" draw:layer="backgroundobjects" svg:width="0.361cm" svg:height="0.366cm" svg:x="25.481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7" draw:style-name="Mgr9" draw:text-style-name="MP10" draw:layer="backgroundobjects" svg:width="0.361cm" svg:height="0.366cm" svg:x="25.996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8" draw:style-name="Mgr9" draw:text-style-name="MP10" draw:layer="backgroundobjects" svg:width="0.362cm" svg:height="0.366cm" svg:x="26.51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9" draw:style-name="Mgr10" draw:text-style-name="MP11" draw:layer="backgroundobjects" svg:width="0.366cm" svg:height="0.366cm" svg:x="27.024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0" draw:style-name="Mgr6" draw:text-style-name="MP9" draw:layer="backgroundobjects" svg:width="0.366cm" svg:height="0.361cm" svg:x="24.966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1" draw:style-name="Mgr7" draw:text-style-name="MP10" draw:layer="backgroundobjects" svg:width="0.361cm" svg:height="0.361cm" svg:x="25.481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2" draw:style-name="Mgr7" draw:text-style-name="MP10" draw:layer="backgroundobjects" svg:width="0.361cm" svg:height="0.361cm" svg:x="25.996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3" draw:style-name="Mgr11" draw:text-style-name="MP11" draw:layer="backgroundobjects" svg:width="0.362cm" svg:height="0.361cm" svg:x="26.51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4" draw:style-name="Mgr7" draw:text-style-name="MP10" draw:layer="backgroundobjects" svg:width="0.366cm" svg:height="0.361cm" svg:x="24.966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5" draw:style-name="Mgr7" draw:text-style-name="MP10" draw:layer="backgroundobjects" svg:width="0.361cm" svg:height="0.361cm" svg:x="25.481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6" draw:style-name="Mgr11" draw:text-style-name="MP11" draw:layer="backgroundobjects" svg:width="0.361cm" svg:height="0.361cm" svg:x="25.996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7" draw:style-name="Mgr11" draw:text-style-name="MP11" draw:layer="backgroundobjects" svg:width="0.362cm" svg:height="0.361cm" svg:x="26.51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8" draw:style-name="Mgr10" draw:text-style-name="MP11" draw:layer="backgroundobjects" svg:width="0.361cm" svg:height="0.366cm" svg:x="25.481cm" svg:y="4.0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9" draw:style-name="Mgr10" draw:text-style-name="MP11" draw:layer="backgroundobjects" svg:width="0.362cm" svg:height="0.366cm" svg:x="26.51cm" svg:y="4.0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</draw:g>
      <draw:frame draw:name="Title 1" presentation:style-name="Mpr4" draw:text-style-name="MP13" draw:layer="backgroundobjects" svg:width="23.099cm" svg:height="3.965cm" svg:x="1.4cm" svg:y="0.374cm" presentation:class="title" presentation:user-transformed="true">
        <draw:text-box>
          <text:p text:style-name="MP12"><text:span text:style-name="MT2">Click to edit Master title style</text:span></text:p>
        </draw:text-box>
      </draw:frame>
      <draw:frame draw:name="Content Placeholder 2" presentation:style-name="Mpr5" draw:text-style-name="MP19" draw:layer="backgroundobjects" svg:width="25.199cm" svg:height="13.508cm" svg:x="1.4cm" svg:y="5.264cm" presentation:class="outline" presentation:user-transformed="true">
        <draw:text-box>
          <text:list text:style-name="ML3">
            <text:list-item>
              <text:p text:style-name="MP14"><text:span text:style-name="MT3">Click to edit the outline text format</text:span></text:p>
              <text:list>
                <text:list-item>
                  <text:p text:style-name="MP14"><text:span text:style-name="MT3">Second Outline Level</text:span></text:p>
                  <text:list>
                    <text:list-item>
                      <text:p text:style-name="MP14"><text:span text:style-name="MT3">Third Outline Level</text:span></text:p>
                      <text:list>
                        <text:list-item>
                          <text:p text:style-name="MP14"><text:span text:style-name="MT3">Fourth Outline Level</text:span></text:p>
                          <text:list>
                            <text:list-item>
                              <text:p text:style-name="MP14"><text:span text:style-name="MT3">Fifth Outline Level</text:span></text:p>
                              <text:list>
                                <text:list-item>
                                  <text:p text:style-name="MP14"><text:span text:style-name="MT3">Sixth Outline Level</text:span></text:p>
                                  <text:list>
                                    <text:list-item>
                                      <text:p><text:span text:style-name="MT3">Seventh Outline LevelClick to edit </text:span><text:span text:style-name="MT3">Master text styles</text:span></text:p>
                                      <text:list>
                                        <text:list-item>
                                          <text:p><text:span text:style-name="MT4">Second level</text:span></text:p>
                                          <text:list>
                                            <text:list-item>
                                              <text:p><text:span text:style-name="MT5">Third level</text:span></text:p>
                                              <text:list>
                                                <text:list-item>
                                                  <text:p text:style-name="MP18"><text:span text:style-name="MT6">Fourth level</text:span></text:p>
                                                </text:list-item>
                                                <text:list-item>
                                                  <text:p text:style-name="MP18"><text:span text:style-name="MT6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5" presentation:style-name="Mpr6" draw:text-style-name="MP20" draw:layer="backgroundobjects" svg:width="6.533cm" svg:height="1.399cm" svg:x="1.4cm" svg:y="19.133cm" presentation:class="date-time" presentation:user-transformed="true">
        <draw:text-box>
          <text:p/>
        </draw:text-box>
      </draw:frame>
      <draw:frame draw:name="Rectangle 6" presentation:style-name="Mpr6" draw:text-style-name="MP20" draw:layer="backgroundobjects" svg:width="8.865cm" svg:height="1.399cm" svg:x="9.566cm" svg:y="19.133cm" presentation:class="footer" presentation:user-transformed="true">
        <draw:text-box>
          <text:p/>
        </draw:text-box>
      </draw:frame>
      <draw:frame draw:name="Rectangle 7" presentation:style-name="Mpr6" draw:text-style-name="MP20" draw:layer="backgroundobjects" svg:width="6.533cm" svg:height="1.399cm" svg:x="20.066cm" svg:y="19.133cm" presentation:class="page-number" presentation:user-transformed="true">
        <draw:text-box>
          <text:p text:style-name="MP21"><text:span text:style-name="MT7"><text:page-number>&lt;number&gt;</text:page-number></text:span></text:p>
        </draw:text-box>
      </draw:frame>
      <presentation:notes style:page-layout-name="PM0">
        <draw:page-thumbnail presentation:style-name="Title_20_and_20_Content_5f_-title" draw:layer="backgroundobjects" svg:width="13.779cm" svg:height="11.136cm" svg:x="3.609cm" svg:y="2.256cm" presentation:class="page"/>
        <draw:frame presentation:style-name="Title_20_and_20_Content_5f_-notes" draw:layer="backgroundobjects" svg:width="16.799cm" svg:height="13.363cm" svg:x="2.1cm" svg:y="14.107cm" presentation:class="notes" presentation:placeholder="true">
          <draw:text-box/>
        </draw:frame>
        <draw:frame presentation:style-name="Mpr7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7T15:20:51.314055501</meta:creation-date>
    <dc:date>2019-04-09T15:40:19.593485392</dc:date>
    <meta:editing-duration>P5DT9H3M12S</meta:editing-duration>
    <meta:editing-cycles>1177</meta:editing-cycles>
    <meta:generator>LibreOffice/6.1.5.2$Linux_X86_64 LibreOffice_project/10$Build-2</meta:generator>
    <meta:document-statistic meta:object-count="206"/>
  </office:meta>
</office:document-meta>
</file>